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3.33cm"/>
    </style:style>
    <style:style style:name="co11" style:family="table-column">
      <style:table-column-properties fo:break-before="auto" style:column-width="2.565cm"/>
    </style:style>
    <style:style style:name="co12" style:family="table-column">
      <style:table-column-properties fo:break-before="auto" style:column-width="3.99cm"/>
    </style:style>
    <style:style style:name="co13" style:family="table-column">
      <style:table-column-properties fo:break-before="auto" style:column-width="2.422cm"/>
    </style:style>
    <style:style style:name="co14" style:family="table-column">
      <style:table-column-properties fo:break-before="auto" style:column-width="2.743cm"/>
    </style:style>
    <style:style style:name="co15" style:family="table-column">
      <style:table-column-properties fo:break-before="auto" style:column-width="2.475cm"/>
    </style:style>
    <style:style style:name="co16" style:family="table-column">
      <style:table-column-properties fo:break-before="auto" style:column-width="2.582cm"/>
    </style:style>
    <style:style style:name="co17" style:family="table-column">
      <style:table-column-properties fo:break-before="auto" style:column-width="2.175cm"/>
    </style:style>
    <style:style style:name="co18" style:family="table-column">
      <style:table-column-properties fo:break-before="auto" style:column-width="9.671cm"/>
    </style:style>
    <style:style style:name="co19" style:family="table-column">
      <style:table-column-properties fo:break-before="auto" style:column-width="3.547cm"/>
    </style:style>
    <style:style style:name="co20" style:family="table-column">
      <style:table-column-properties fo:break-before="auto" style:column-width="1.709cm"/>
    </style:style>
    <style:style style:name="co21" style:family="table-column">
      <style:table-column-properties fo:break-before="auto" style:column-width="1.801cm"/>
    </style:style>
    <style:style style:name="co22" style:family="table-column">
      <style:table-column-properties fo:break-before="auto" style:column-width="2.136cm"/>
    </style:style>
    <style:style style:name="co23" style:family="table-column">
      <style:table-column-properties fo:break-before="auto" style:column-width="2.372cm"/>
    </style:style>
    <style:style style:name="co24" style:family="table-column">
      <style:table-column-properties fo:break-before="auto" style:column-width="1.566cm"/>
    </style:style>
    <style:style style:name="co25" style:family="table-column">
      <style:table-column-properties fo:break-before="auto" style:column-width="2.547cm"/>
    </style:style>
    <style:style style:name="co26" style:family="table-column">
      <style:table-column-properties fo:break-before="auto" style:column-width="1.531cm"/>
    </style:style>
    <style:style style:name="co27" style:family="table-column">
      <style:table-column-properties fo:break-before="auto" style:column-width="2.531cm"/>
    </style:style>
    <style:style style:name="co28" style:family="table-column">
      <style:table-column-properties fo:break-before="auto" style:column-width="1.852cm"/>
    </style:style>
    <style:style style:name="co29" style:family="table-column">
      <style:table-column-properties fo:break-before="auto" style:column-width="1.249cm"/>
    </style:style>
    <style:style style:name="co30" style:family="table-column">
      <style:table-column-properties fo:break-before="auto" style:column-width="1.427cm"/>
    </style:style>
    <style:style style:name="co31" style:family="table-column">
      <style:table-column-properties fo:break-before="auto" style:column-width="1.762cm"/>
    </style:style>
    <style:style style:name="co32" style:family="table-column">
      <style:table-column-properties fo:break-before="auto" style:column-width="1.995cm"/>
    </style:style>
    <style:style style:name="co33" style:family="table-column">
      <style:table-column-properties fo:break-before="auto" style:column-width="1.834cm"/>
    </style:style>
    <style:style style:name="co34" style:family="table-column">
      <style:table-column-properties fo:break-before="auto" style:column-width="1.87cm"/>
    </style:style>
    <style:style style:name="co35" style:family="table-column">
      <style:table-column-properties fo:break-before="auto" style:column-width="2.083cm"/>
    </style:style>
    <style:style style:name="co36" style:family="table-column">
      <style:table-column-properties fo:break-before="auto" style:column-width="1.441cm"/>
    </style:style>
    <style:style style:name="co37" style:family="table-column">
      <style:table-column-properties fo:break-before="auto" style:column-width="1.619cm"/>
    </style:style>
    <style:style style:name="co38" style:family="table-column">
      <style:table-column-properties fo:break-before="auto" style:column-width="1.228cm"/>
    </style:style>
    <style:style style:name="co39" style:family="table-column">
      <style:table-column-properties fo:break-before="auto" style:column-width="1.087cm"/>
    </style:style>
    <style:style style:name="co40" style:family="table-column">
      <style:table-column-properties fo:break-before="auto" style:column-width="1.744cm"/>
    </style:style>
    <style:style style:name="co41" style:family="table-column">
      <style:table-column-properties fo:break-before="auto" style:column-width="1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0.74pt solid #000000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order="0.74pt groove #000000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-bottom="none" fo:border-left="0.74pt groove #000000" fo:border-right="0.74pt groove #000000" fo:border-top="none"/>
    </style:style>
    <style:style style:name="ce23" style:family="table-cell" style:parent-style-name="Default">
      <style:table-cell-properties fo:border-bottom="0.74pt groove #000000" fo:border-left="0.74pt groove #000000" fo:border-right="0.74pt groove #000000" fo:border-top="none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fo:border-left="0.74pt groove #000000" fo:border-right="0.74pt groove #000000" fo:border-top="0.74pt groove #000000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14">
      <style:table-cell-properties fo:border-bottom="0.74pt solid #000000" fo:border-left="0.74pt solid #000000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none" fo:border-top="none"/>
    </style:style>
    <style:style style:name="ce5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6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fo:border="none"/>
    </style:style>
    <style:style style:name="ce71" style:family="table-cell" style:parent-style-name="Default" style:data-style-name="N114">
      <style:table-cell-properties fo:border="none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77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78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shapes>
          <draw:frame draw:z-index="0" draw:style-name="gr1" draw:text-style-name="P1" svg:width="15.016cm" svg:height="9.739cm" svg:x="0.3cm" svg:y="10.403cm">
            <draw:object draw:notify-on-update-of-ranges="Q1.A3:Q1.A22 Q1.C2:Q1.C2 Q1.C3:Q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20 athlètes avec le plus de participation</text:p>
          </table:table-cell>
          <table:covered-table-cell table:number-columns-repeated="2" table:style-name="Default"/>
          <table:table-cell/>
          <table:table-cell table:style-name="ce14" office:value-type="string" calcext:value-type="string" table:number-columns-spanned="5" table:number-rows-spanned="1">
            <text:p>Paramètres nb participation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table:style-name="ce2" office:value-type="string" calcext:value-type="string">
            <text:p>Nom</text:p>
          </table:table-cell>
          <table:table-cell table:style-name="ce6" office:value-type="string" calcext:value-type="string">
            <text:p>Genre</text:p>
          </table:table-cell>
          <table:table-cell table:style-name="ce10" office:value-type="string" calcext:value-type="string">
            <text:p>Nb participation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Ian Millar</text:p>
          </table:table-cell>
          <table:table-cell table:style-name="ce7" office:value-type="string" calcext:value-type="string">
            <text:p>M</text:p>
          </table:table-cell>
          <table:table-cell table:style-name="ce11" office:value-type="float" office:value="10" calcext:value-type="float">
            <text:p>10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Afanasijs Kuzmin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Hubert Raudaschl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/>
          <table:table-cell table:style-name="ce9" table:formula="of:=COUNT([.C3:.C22])" office:value-type="float" office:value="20" calcext:value-type="float">
            <text:p>20</text:p>
          </table:table-cell>
          <table:table-cell table:style-name="ce9" table:formula="of:=SUM([.C3:.C22])" office:value-type="float" office:value="158" calcext:value-type="float">
            <text:p>158</text:p>
          </table:table-cell>
          <table:table-cell table:style-name="ce9" table:formula="of:=MIN([.C3:.C22])" office:value-type="float" office:value="7" calcext:value-type="float">
            <text:p>7</text:p>
          </table:table-cell>
          <table:table-cell table:style-name="ce9" table:formula="of:=MAX([.C3:.C22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aul Bert Elvstrm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urward Randolph Knowle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Josefa Idem-Guerrini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Piero D'Inze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" table:formula="of:=AVERAGE([.C3:.C22])" office:value-type="float" office:value="7.9" calcext:value-type="float">
            <text:p>8</text:p>
          </table:table-cell>
          <table:table-cell table:style-name="ce9" table:formula="of:=MODE([.C3:.C22])" office:value-type="float" office:value="8" calcext:value-type="float">
            <text:p>8</text:p>
          </table:table-cell>
          <table:table-cell table:style-name="ce9" table:formula="of:=QUARTILE([.C3:.C22];1)" office:value-type="float" office:value="7" calcext:value-type="float">
            <text:p>7</text:p>
          </table:table-cell>
          <table:table-cell table:style-name="ce9" table:formula="of:=MEDIAN([.C3:.C22])" office:value-type="float" office:value="8" calcext:value-type="float">
            <text:p>8</text:p>
          </table:table-cell>
          <table:table-cell table:style-name="ce9" table:formula="of:=QUARTILE([.C3:.C22];3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aimondo D'Inze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jmond Debeve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Li Na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Nino Salukvadze (-Machavariani)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style-name="ce9" table:formula="of:=[.H5]-[.G5]" office:value-type="float" office:value="3" calcext:value-type="float">
            <text:p>3</text:p>
          </table:table-cell>
          <table:table-cell table:style-name="ce9" table:formula="of:=[.I9]-[.G9]" office:value-type="float" office:value="1" calcext:value-type="float">
            <text:p>1</text:p>
          </table:table-cell>
          <table:table-cell table:style-name="ce9" table:formula="of:=VAR([.C3:.C22])" office:value-type="float" office:value="0.621052631578947" calcext:value-type="float">
            <text:p>0,621052631578947</text:p>
          </table:table-cell>
          <table:table-cell table:style-name="ce9" table:formula="of:=STDEV([.C3:.C22])" office:value-type="float" office:value="0.788068925652412" calcext:value-type="float">
            <text:p>0,788068925652412</text:p>
          </table:table-cell>
          <table:table-cell/>
        </table:table-row>
        <table:table-row table:style-name="ro2">
          <table:table-cell office:value-type="string" calcext:value-type="string">
            <text:p>Lesley Allison Thompson-Willi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eksandr Vladimirovich Popov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ancisco Boza Dibo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ess ngel Garca Bragad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ovanni Pellielo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ksana Aleksandrovna Chusovitina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nder Adrian Pae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lf Schuman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Joo Filipe Gaspar Rodrigues</text:p>
          </table:table-cell>
          <table:table-cell table:style-name="ce9" office:value-type="string" calcext:value-type="string">
            <text:p>M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6"/>
        </table:table-row>
      </table:table>
      <table:table table:name="Q2-a" table:style-name="ta1">
        <table:shapes>
          <draw:frame draw:z-index="0" draw:style-name="gr1" draw:text-style-name="P1" svg:width="27.569cm" svg:height="8.999cm" svg:x="11.204cm" svg:y="0.754cm">
            <draw:object draw:notify-on-update-of-ranges="'Q2-a'.A3:'Q2-a'.A66 'Q2-a'.D2:'Q2-a'.D2 'Q2-a'.D3:'Q2-a'.D66 'Q2-a'.B2:'Q2-a'.B2 'Q2-a'.B3:'Q2-a'.B66 'Q2-a'.E2:'Q2-a'.E2 'Q2-a'.E3:'Q2-a'.E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22"/>
        <table:table-column table:style-name="co7" table:default-cell-style-name="ce22"/>
        <table:table-column table:style-name="co4" table:number-columns-repeated="2" table:default-cell-style-name="ce22"/>
        <table:table-column table:style-name="co7" table:default-cell-style-name="ce22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row table:style-name="ro3">
          <table:table-cell table:style-name="ce20" office:value-type="string" calcext:value-type="string" table:number-columns-spanned="5" table:number-rows-spanned="1">
            <text:p>Tableau statistique</text:p>
          </table:table-cell>
          <table:covered-table-cell table:number-columns-repeated="4" table:style-name="ce24"/>
          <table:table-cell table:number-columns-repeated="6"/>
        </table:table-row>
        <table:table-row table:style-name="ro2">
          <table:table-cell table:style-name="ce21" office:value-type="string" calcext:value-type="string">
            <text:p>Pays</text:p>
          </table:table-cell>
          <table:table-cell table:style-name="ce21" office:value-type="string" calcext:value-type="string">
            <text:p>Moy âge</text:p>
          </table:table-cell>
          <table:table-cell table:style-name="ce21" office:value-type="string" calcext:value-type="string">
            <text:p>Nb sportifs</text:p>
          </table:table-cell>
          <table:table-cell table:style-name="ce21" office:value-type="string" calcext:value-type="string">
            <text:p>Min âge</text:p>
          </table:table-cell>
          <table:table-cell table:style-name="ce21" office:value-type="string" calcext:value-type="string">
            <text:p>Max â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geria</text:p>
          </table:table-cell>
          <table:table-cell table:style-name="ce2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liva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25" calcext:value-type="float">
            <text:p>2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uracao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4" office:value-type="string" calcext:value-type="string" table:number-columns-spanned="5" table:number-rows-spanned="1">
            <text:p>Paramètres moy âg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6" calcext:value-type="float">
            <text:p>26</text:p>
          </table:table-cell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style-name="ce9" table:formula="of:=COUNT([.B3:.B66])" office:value-type="float" office:value="64" calcext:value-type="float">
            <text:p>64</text:p>
          </table:table-cell>
          <table:table-cell table:style-name="ce9" table:formula="of:=SUM([.B3:.B66])" office:value-type="float" office:value="1562" calcext:value-type="float">
            <text:p>1562</text:p>
          </table:table-cell>
          <table:table-cell table:style-name="ce9" table:formula="of:=MIN([.B3:.B66])" office:value-type="float" office:value="19" calcext:value-type="float">
            <text:p>19</text:p>
          </table:table-cell>
          <table:table-cell table:style-name="ce9" table:formula="of:=MAX([.B3:.B66]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41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8" table:formula="of:=AVERAGE([.B3:.B66])" office:value-type="float" office:value="24.40625" calcext:value-type="float">
            <text:p>24</text:p>
          </table:table-cell>
          <table:table-cell table:style-name="ce9" table:formula="of:=MODE([.B3:.B66])" office:value-type="float" office:value="25" calcext:value-type="float">
            <text:p>25</text:p>
          </table:table-cell>
          <table:table-cell table:style-name="ce9" table:formula="of:=QUARTILE([.B3:.B66];1)" office:value-type="float" office:value="23" calcext:value-type="float">
            <text:p>23</text:p>
          </table:table-cell>
          <table:table-cell table:style-name="ce9" table:formula="of:=MEDIAN([.B3:.B66])" office:value-type="float" office:value="24" calcext:value-type="float">
            <text:p>24</text:p>
          </table:table-cell>
          <table:table-cell table:style-name="ce9" table:formula="of:=QUARTILE([.B3:.B66];3)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41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9" table:formula="of:=[.J27]-[.I27]" office:value-type="float" office:value="13" calcext:value-type="float">
            <text:p>13</text:p>
          </table:table-cell>
          <table:table-cell table:style-name="ce9" table:formula="of:=[.K30]-[.I30]" office:value-type="float" office:value="2" calcext:value-type="float">
            <text:p>2</text:p>
          </table:table-cell>
          <table:table-cell table:style-name="ce9" table:formula="of:=VAR([.B3:.B66])" office:value-type="float" office:value="8.75297619047619" calcext:value-type="float">
            <text:p>8,75297619047619</text:p>
          </table:table-cell>
          <table:table-cell table:style-name="ce9" table:formula="of:=STDEV([.B3:.B66])" office:value-type="float" office:value="2.95854291678796" calcext:value-type="float">
            <text:p>2,95854291678796</text:p>
          </table:table-cell>
          <table:table-cell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Latvia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4" office:value-type="string" calcext:value-type="string" table:number-columns-spanned="5" table:number-rows-spanned="1">
            <text:p>Paramètres nb sportifs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9" table:formula="of:=COUNT([.C3:.C66])" office:value-type="float" office:value="64" calcext:value-type="float">
            <text:p>64</text:p>
          </table:table-cell>
          <table:table-cell table:style-name="ce9" table:formula="of:=SUM([.C3:.C66])" office:value-type="float" office:value="1801" calcext:value-type="float">
            <text:p>1801</text:p>
          </table:table-cell>
          <table:table-cell table:style-name="ce9" table:formula="of:=MIN([.C3:.C66])" office:value-type="float" office:value="1" calcext:value-type="float">
            <text:p>1</text:p>
          </table:table-cell>
          <table:table-cell table:style-name="ce9" table:formula="of:=MAX([.C3:.C66])" office:value-type="float" office:value="148" calcext:value-type="float">
            <text:p>148</text:p>
          </table:table-cell>
          <table:table-cell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/>
          <table:table-cell table:style-name="ce41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8" table:formula="of:=AVERAGE([.C3:.C66])" office:value-type="float" office:value="28.140625" calcext:value-type="float">
            <text:p>28</text:p>
          </table:table-cell>
          <table:table-cell table:style-name="ce9" table:formula="of:=MODE([.C3:.C66])" office:value-type="float" office:value="4" calcext:value-type="float">
            <text:p>4</text:p>
          </table:table-cell>
          <table:table-cell table:style-name="ce9" table:formula="of:=QUARTILE([.C3:.C66];1)" office:value-type="float" office:value="4.75" calcext:value-type="float">
            <text:p>4,75</text:p>
          </table:table-cell>
          <table:table-cell table:style-name="ce9" table:formula="of:=MEDIAN([.C3:.C66])" office:value-type="float" office:value="10" calcext:value-type="float">
            <text:p>10</text:p>
          </table:table-cell>
          <table:table-cell table:style-name="ce9" table:formula="of:=QUARTILE([.C3:.C66];3)" office:value-type="float" office:value="30.5" calcext:value-type="float">
            <text:p>30,5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1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9" table:formula="of:=[.J38]-[.I38]" office:value-type="float" office:value="147" calcext:value-type="float">
            <text:p>147</text:p>
          </table:table-cell>
          <table:table-cell table:style-name="ce9" table:formula="of:=[.K41]-[.I41]" office:value-type="float" office:value="25.75" calcext:value-type="float">
            <text:p>25,75</text:p>
          </table:table-cell>
          <table:table-cell table:style-name="ce9" table:formula="of:=VAR([.C3:.C66])" office:value-type="float" office:value="1315.71006944444" calcext:value-type="float">
            <text:p>1315,71006944444</text:p>
          </table:table-cell>
          <table:table-cell table:style-name="ce9" table:formula="of:=STDEV([.C3:.C66])" office:value-type="float" office:value="36.2727179770753" calcext:value-type="float">
            <text:p>36,2727179770753</text:p>
          </table:table-cell>
          <table:table-cell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orth Korea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4" office:value-type="string" calcext:value-type="string" table:number-columns-spanned="5" table:number-rows-spanned="1">
            <text:p>Paramètres min âg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table:formula="of:=COUNT([.D3:.D66])" office:value-type="float" office:value="64" calcext:value-type="float">
            <text:p>64</text:p>
          </table:table-cell>
          <table:table-cell table:style-name="ce9" table:formula="of:=SUM([.D3:.D66])" office:value-type="float" office:value="1184" calcext:value-type="float">
            <text:p>1184</text:p>
          </table:table-cell>
          <table:table-cell table:style-name="ce9" table:formula="of:=MIN([.D3:.D66])" office:value-type="float" office:value="13" calcext:value-type="float">
            <text:p>13</text:p>
          </table:table-cell>
          <table:table-cell table:style-name="ce9" table:formula="of:=MAX([.D3:.D66]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1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24" calcext:value-type="float">
            <text:p>24</text:p>
          </table:table-cell>
          <table:table-cell office:value-type="float" office:value="129" calcext:value-type="float">
            <text:p>12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8" table:formula="of:=AVERAGE([.D3:.D66])" office:value-type="float" office:value="18.5" calcext:value-type="float">
            <text:p>19</text:p>
          </table:table-cell>
          <table:table-cell table:style-name="ce9" table:formula="of:=MODE([.D3:.D66])" office:value-type="float" office:value="17" calcext:value-type="float">
            <text:p>17</text:p>
          </table:table-cell>
          <table:table-cell table:style-name="ce9" table:formula="of:=QUARTILE([.D3:.D66];1)" office:value-type="float" office:value="16" calcext:value-type="float">
            <text:p>16</text:p>
          </table:table-cell>
          <table:table-cell table:style-name="ce9" table:formula="of:=MEDIAN([.D3:.D66])" office:value-type="float" office:value="18" calcext:value-type="float">
            <text:p>18</text:p>
          </table:table-cell>
          <table:table-cell table:style-name="ce9" table:formula="of:=QUARTILE([.D3:.D66];3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41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9" table:formula="of:=[.J49]-[.I49]" office:value-type="float" office:value="18" calcext:value-type="float">
            <text:p>18</text:p>
          </table:table-cell>
          <table:table-cell table:style-name="ce9" table:formula="of:=[.K52]-[.I52]" office:value-type="float" office:value="4" calcext:value-type="float">
            <text:p>4</text:p>
          </table:table-cell>
          <table:table-cell table:style-name="ce9" table:formula="of:=VAR([.D3:.D66])" office:value-type="float" office:value="13.8412698412698" calcext:value-type="float">
            <text:p>13,8412698412698</text:p>
          </table:table-cell>
          <table:table-cell table:style-name="ce9" table:formula="of:=STDEV([.D3:.D66])" office:value-type="float" office:value="3.72038571135707" calcext:value-type="float">
            <text:p>3,72038571135707</text:p>
          </table:table-cell>
          <table:table-cell/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South Kore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4" office:value-type="string" calcext:value-type="string" table:number-columns-spanned="5" table:number-rows-spanned="1">
            <text:p>Paramètres min âg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" calcext:value-type="float">
            <text:p>24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9" table:formula="of:=COUNT([.E3:.E66])" office:value-type="float" office:value="64" calcext:value-type="float">
            <text:p>64</text:p>
          </table:table-cell>
          <table:table-cell table:style-name="ce9" table:formula="of:=SUM([.E3:.E66])" office:value-type="float" office:value="2005" calcext:value-type="float">
            <text:p>2005</text:p>
          </table:table-cell>
          <table:table-cell table:style-name="ce9" table:formula="of:=MIN([.E3:.E66])" office:value-type="float" office:value="21" calcext:value-type="float">
            <text:p>21</text:p>
          </table:table-cell>
          <table:table-cell table:style-name="ce9" table:formula="of:=MAX([.E3:.E66])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41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Taiwa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8" table:formula="of:=AVERAGE([.E3:.E66])" office:value-type="float" office:value="31.328125" calcext:value-type="float">
            <text:p>31</text:p>
          </table:table-cell>
          <table:table-cell table:style-name="ce9" table:formula="of:=MODE([.E3:.E66])" office:value-type="float" office:value="33" calcext:value-type="float">
            <text:p>33</text:p>
          </table:table-cell>
          <table:table-cell table:style-name="ce9" table:formula="of:=QUARTILE([.E3:.E66];1)" office:value-type="float" office:value="27" calcext:value-type="float">
            <text:p>27</text:p>
          </table:table-cell>
          <table:table-cell table:style-name="ce9" table:formula="of:=MEDIAN([.E3:.E66])" office:value-type="float" office:value="31" calcext:value-type="float">
            <text:p>31</text:p>
          </table:table-cell>
          <table:table-cell table:style-name="ce9" table:formula="of:=QUARTILE([.E3:.E66];3)" office:value-type="float" office:value="34.25" calcext:value-type="float">
            <text:p>34,25</text:p>
          </table:table-cell>
        </table:table-row>
        <table:table-row table:style-name="ro2">
          <table:table-cell office:value-type="string" calcext:value-type="string">
            <text:p>UK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41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table:style-name="ce23" office:value-type="string" calcext:value-type="string">
            <text:p>Virgin Islands, US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46" calcext:value-type="float">
            <text:p>46</text:p>
          </table:table-cell>
          <table:table-cell/>
          <table:table-cell table:style-name="ce9" table:formula="of:=[.J60]-[.I60]" office:value-type="float" office:value="25" calcext:value-type="float">
            <text:p>25</text:p>
          </table:table-cell>
          <table:table-cell table:style-name="ce9" table:formula="of:=[.K63]-[.I63]" office:value-type="float" office:value="7.25" calcext:value-type="float">
            <text:p>7,25</text:p>
          </table:table-cell>
          <table:table-cell table:style-name="ce9" table:formula="of:=VAR([.E3:.E66])" office:value-type="float" office:value="32.4779265873016" calcext:value-type="float">
            <text:p>32,4779265873016</text:p>
          </table:table-cell>
          <table:table-cell table:style-name="ce9" table:formula="of:=STDEV([.E3:.E66])" office:value-type="float" office:value="5.69894083030361" calcext:value-type="float">
            <text:p>5,69894083030361</text:p>
          </table:table-cell>
          <table:table-cell/>
        </table:table-row>
      </table:table>
      <table:table table:name="Q2-b" table:style-name="ta1">
        <table:shapes>
          <draw:frame draw:z-index="0" draw:style-name="gr1" draw:text-style-name="P1" svg:width="9.782cm" svg:height="8.794cm" svg:x="0.305cm" svg:y="1.806cm">
            <draw:object draw:notify-on-update-of-ranges="'Q2-b'.A2:'Q2-b'.B2 'Q2-b'.A3:'Q2-b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ce1"/>
        <table:table-column table:style-name="co12" table:default-cell-style-name="ce7"/>
        <table:table-row table:style-name="ro1">
          <table:table-cell office:value-type="string" calcext:value-type="string" table:number-columns-spanned="2" table:number-rows-spanned="1">
            <text:p>Moy âge des participant</text:p>
          </table:table-cell>
          <table:covered-table-cell/>
        </table:table-row>
        <table:table-row table:style-name="ro2">
          <table:table-cell table:style-name="ce50" office:value-type="string" calcext:value-type="string">
            <text:p>Non médaillé</text:p>
          </table:table-cell>
          <table:table-cell table:style-name="ce50" office:value-type="string" calcext:value-type="string">
            <text:p>Médaillé</text:p>
          </table:table-cell>
        </table:table-row>
        <table:table-row table:style-name="ro2"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</table:table-row>
      </table:table>
      <table:table table:name="Q2-c" table:style-name="ta1">
        <table:shapes>
          <draw:frame draw:z-index="0" draw:style-name="gr1" draw:text-style-name="P1" svg:width="9.266cm" svg:height="9.012cm" svg:x="0.194cm" svg:y="1.913cm">
            <draw:object draw:notify-on-update-of-ranges="'Q2-c'.A2:'Q2-c'.B2 'Q2-c'.A3:'Q2-c'.B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8.429cm" svg:height="9.137cm" svg:x="10.018cm" svg:y="1.734cm">
            <draw:object draw:notify-on-update-of-ranges="'Q2-c'.E2:'Q2-c'.F2 'Q2-c'.E3:'Q2-c'.F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3" table:default-cell-style-name="ce1"/>
        <table:table-column table:style-name="co14" table:default-cell-style-name="ce7"/>
        <table:table-column table:style-name="co4" table:default-cell-style-name="Default"/>
        <table:table-column table:style-name="co15" table:default-cell-style-name="Default"/>
        <table:table-column table:style-name="co16" table:default-cell-style-name="ce1"/>
        <table:table-column table:style-name="co4" table:default-cell-style-name="ce7"/>
        <table:table-row table:style-name="ro1">
          <table:table-cell office:value-type="string" calcext:value-type="string" table:number-columns-spanned="2" table:number-rows-spanned="1">
            <text:p>Moy poids hommes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Moy poids femmes</text:p>
          </table:table-cell>
          <table:covered-table-cell/>
        </table:table-row>
        <table:table-row table:style-name="ro2">
          <table:table-cell table:style-name="ce50" office:value-type="string" calcext:value-type="string">
            <text:p>Non médaillé</text:p>
          </table:table-cell>
          <table:table-cell table:style-name="ce50" office:value-type="string" calcext:value-type="string">
            <text:p>Médaillé</text:p>
          </table:table-cell>
          <table:table-cell table:number-columns-repeated="2"/>
          <table:table-cell table:style-name="ce50" office:value-type="string" calcext:value-type="string">
            <text:p>Non médaillé</text:p>
          </table:table-cell>
          <table:table-cell table:style-name="ce50" office:value-type="string" calcext:value-type="string">
            <text:p>Médaillé</text:p>
          </table:table-cell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2"/>
          <table:table-cell table:style-name="ce9" office:value-type="float" office:value="61" calcext:value-type="float">
            <text:p>61</text:p>
          </table:table-cell>
          <table:table-cell table:style-name="ce9" office:value-type="float" office:value="63" calcext:value-type="float">
            <text:p>63</text:p>
          </table:table-cell>
        </table:table-row>
      </table:table>
      <table:table table:name="Q3-a" table:style-name="ta1">
        <table:shapes>
          <draw:frame draw:z-index="0" draw:style-name="gr1" draw:text-style-name="P1" svg:width="11.368cm" svg:height="9.012cm" svg:x="0.197cm" svg:y="8.108cm">
            <draw:object draw:notify-on-update-of-ranges="'Q3-a'.A3:'Q3-a'.A17 'Q3-a'.B2:'Q3-a'.B2 'Q3-a'.B3:'Q3-a'.B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7" table:default-cell-style-name="ce8"/>
        <table:table-column table:style-name="co18" table:default-cell-style-name="ce8"/>
        <table:table-column table:style-name="co4" table:number-columns-repeated="2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5 pays ayant le plus de médailles (1992-2016)</text:p>
          </table:table-cell>
          <table:covered-table-cell table:style-name="ce7"/>
          <table:table-cell/>
          <table:table-cell table:style-name="ce14" office:value-type="string" calcext:value-type="string" table:number-columns-spanned="5" table:number-rows-spanned="1">
            <text:p>Paramètres nb médaille</text:p>
          </table:table-cell>
          <table:covered-table-cell table:style-name="ce19"/>
          <table:covered-table-cell table:style-name="ce11"/>
          <table:covered-table-cell table:number-columns-repeated="2"/>
        </table:table-row>
        <table:table-row table:style-name="ro2">
          <table:table-cell table:style-name="ce6" office:value-type="string" calcext:value-type="string">
            <text:p>Pays</text:p>
          </table:table-cell>
          <table:table-cell table:style-name="ce6" office:value-type="string" calcext:value-type="string">
            <text:p>Nb médaille</text:p>
          </table:table-cell>
          <table:table-cell/>
          <table:table-cell table:style-name="ce15" office:value-type="string" calcext:value-type="string" table:number-columns-spanned="4" table:number-rows-spanned="1">
            <text:p>Paramètres élémentaires</text:p>
          </table:table-cell>
          <table:covered-table-cell table:style-name="ce19"/>
          <table:covered-table-cell table:style-name="ce11"/>
          <table:covered-table-cell/>
          <table:table-cell/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4667" calcext:value-type="float">
            <text:p>4667</text:p>
          </table:table-cell>
          <table:table-cell/>
          <table:table-cell table:style-name="ce16" office:value-type="string" calcext:value-type="string">
            <text:p>Nombre</text:p>
          </table:table-cell>
          <table:table-cell table:style-name="ce16" office:value-type="string" calcext:value-type="string">
            <text:p>Somme</text:p>
          </table:table-cell>
          <table:table-cell table:style-name="ce16" office:value-type="string" calcext:value-type="string">
            <text:p>Minimum</text:p>
          </table:table-cell>
          <table:table-cell table:style-name="ce16" office:value-type="string" calcext:value-type="string">
            <text:p>Maximum</text:p>
          </table:table-cell>
          <table:table-cell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3362" calcext:value-type="float">
            <text:p>3362</text:p>
          </table:table-cell>
          <table:table-cell/>
          <table:table-cell table:style-name="ce9" table:formula="of:=COUNT([.B3:.B17])" office:value-type="float" office:value="15" calcext:value-type="float">
            <text:p>15</text:p>
          </table:table-cell>
          <table:table-cell table:style-name="ce9" table:formula="of:=SUM([.B3:.B17])" office:value-type="float" office:value="27149" calcext:value-type="float">
            <text:p>27149</text:p>
          </table:table-cell>
          <table:table-cell table:style-name="ce9" table:formula="of:=MIN([.B3:.B17])" office:value-type="float" office:value="893" calcext:value-type="float">
            <text:p>893</text:p>
          </table:table-cell>
          <table:table-cell table:style-name="ce9" table:formula="of:=MAX([.B3:.B17])" office:value-type="float" office:value="4667" calcext:value-type="float">
            <text:p>4667</text:p>
          </table:table-cell>
          <table:table-cell/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3234" calcext:value-type="float">
            <text:p>323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2091" calcext:value-type="float">
            <text:p>2091</text:p>
          </table:table-cell>
          <table:table-cell/>
          <table:table-cell table:style-name="ce41" office:value-type="string" calcext:value-type="string" table:number-columns-spanned="5" table:number-rows-spanned="1">
            <text:p>Paramètres de position</text:p>
          </table:table-cell>
          <table:covered-table-cell/>
          <table:covered-table-cell table:style-name="ce12"/>
          <table:covered-table-cell table:number-columns-repeated="2"/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751" calcext:value-type="float">
            <text:p>1751</text:p>
          </table:table-cell>
          <table:table-cell/>
          <table:table-cell table:style-name="ce16" office:value-type="string" calcext:value-type="string">
            <text:p>Moyenne</text:p>
          </table:table-cell>
          <table:table-cell table:style-name="ce16" office:value-type="string" calcext:value-type="string">
            <text:p>Mode</text:p>
          </table:table-cell>
          <table:table-cell table:style-name="ce16" office:value-type="string" calcext:value-type="string">
            <text:p>1er quartile</text:p>
          </table:table-cell>
          <table:table-cell table:style-name="ce16" office:value-type="string" calcext:value-type="string">
            <text:p>Médiane</text:p>
          </table:table-cell>
          <table:table-cell table:style-name="ce16" office:value-type="string" calcext:value-type="string">
            <text:p>3e quartile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1728" calcext:value-type="float">
            <text:p>1728</text:p>
          </table:table-cell>
          <table:table-cell/>
          <table:table-cell table:style-name="ce18" table:formula="of:=AVERAGE([.B3:.B17])" office:value-type="float" office:value="1809.93333333333" calcext:value-type="float">
            <text:p>1810</text:p>
          </table:table-cell>
          <table:table-cell table:style-name="ce51"/>
          <table:table-cell table:style-name="ce9" table:formula="of:=QUARTILE([.B3:.B17];1)" office:value-type="float" office:value="1003.5" calcext:value-type="float">
            <text:p>1003,5</text:p>
          </table:table-cell>
          <table:table-cell table:style-name="ce9" table:formula="of:=MEDIAN([.B3:.B17])" office:value-type="float" office:value="1389" calcext:value-type="float">
            <text:p>1389</text:p>
          </table:table-cell>
          <table:table-cell table:style-name="ce9" table:formula="of:=QUARTILE([.B3:.B17];3)" office:value-type="float" office:value="1921" calcext:value-type="float">
            <text:p>1921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591" calcext:value-type="float">
            <text:p>159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K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41" office:value-type="string" calcext:value-type="string" table:number-columns-spanned="4" table:number-rows-spanned="1">
            <text:p>Paramètres de dispersion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16" office:value-type="string" calcext:value-type="string">
            <text:p>Étendue</text:p>
          </table:table-cell>
          <table:table-cell table:style-name="ce16" office:value-type="string" calcext:value-type="string">
            <text:p>Intervalle IQR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Écart type</text:p>
          </table:table-cell>
          <table:table-cell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9" table:formula="of:=[.G4]-[.F4]" office:value-type="float" office:value="3774" calcext:value-type="float">
            <text:p>3774</text:p>
          </table:table-cell>
          <table:table-cell table:style-name="ce9" table:formula="of:=[.H8]-[.F8]" office:value-type="float" office:value="917.5" calcext:value-type="float">
            <text:p>917,5</text:p>
          </table:table-cell>
          <table:table-cell table:style-name="ce9" table:formula="of:=VAR([.B3:.B17])" office:value-type="float" office:value="1224237.63809524" calcext:value-type="float">
            <text:p>1224237,63809524</text:p>
          </table:table-cell>
          <table:table-cell table:style-name="ce9" table:formula="of:=STDEV([.B3:.B17])" office:value-type="float" office:value="1106.45272745619" calcext:value-type="float">
            <text:p>1106,45272745619</text:p>
          </table:table-cell>
          <table:table-cell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Spain</text:p>
          </table:table-cell>
          <table:table-cell table:style-name="ce9" office:value-type="float" office:value="893" calcext:value-type="float">
            <text:p>893</text:p>
          </table:table-cell>
          <table:table-cell table:number-columns-repeated="6"/>
        </table:table-row>
      </table:table>
      <table:table table:name="Q3-b1" table:style-name="ta1">
        <table:shapes>
          <draw:frame draw:z-index="0" draw:style-name="gr1" draw:text-style-name="P1" svg:width="11.859cm" svg:height="8.355cm" svg:x="0.197cm" svg:y="7.611cm">
            <draw:object draw:notify-on-update-of-ranges="'Q3-b1'.B3:'Q3-b1'.B9 'Q3-b1'.C2:'Q3-b1'.C2 'Q3-b1'.C3:'Q3-b1'.C9 'Q3-b1'.D2:'Q3-b1'.D2 'Q3-b1'.D3:'Q3-b1'.D9 'Q3-b1'.E2:'Q3-b1'.E2 'Q3-b1'.E3:'Q3-b1'.E9 'Q3-b1'.F2:'Q3-b1'.F2 'Q3-b1'.F3:'Q3-b1'.F9 'Q3-b1'.G2:'Q3-b1'.G2 'Q3-b1'.G3:'Q3-b1'.G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1.681cm" svg:height="8.265cm" svg:x="12.541cm" svg:y="7.652cm">
            <draw:object draw:notify-on-update-of-ranges="'Q3-b1'.B10:'Q3-b1'.B16 'Q3-b1'.C2:'Q3-b1'.C2 'Q3-b1'.C10:'Q3-b1'.C16 'Q3-b1'.D2:'Q3-b1'.D2 'Q3-b1'.D10:'Q3-b1'.D16 'Q3-b1'.E2:'Q3-b1'.E2 'Q3-b1'.E10:'Q3-b1'.E16 'Q3-b1'.F2:'Q3-b1'.F2 'Q3-b1'.F10:'Q3-b1'.F16 'Q3-b1'.G2:'Q3-b1'.G2 'Q3-b1'.G10:'Q3-b1'.G1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4" table:number-columns-repeated="2" table:default-cell-style-name="Default"/>
        <table:table-column table:style-name="co24" table:default-cell-style-name="Default"/>
        <table:table-column table:style-name="co4" table:number-columns-repeated="2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row table:style-name="ro4">
          <table:table-cell table:style-name="ce14" office:value-type="string" calcext:value-type="string" table:number-columns-spanned="7" table:number-rows-spanned="1">
            <text:p>Nombre de participant de chaque pays par jeux et année</text:p>
          </table:table-cell>
          <table:covered-table-cell table:number-columns-repeated="6" table:style-name="ce7"/>
          <table:table-cell table:style-name="ce24" table:number-columns-repeated="7"/>
          <table:table-cell table:style-name="ce7"/>
        </table:table-row>
        <table:table-row table:style-name="ro2">
          <table:table-cell table:style-name="ce57" table:number-columns-repeated="2"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  <table:table-cell table:style-name="ce24"/>
          <table:table-cell table:number-columns-repeated="2"/>
          <table:table-cell table:style-name="ce24"/>
          <table:table-cell table:number-columns-repeated="2"/>
          <table:table-cell table:style-name="ce24"/>
          <table:table-cell/>
        </table:table-row>
        <table:table-row table:style-name="ro2">
          <table:table-cell table:style-name="ce58" office:value-type="string" calcext:value-type="string" table:number-columns-spanned="1" table:number-rows-spanned="7">
            <text:p>Summer</text:p>
          </table:table-cell>
          <table:table-cell table:style-name="ce55" office:value-type="float" office:value="1992" calcext:value-type="float">
            <text:p>1992</text:p>
          </table:table-cell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float" office:value="226" calcext:value-type="float">
            <text:p>226</text:p>
          </table:table-cell>
          <table:table-cell table:style-name="ce8" office:value-type="float" office:value="545" calcext:value-type="float">
            <text:p>545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5" office:value-type="float" office:value="1996" calcext:value-type="float">
            <text:p>1996</text:p>
          </table:table-cell>
          <table:table-cell table:style-name="ce8" office:value-type="float" office:value="417" calcext:value-type="float">
            <text:p>417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303" calcext:value-type="float">
            <text:p>303</text:p>
          </table:table-cell>
          <table:table-cell table:style-name="ce8" office:value-type="float" office:value="648" calcext:value-type="float">
            <text:p>648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5" office:value-type="float" office:value="2000" calcext:value-type="float">
            <text:p>2000</text:p>
          </table:table-cell>
          <table:table-cell table:style-name="ce8" office:value-type="float" office:value="617" calcext:value-type="float">
            <text:p>617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281" calcext:value-type="float">
            <text:p>281</text:p>
          </table:table-cell>
          <table:table-cell table:style-name="ce8" office:value-type="float" office:value="586" calcext:value-type="float">
            <text:p>586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5" office:value-type="float" office:value="2004" calcext:value-type="float">
            <text:p>2004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415" calcext:value-type="float">
            <text:p>415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533" calcext:value-type="float">
            <text:p>533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5" office:value-type="float" office:value="2008" calcext:value-type="float">
            <text:p>2008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633" calcext:value-type="float">
            <text:p>633</text:p>
          </table:table-cell>
          <table:table-cell table:style-name="ce8" office:value-type="float" office:value="309" calcext:value-type="float">
            <text:p>309</text:p>
          </table:table-cell>
          <table:table-cell table:style-name="ce8" office:value-type="float" office:value="265" calcext:value-type="float">
            <text:p>265</text:p>
          </table:table-cell>
          <table:table-cell table:style-name="ce8" office:value-type="float" office:value="588" calcext:value-type="float">
            <text:p>588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5" office:value-type="float" office:value="2012" calcext:value-type="float">
            <text:p>2012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416" calcext:value-type="float">
            <text:p>416</text:p>
          </table:table-cell>
          <table:table-cell table:style-name="ce8" office:value-type="float" office:value="324" calcext:value-type="float">
            <text:p>324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530" calcext:value-type="float">
            <text:p>530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60" office:value-type="string" calcext:value-type="string">
            <text:p>Summer</text:p>
          </table:covered-table-cell>
          <table:table-cell table:style-name="ce56" office:value-type="float" office:value="2016" calcext:value-type="float">
            <text:p>2016</text:p>
          </table:table-cell>
          <table:table-cell table:style-name="ce9" office:value-type="float" office:value="420" calcext:value-type="float">
            <text:p>420</text:p>
          </table:table-cell>
          <table:table-cell table:style-name="ce9" office:value-type="float" office:value="429" calcext:value-type="float">
            <text:p>429</text:p>
          </table:table-cell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555" calcext:value-type="float">
            <text:p>555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table-cell table:style-name="ce61" office:value-type="string" calcext:value-type="string" table:number-columns-spanned="1" table:number-rows-spanned="7">
            <text:p>Winter</text:p>
          </table:table-cell>
          <table:table-cell table:style-name="ce55" office:value-type="float" office:value="1992" calcext:value-type="float">
            <text:p>1992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48" calcext:value-type="float">
            <text:p>148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5" office:value-type="float" office:value="1994" calcext:value-type="float">
            <text:p>199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" calcext:value-type="float">
            <text:p>148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5" office:value-type="float" office:value="1998" calcext:value-type="float">
            <text:p>199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186" calcext:value-type="float">
            <text:p>186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5" office:value-type="float" office:value="2002" calcext:value-type="float">
            <text:p>200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202" calcext:value-type="float">
            <text:p>202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5" office:value-type="float" office:value="2006" calcext:value-type="float">
            <text:p>200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04" calcext:value-type="float">
            <text:p>204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5" office:value-type="float" office:value="2010" calcext:value-type="float">
            <text:p>201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12" calcext:value-type="float">
            <text:p>212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>
          <table:covered-table-cell table:style-name="ce60" office:value-type="string" calcext:value-type="string">
            <text:p>Winter</text:p>
          </table:covered-table-cell>
          <table:table-cell table:style-name="ce56" office:value-type="float" office:value="2014" calcext:value-type="float">
            <text:p>201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222" calcext:value-type="float">
            <text:p>222</text:p>
          </table:table-cell>
          <table:table-cell table:style-name="ce72"/>
          <table:table-cell/>
          <table:table-cell table:style-name="ce72" table:number-columns-repeated="2"/>
          <table:table-cell/>
          <table:table-cell table:style-name="ce72" table:number-columns-repeated="2"/>
          <table:table-cell/>
        </table:table-row>
        <table:table-row table:style-name="ro2" table:number-rows-repeated="19">
          <table:table-cell table:number-columns-repeated="15"/>
        </table:table-row>
        <table:table-row table:style-name="ro4">
          <table:table-cell table:style-name="ce62"/>
          <table:table-cell table:style-name="ce24" table:number-columns-repeated="2"/>
          <table:table-cell table:number-columns-repeated="12"/>
        </table:table-row>
        <table:table-row table:style-name="ro2">
          <table:table-cell/>
          <table:table-cell table:style-name="ce63"/>
          <table:table-cell table:style-name="ce24" table:number-columns-repeated="2"/>
          <table:table-cell/>
          <table:table-cell table:style-name="ce63"/>
          <table:table-cell/>
          <table:table-cell table:style-name="ce24"/>
          <table:table-cell table:number-columns-repeated="2"/>
          <table:table-cell table:style-name="ce63"/>
          <table:table-cell table:number-columns-repeated="4"/>
        </table:table-row>
        <table:table-row table:style-name="ro2">
          <table:table-cell table:style-name="ce63"/>
          <table:table-cell table:style-name="ce68" table:number-columns-repeated="13"/>
          <table:table-cell/>
        </table:table-row>
        <table:table-row table:style-name="ro2" table:number-rows-repeated="5">
          <table:table-cell table:style-name="ce64"/>
          <table:table-cell table:style-name="ce24" table:number-columns-repeated="4"/>
          <table:table-cell table:style-name="ce70"/>
          <table:table-cell table:style-name="ce71"/>
          <table:table-cell table:style-name="ce24" table:number-columns-repeated="7"/>
          <table:table-cell/>
        </table:table-row>
        <table:table-row table:style-name="ro2">
          <table:table-cell table:style-name="ce24"/>
          <table:table-cell table:number-columns-repeated="14"/>
        </table:table-row>
        <table:table-row table:style-name="ro2" table:number-rows-repeated="5">
          <table:table-cell table:style-name="ce64"/>
          <table:table-cell table:style-name="ce24" table:number-columns-repeated="4"/>
          <table:table-cell table:style-name="ce70"/>
          <table:table-cell table:style-name="ce71"/>
          <table:table-cell table:style-name="ce24" table:number-columns-repeated="7"/>
          <table:table-cell/>
        </table:table-row>
        <table:table-row table:style-name="ro2">
          <table:table-cell table:style-name="ce65"/>
          <table:table-cell table:style-name="ce68" table:number-columns-repeated="13"/>
          <table:table-cell/>
        </table:table-row>
        <table:table-row table:style-name="ro2">
          <table:table-cell/>
          <table:table-cell table:style-name="ce24" table:number-columns-repeated="4"/>
          <table:table-cell table:style-name="ce70"/>
          <table:table-cell table:style-name="ce71"/>
          <table:table-cell table:style-name="ce24" table:number-columns-repeated="7"/>
          <table:table-cell/>
        </table:table-row>
      </table:table>
      <table:table table:name="Q3-b2" table:style-name="ta1">
        <table:table-column table:style-name="co27" table:default-cell-style-name="ce59"/>
        <table:table-column table:style-name="co28" table:default-cell-style-name="ce59"/>
        <table:table-column table:style-name="co21" table:default-cell-style-name="ce8"/>
        <table:table-column table:style-name="co29" table:default-cell-style-name="ce8"/>
        <table:table-column table:style-name="co30" table:default-cell-style-name="ce8"/>
        <table:table-column table:style-name="co23" table:default-cell-style-name="ce8"/>
        <table:table-column table:style-name="co31" table:default-cell-style-name="ce8"/>
        <table:table-row table:style-name="ro4">
          <table:table-cell table:style-name="ce14" office:value-type="string" calcext:value-type="string" table:number-columns-spanned="7" table:number-rows-spanned="1">
            <text:p>Nombre de médaillés de chaque pays par jeux et année</text:p>
          </table:table-cell>
          <table:covered-table-cell table:number-columns-repeated="6" table:style-name="ce7"/>
        </table:table-row>
        <table:table-row table:style-name="ro2">
          <table:table-cell table:style-name="ce57" table:number-columns-repeated="2"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</table:table-row>
        <table:table-row table:style-name="ro2">
          <table:table-cell table:style-name="ce58" office:value-type="string" calcext:value-type="string" table:number-columns-spanned="1" table:number-rows-spanned="7">
            <text:p>Summer</text:p>
          </table:table-cell>
          <table:table-cell office:value-type="float" office:value="1992" calcext:value-type="float">
            <text:p>199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31" calcext:value-type="float">
            <text:p>231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1996" calcext:value-type="float">
            <text:p>1996</text:p>
          </table:table-cell>
          <table:table-cell office:value-type="float" office:value="156" calcext:value-type="float">
            <text:p>156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0" calcext:value-type="float">
            <text:p>2000</text:p>
          </table:table-cell>
          <table:table-cell office:value-type="float" office:value="202" calcext:value-type="float">
            <text:p>202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4" calcext:value-type="float">
            <text:p>2004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8" calcext:value-type="float">
            <text:p>2008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12" calcext:value-type="float">
            <text:p>201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75" calcext:value-type="float">
            <text:p>75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covered-table-cell table:style-name="ce60" office:value-type="string" calcext:value-type="string">
            <text:p>Summer</text:p>
          </table:covered-table-cell>
          <table:table-cell table:style-name="ce60" office:value-type="float" office:value="2016" calcext:value-type="float">
            <text:p>2016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49" calcext:value-type="float">
            <text:p>249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7">
            <text:p>Winter</text:p>
          </table:table-cell>
          <table:table-cell office:value-type="float" office:value="1992" calcext:value-type="float">
            <text:p>199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covered-table-cell table:style-name="ce60" office:value-type="string" calcext:value-type="string">
            <text:p>Winter</text:p>
          </table:covered-table-cell>
          <table:table-cell table:style-name="ce60" office:value-type="float" office:value="2014" calcext:value-type="float">
            <text:p>201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83" calcext:value-type="float">
            <text:p>83</text:p>
          </table:table-cell>
        </table:table-row>
        <table:table-row table:style-name="ro2">
          <table:table-cell table:style-name="Default">
            <draw:frame draw:z-index="0" draw:style-name="gr1" draw:text-style-name="P1" svg:width="11.859cm" svg:height="8.355cm" svg:x="0.25cm" svg:y="0.181cm">
              <draw:object draw:notify-on-update-of-ranges="'Q3-b2'.B3:'Q3-b2'.B9 'Q3-b2'.C2:'Q3-b2'.C2 'Q3-b2'.C3:'Q3-b2'.C9 'Q3-b2'.D2:'Q3-b2'.D2 'Q3-b2'.D3:'Q3-b2'.D9 'Q3-b2'.E2:'Q3-b2'.E2 'Q3-b2'.E3:'Q3-b2'.E9 'Q3-b2'.F2:'Q3-b2'.F2 'Q3-b2'.F3:'Q3-b2'.F9 'Q3-b2'.G2:'Q3-b2'.G2 'Q3-b2'.G3:'Q3-b2'.G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5"/>
          <table:table-cell table:style-name="Default">
            <draw:frame draw:z-index="1" draw:style-name="gr1" draw:text-style-name="P1" svg:width="11.681cm" svg:height="8.265cm" svg:x="0.981cm" svg:y="0.166cm">
              <draw:object draw:notify-on-update-of-ranges="'Q3-b2'.B10:'Q3-b2'.B16 'Q3-b2'.C2:'Q3-b2'.C2 'Q3-b2'.C10:'Q3-b2'.C16 'Q3-b2'.D2:'Q3-b2'.D2 'Q3-b2'.D10:'Q3-b2'.D16 'Q3-b2'.E2:'Q3-b2'.E2 'Q3-b2'.E10:'Q3-b2'.E16 'Q3-b2'.F2:'Q3-b2'.F2 'Q3-b2'.F10:'Q3-b2'.F16 'Q3-b2'.G2:'Q3-b2'.G2 'Q3-b2'.G10:'Q3-b2'.G16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</table:table-row>
      </table:table>
      <table:table table:name="Q3-b3" table:style-name="ta1">
        <table:table-column table:style-name="co27" table:default-cell-style-name="ce59"/>
        <table:table-column table:style-name="co4" table:default-cell-style-name="ce59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4" table:default-cell-style-name="ce8"/>
        <table:table-column table:style-name="co35" table:default-cell-style-name="ce8"/>
        <table:table-row table:style-name="ro4">
          <table:table-cell table:style-name="ce14" office:value-type="string" calcext:value-type="string" table:number-columns-spanned="7" table:number-rows-spanned="1">
            <text:p>Nombre de femmes participante</text:p>
          </table:table-cell>
          <table:covered-table-cell table:number-columns-repeated="6" table:style-name="ce7"/>
        </table:table-row>
        <table:table-row table:style-name="ro2">
          <table:table-cell table:style-name="ce57" table:number-columns-repeated="2"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</table:table-row>
        <table:table-row table:style-name="ro2">
          <table:table-cell table:style-name="ce58" office:value-type="string" calcext:value-type="string" table:number-columns-spanned="1" table:number-rows-spanned="7">
            <text:p>Summer</text:p>
          </table:table-cell>
          <table:table-cell office:value-type="float" office:value="1992" calcext:value-type="float">
            <text:p>199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190" calcext:value-type="float">
            <text:p>190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1996" calcext:value-type="float">
            <text:p>1996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0" calcext:value-type="float">
            <text:p>2000</text:p>
          </table:table-cell>
          <table:table-cell office:value-type="float" office:value="276" calcext:value-type="float">
            <text:p>276</text:p>
          </table:table-cell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4" calcext:value-type="float">
            <text:p>2004</text:p>
          </table:table-cell>
          <table:table-cell office:value-type="float" office:value="202" calcext:value-type="float">
            <text:p>202</text:p>
          </table:table-cell>
          <table:table-cell office:value-type="float" office:value="265" calcext:value-type="float">
            <text:p>265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8" calcext:value-type="float">
            <text:p>2008</text:p>
          </table:table-cell>
          <table:table-cell office:value-type="float" office:value="199" calcext:value-type="float">
            <text:p>199</text:p>
          </table:table-cell>
          <table:table-cell office:value-type="float" office:value="306" calcext:value-type="float">
            <text:p>306</text:p>
          </table:table-cell>
          <table:table-cell office:value-type="float" office:value="121" calcext:value-type="float">
            <text:p>121</text:p>
          </table:table-cell>
          <table:table-cell office:value-type="float" office:value="106" calcext:value-type="float">
            <text:p>106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12" calcext:value-type="float">
            <text:p>2012</text:p>
          </table:table-cell>
          <table:table-cell office:value-type="float" office:value="184" calcext:value-type="float">
            <text:p>184</text:p>
          </table:table-cell>
          <table:table-cell office:value-type="float" office:value="235" calcext:value-type="float">
            <text:p>235</text:p>
          </table:table-cell>
          <table:table-cell office:value-type="float" office:value="142" calcext:value-type="float">
            <text:p>142</text:p>
          </table:table-cell>
          <table:table-cell office:value-type="float" office:value="115" calcext:value-type="float">
            <text:p>115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covered-table-cell table:style-name="ce60" office:value-type="string" calcext:value-type="string">
            <text:p>Summer</text:p>
          </table:covered-table-cell>
          <table:table-cell table:style-name="ce60" office:value-type="float" office:value="2016" calcext:value-type="float">
            <text:p>2016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63" calcext:value-type="float">
            <text:p>263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291" calcext:value-type="float">
            <text:p>291</text:p>
          </table:table-cell>
        </table:table-row>
        <table:table-row table:style-name="ro2">
          <table:table-cell table:style-name="ce61" office:value-type="string" calcext:value-type="string" table:number-columns-spanned="1" table:number-rows-spanned="7">
            <text:p>Winter</text:p>
          </table:table-cell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6" calcext:value-type="float">
            <text:p>200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covered-table-cell table:style-name="ce60" office:value-type="string" calcext:value-type="string">
            <text:p>Winter</text:p>
          </table:covered-table-cell>
          <table:table-cell table:style-name="ce60" office:value-type="float" office:value="2014" calcext:value-type="float">
            <text:p>201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00" calcext:value-type="float">
            <text:p>100</text:p>
          </table:table-cell>
        </table:table-row>
        <table:table-row table:style-name="ro2">
          <table:table-cell table:style-name="Default">
            <draw:frame draw:z-index="0" draw:style-name="gr1" draw:text-style-name="P1" svg:width="11.859cm" svg:height="8.355cm" svg:x="0.195cm" svg:y="0.166cm">
              <draw:object draw:notify-on-update-of-ranges="'Q3-b3'.B3:'Q3-b3'.B9 'Q3-b3'.C2:'Q3-b3'.C2 'Q3-b3'.C3:'Q3-b3'.C9 'Q3-b3'.D2:'Q3-b3'.D2 'Q3-b3'.D3:'Q3-b3'.D9 'Q3-b3'.E2:'Q3-b3'.E2 'Q3-b3'.E3:'Q3-b3'.E9 'Q3-b3'.F2:'Q3-b3'.F2 'Q3-b3'.F3:'Q3-b3'.F9 'Q3-b3'.G2:'Q3-b3'.G2 'Q3-b3'.G3:'Q3-b3'.G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Default" table:number-columns-repeated="4"/>
          <table:table-cell table:style-name="Default">
            <draw:frame draw:z-index="1" draw:style-name="gr1" draw:text-style-name="P1" svg:width="11.681cm" svg:height="8.265cm" svg:x="1.95cm" svg:y="0.216cm">
              <draw:object draw:notify-on-update-of-ranges="'Q3-b3'.B10:'Q3-b3'.B16 'Q3-b3'.C2:'Q3-b3'.C2 'Q3-b3'.C10:'Q3-b3'.C16 'Q3-b3'.D2:'Q3-b3'.D2 'Q3-b3'.D10:'Q3-b3'.D16 'Q3-b3'.E2:'Q3-b3'.E2 'Q3-b3'.E10:'Q3-b3'.E16 'Q3-b3'.F2:'Q3-b3'.F2 'Q3-b3'.F10:'Q3-b3'.F16 'Q3-b3'.G2:'Q3-b3'.G2 'Q3-b3'.G10:'Q3-b3'.G16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Default"/>
        </table:table-row>
      </table:table>
      <table:table table:name="Q3-b4" table:style-name="ta1">
        <table:shapes>
          <draw:frame draw:z-index="2" draw:style-name="gr1" draw:text-style-name="P1" svg:width="11.76cm" svg:height="8.479cm" svg:x="12.657cm" svg:y="7.606cm">
            <draw:object draw:notify-on-update-of-ranges="'Q3-b4'.B3:'Q3-b4'.B9 'Q3-b4'.I2:'Q3-b4'.I2 'Q3-b4'.I3:'Q3-b4'.I9 'Q3-b4'.J2:'Q3-b4'.J2 'Q3-b4'.J3:'Q3-b4'.J9 'Q3-b4'.K2:'Q3-b4'.K2 'Q3-b4'.K3:'Q3-b4'.K9 'Q3-b4'.L2:'Q3-b4'.L2 'Q3-b4'.L3:'Q3-b4'.L9 'Q3-b4'.M2:'Q3-b4'.M2 'Q3-b4'.M3:'Q3-b4'.M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1.75cm" svg:height="8.263cm" svg:x="12.667cm" svg:y="16.528cm">
            <draw:object draw:notify-on-update-of-ranges="'Q3-b4'.B10:'Q3-b4'.B16 'Q3-b4'.I2:'Q3-b4'.I2 'Q3-b4'.I10:'Q3-b4'.I16 'Q3-b4'.J2:'Q3-b4'.J2 'Q3-b4'.J10:'Q3-b4'.J16 'Q3-b4'.K2:'Q3-b4'.K2 'Q3-b4'.K10:'Q3-b4'.K16 'Q3-b4'.L2:'Q3-b4'.L2 'Q3-b4'.L10:'Q3-b4'.L16 'Q3-b4'.M2:'Q3-b4'.M2 'Q3-b4'.M10:'Q3-b4'.M16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2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24" table:default-cell-style-name="Default"/>
        <table:table-row table:style-name="ro4">
          <table:table-cell table:number-columns-repeated="2"/>
          <table:table-cell table:style-name="ce75" office:value-type="string" calcext:value-type="string" table:number-columns-spanned="5" table:number-rows-spanned="1">
            <text:p>Proportion de femmes participante</text:p>
          </table:table-cell>
          <table:covered-table-cell table:number-columns-repeated="4" table:style-name="ce7"/>
          <table:table-cell/>
          <table:table-cell table:style-name="ce75" office:value-type="string" calcext:value-type="string" table:number-columns-spanned="5" table:number-rows-spanned="1">
            <text:p>Proportion d’hommes participants</text:p>
          </table:table-cell>
          <table:covered-table-cell table:number-columns-repeated="4" table:style-name="ce7"/>
        </table:table-row>
        <table:table-row table:style-name="ro2">
          <table:table-cell table:style-name="ce57"/>
          <table:table-cell table:style-name="ce13"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  <table:table-cell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</table:table-row>
        <table:table-row table:style-name="ro2">
          <table:table-cell table:style-name="ce73" office:value-type="string" calcext:value-type="string" table:number-columns-spanned="1" table:number-rows-spanned="7">
            <text:p>Summer</text:p>
          </table:table-cell>
          <table:table-cell table:style-name="ce59" office:value-type="float" office:value="1992" calcext:value-type="float">
            <text:p>1992</text:p>
          </table:table-cell>
          <table:table-cell table:style-name="ce76" table:formula="of:=[$'Q3-b3'.C3]/[$'Q3-b1'.C3]" office:value-type="float" office:value="0.329749103942652" calcext:value-type="float">
            <text:p>0,33</text:p>
          </table:table-cell>
          <table:table-cell table:style-name="ce76" table:formula="of:=[$'Q3-b3'.D3]/[$'Q3-b1'.D3]" office:value-type="float" office:value="0.485815602836879" calcext:value-type="float">
            <text:p>0,49</text:p>
          </table:table-cell>
          <table:table-cell table:style-name="ce76" table:formula="of:=[$'Q3-b3'.E3]/[$'Q3-b1'.E3]" office:value-type="float" office:value="0.289085545722714" calcext:value-type="float">
            <text:p>0,29</text:p>
          </table:table-cell>
          <table:table-cell table:style-name="ce76" table:formula="of:=[$'Q3-b3'.F3]/[$'Q3-b1'.F3]" office:value-type="float" office:value="0.31858407079646" calcext:value-type="float">
            <text:p>0,32</text:p>
          </table:table-cell>
          <table:table-cell table:style-name="ce76" table:formula="of:=[$'Q3-b3'.G3]/[$'Q3-b1'.G3]" office:value-type="float" office:value="0.348623853211009" calcext:value-type="float">
            <text:p>0,35</text:p>
          </table:table-cell>
          <table:table-cell/>
          <table:table-cell table:style-name="ce76" table:formula="of:=1-[.C3]" office:value-type="float" office:value="0.670250896057348" calcext:value-type="float">
            <text:p>0,67</text:p>
          </table:table-cell>
          <table:table-cell table:style-name="ce76" table:formula="of:=1-[.D3]" office:value-type="float" office:value="0.514184397163121" calcext:value-type="float">
            <text:p>0,51</text:p>
          </table:table-cell>
          <table:table-cell table:style-name="ce76" table:formula="of:=1-[.E3]" office:value-type="float" office:value="0.710914454277286" calcext:value-type="float">
            <text:p>0,71</text:p>
          </table:table-cell>
          <table:table-cell table:style-name="ce76" table:formula="of:=1-[.F3]" office:value-type="float" office:value="0.68141592920354" calcext:value-type="float">
            <text:p>0,68</text:p>
          </table:table-cell>
          <table:table-cell table:style-name="ce76" table:formula="of:=1-[.G3]" office:value-type="float" office:value="0.651376146788991" calcext:value-type="float">
            <text:p>0,65</text:p>
          </table:table-cell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9" office:value-type="float" office:value="1996" calcext:value-type="float">
            <text:p>1996</text:p>
          </table:table-cell>
          <table:table-cell table:style-name="ce77" table:formula="of:=[$'Q3-b3'.C4]/[$'Q3-b1'.C4]" office:value-type="float" office:value="0.400479616306954" calcext:value-type="float">
            <text:p>0,40</text:p>
          </table:table-cell>
          <table:table-cell table:style-name="ce77" table:formula="of:=[$'Q3-b3'.D4]/[$'Q3-b1'.D4]" office:value-type="float" office:value="0.605678233438486" calcext:value-type="float">
            <text:p>0,61</text:p>
          </table:table-cell>
          <table:table-cell table:style-name="ce77" table:formula="of:=[$'Q3-b3'.E4]/[$'Q3-b1'.E4]" office:value-type="float" office:value="0.341137123745819" calcext:value-type="float">
            <text:p>0,34</text:p>
          </table:table-cell>
          <table:table-cell table:style-name="ce77" table:formula="of:=[$'Q3-b3'.F4]/[$'Q3-b1'.F4]" office:value-type="float" office:value="0.372937293729373" calcext:value-type="float">
            <text:p>0,37</text:p>
          </table:table-cell>
          <table:table-cell table:style-name="ce77" table:formula="of:=[$'Q3-b3'.G4]/[$'Q3-b1'.G4]" office:value-type="float" office:value="0.421296296296296" calcext:value-type="float">
            <text:p>0,42</text:p>
          </table:table-cell>
          <table:table-cell/>
          <table:table-cell table:style-name="ce77" table:formula="of:=1-[.C4]" office:value-type="float" office:value="0.599520383693046" calcext:value-type="float">
            <text:p>0,60</text:p>
          </table:table-cell>
          <table:table-cell table:style-name="ce77" table:formula="of:=1-[.D4]" office:value-type="float" office:value="0.394321766561514" calcext:value-type="float">
            <text:p>0,39</text:p>
          </table:table-cell>
          <table:table-cell table:style-name="ce77" table:formula="of:=1-[.E4]" office:value-type="float" office:value="0.658862876254181" calcext:value-type="float">
            <text:p>0,66</text:p>
          </table:table-cell>
          <table:table-cell table:style-name="ce77" table:formula="of:=1-[.F4]" office:value-type="float" office:value="0.627062706270627" calcext:value-type="float">
            <text:p>0,63</text:p>
          </table:table-cell>
          <table:table-cell table:style-name="ce77" table:formula="of:=1-[.G4]" office:value-type="float" office:value="0.578703703703704" calcext:value-type="float">
            <text:p>0,58</text:p>
          </table:table-cell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9" office:value-type="float" office:value="2000" calcext:value-type="float">
            <text:p>2000</text:p>
          </table:table-cell>
          <table:table-cell table:style-name="ce77" table:formula="of:=[$'Q3-b3'.C5]/[$'Q3-b1'.C5]" office:value-type="float" office:value="0.447325769854133" calcext:value-type="float">
            <text:p>0,45</text:p>
          </table:table-cell>
          <table:table-cell table:style-name="ce77" table:formula="of:=[$'Q3-b3'.D5]/[$'Q3-b1'.D5]" office:value-type="float" office:value="0.635761589403974" calcext:value-type="float">
            <text:p>0,64</text:p>
          </table:table-cell>
          <table:table-cell table:style-name="ce77" table:formula="of:=[$'Q3-b3'.E5]/[$'Q3-b1'.E5]" office:value-type="float" office:value="0.37202380952381" calcext:value-type="float">
            <text:p>0,37</text:p>
          </table:table-cell>
          <table:table-cell table:style-name="ce77" table:formula="of:=[$'Q3-b3'.F5]/[$'Q3-b1'.F5]" office:value-type="float" office:value="0.377224199288256" calcext:value-type="float">
            <text:p>0,38</text:p>
          </table:table-cell>
          <table:table-cell table:style-name="ce77" table:formula="of:=[$'Q3-b3'.G5]/[$'Q3-b1'.G5]" office:value-type="float" office:value="0.431740614334471" calcext:value-type="float">
            <text:p>0,43</text:p>
          </table:table-cell>
          <table:table-cell/>
          <table:table-cell table:style-name="ce77" table:formula="of:=1-[.C5]" office:value-type="float" office:value="0.552674230145867" calcext:value-type="float">
            <text:p>0,55</text:p>
          </table:table-cell>
          <table:table-cell table:style-name="ce77" table:formula="of:=1-[.D5]" office:value-type="float" office:value="0.364238410596026" calcext:value-type="float">
            <text:p>0,36</text:p>
          </table:table-cell>
          <table:table-cell table:style-name="ce77" table:formula="of:=1-[.E5]" office:value-type="float" office:value="0.627976190476191" calcext:value-type="float">
            <text:p>0,63</text:p>
          </table:table-cell>
          <table:table-cell table:style-name="ce77" table:formula="of:=1-[.F5]" office:value-type="float" office:value="0.622775800711744" calcext:value-type="float">
            <text:p>0,62</text:p>
          </table:table-cell>
          <table:table-cell table:style-name="ce77" table:formula="of:=1-[.G5]" office:value-type="float" office:value="0.568259385665529" calcext:value-type="float">
            <text:p>0,57</text:p>
          </table:table-cell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9" office:value-type="float" office:value="2004" calcext:value-type="float">
            <text:p>2004</text:p>
          </table:table-cell>
          <table:table-cell table:style-name="ce77" table:formula="of:=[$'Q3-b3'.C6]/[$'Q3-b1'.C6]" office:value-type="float" office:value="0.429787234042553" calcext:value-type="float">
            <text:p>0,43</text:p>
          </table:table-cell>
          <table:table-cell table:style-name="ce77" table:formula="of:=[$'Q3-b3'.D6]/[$'Q3-b1'.D6]" office:value-type="float" office:value="0.63855421686747" calcext:value-type="float">
            <text:p>0,64</text:p>
          </table:table-cell>
          <table:table-cell table:style-name="ce77" table:formula="of:=[$'Q3-b3'.E6]/[$'Q3-b1'.E6]" office:value-type="float" office:value="0.366883116883117" calcext:value-type="float">
            <text:p>0,37</text:p>
          </table:table-cell>
          <table:table-cell table:style-name="ce77" table:formula="of:=[$'Q3-b3'.F6]/[$'Q3-b1'.F6]" office:value-type="float" office:value="0.450757575757576" calcext:value-type="float">
            <text:p>0,45</text:p>
          </table:table-cell>
          <table:table-cell table:style-name="ce77" table:formula="of:=[$'Q3-b3'.G6]/[$'Q3-b1'.G6]" office:value-type="float" office:value="0.476547842401501" calcext:value-type="float">
            <text:p>0,48</text:p>
          </table:table-cell>
          <table:table-cell/>
          <table:table-cell table:style-name="ce77" table:formula="of:=1-[.C6]" office:value-type="float" office:value="0.570212765957447" calcext:value-type="float">
            <text:p>0,57</text:p>
          </table:table-cell>
          <table:table-cell table:style-name="ce77" table:formula="of:=1-[.D6]" office:value-type="float" office:value="0.36144578313253" calcext:value-type="float">
            <text:p>0,36</text:p>
          </table:table-cell>
          <table:table-cell table:style-name="ce77" table:formula="of:=1-[.E6]" office:value-type="float" office:value="0.633116883116883" calcext:value-type="float">
            <text:p>0,63</text:p>
          </table:table-cell>
          <table:table-cell table:style-name="ce77" table:formula="of:=1-[.F6]" office:value-type="float" office:value="0.549242424242424" calcext:value-type="float">
            <text:p>0,55</text:p>
          </table:table-cell>
          <table:table-cell table:style-name="ce77" table:formula="of:=1-[.G6]" office:value-type="float" office:value="0.523452157598499" calcext:value-type="float">
            <text:p>0,52</text:p>
          </table:table-cell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9" office:value-type="float" office:value="2008" calcext:value-type="float">
            <text:p>2008</text:p>
          </table:table-cell>
          <table:table-cell table:style-name="ce77" table:formula="of:=[$'Q3-b3'.C7]/[$'Q3-b1'.C7]" office:value-type="float" office:value="0.460648148148148" calcext:value-type="float">
            <text:p>0,46</text:p>
          </table:table-cell>
          <table:table-cell table:style-name="ce77" table:formula="of:=[$'Q3-b3'.D7]/[$'Q3-b1'.D7]" office:value-type="float" office:value="0.483412322274882" calcext:value-type="float">
            <text:p>0,48</text:p>
          </table:table-cell>
          <table:table-cell table:style-name="ce77" table:formula="of:=[$'Q3-b3'.E7]/[$'Q3-b1'.E7]" office:value-type="float" office:value="0.391585760517799" calcext:value-type="float">
            <text:p>0,39</text:p>
          </table:table-cell>
          <table:table-cell table:style-name="ce77" table:formula="of:=[$'Q3-b3'.F7]/[$'Q3-b1'.F7]" office:value-type="float" office:value="0.4" calcext:value-type="float">
            <text:p>0,40</text:p>
          </table:table-cell>
          <table:table-cell table:style-name="ce77" table:formula="of:=[$'Q3-b3'.G7]/[$'Q3-b1'.G7]" office:value-type="float" office:value="0.479591836734694" calcext:value-type="float">
            <text:p>0,48</text:p>
          </table:table-cell>
          <table:table-cell/>
          <table:table-cell table:style-name="ce77" table:formula="of:=1-[.C7]" office:value-type="float" office:value="0.539351851851852" calcext:value-type="float">
            <text:p>0,54</text:p>
          </table:table-cell>
          <table:table-cell table:style-name="ce77" table:formula="of:=1-[.D7]" office:value-type="float" office:value="0.516587677725119" calcext:value-type="float">
            <text:p>0,52</text:p>
          </table:table-cell>
          <table:table-cell table:style-name="ce77" table:formula="of:=1-[.E7]" office:value-type="float" office:value="0.608414239482201" calcext:value-type="float">
            <text:p>0,61</text:p>
          </table:table-cell>
          <table:table-cell table:style-name="ce77" table:formula="of:=1-[.F7]" office:value-type="float" office:value="0.6" calcext:value-type="float">
            <text:p>0,60</text:p>
          </table:table-cell>
          <table:table-cell table:style-name="ce77" table:formula="of:=1-[.G7]" office:value-type="float" office:value="0.520408163265306" calcext:value-type="float">
            <text:p>0,52</text:p>
          </table:table-cell>
        </table:table-row>
        <table:table-row table:style-name="ro2">
          <table:covered-table-cell table:style-name="ce59" office:value-type="string" calcext:value-type="string">
            <text:p>Summer</text:p>
          </table:covered-table-cell>
          <table:table-cell table:style-name="ce59" office:value-type="float" office:value="2012" calcext:value-type="float">
            <text:p>2012</text:p>
          </table:table-cell>
          <table:table-cell table:style-name="ce77" table:formula="of:=[$'Q3-b3'.C8]/[$'Q3-b1'.C8]" office:value-type="float" office:value="0.454320987654321" calcext:value-type="float">
            <text:p>0,45</text:p>
          </table:table-cell>
          <table:table-cell table:style-name="ce77" table:formula="of:=[$'Q3-b3'.D8]/[$'Q3-b1'.D8]" office:value-type="float" office:value="0.564903846153846" calcext:value-type="float">
            <text:p>0,56</text:p>
          </table:table-cell>
          <table:table-cell table:style-name="ce77" table:formula="of:=[$'Q3-b3'.E8]/[$'Q3-b1'.E8]" office:value-type="float" office:value="0.438271604938272" calcext:value-type="float">
            <text:p>0,44</text:p>
          </table:table-cell>
          <table:table-cell table:style-name="ce77" table:formula="of:=[$'Q3-b3'.F8]/[$'Q3-b1'.F8]" office:value-type="float" office:value="0.46" calcext:value-type="float">
            <text:p>0,46</text:p>
          </table:table-cell>
          <table:table-cell table:style-name="ce77" table:formula="of:=[$'Q3-b3'.G8]/[$'Q3-b1'.G8]" office:value-type="float" office:value="0.505660377358491" calcext:value-type="float">
            <text:p>0,51</text:p>
          </table:table-cell>
          <table:table-cell/>
          <table:table-cell table:style-name="ce77" table:formula="of:=1-[.C8]" office:value-type="float" office:value="0.545679012345679" calcext:value-type="float">
            <text:p>0,55</text:p>
          </table:table-cell>
          <table:table-cell table:style-name="ce77" table:formula="of:=1-[.D8]" office:value-type="float" office:value="0.435096153846154" calcext:value-type="float">
            <text:p>0,44</text:p>
          </table:table-cell>
          <table:table-cell table:style-name="ce77" table:formula="of:=1-[.E8]" office:value-type="float" office:value="0.561728395061728" calcext:value-type="float">
            <text:p>0,56</text:p>
          </table:table-cell>
          <table:table-cell table:style-name="ce77" table:formula="of:=1-[.F8]" office:value-type="float" office:value="0.54" calcext:value-type="float">
            <text:p>0,54</text:p>
          </table:table-cell>
          <table:table-cell table:style-name="ce77" table:formula="of:=1-[.G8]" office:value-type="float" office:value="0.494339622641509" calcext:value-type="float">
            <text:p>0,49</text:p>
          </table:table-cell>
        </table:table-row>
        <table:table-row table:style-name="ro2">
          <table:covered-table-cell table:style-name="ce60" office:value-type="string" calcext:value-type="string">
            <text:p>Summer</text:p>
          </table:covered-table-cell>
          <table:table-cell table:style-name="ce60" office:value-type="float" office:value="2016" calcext:value-type="float">
            <text:p>2016</text:p>
          </table:table-cell>
          <table:table-cell table:style-name="ce78" table:formula="of:=[$'Q3-b3'.C9]/[$'Q3-b1'.C9]" office:value-type="float" office:value="0.504761904761905" calcext:value-type="float">
            <text:p>0,50</text:p>
          </table:table-cell>
          <table:table-cell table:style-name="ce78" table:formula="of:=[$'Q3-b3'.D9]/[$'Q3-b1'.D9]" office:value-type="float" office:value="0.613053613053613" calcext:value-type="float">
            <text:p>0,61</text:p>
          </table:table-cell>
          <table:table-cell table:style-name="ce78" table:formula="of:=[$'Q3-b3'.E9]/[$'Q3-b1'.E9]" office:value-type="float" office:value="0.426020408163265" calcext:value-type="float">
            <text:p>0,43</text:p>
          </table:table-cell>
          <table:table-cell table:style-name="ce78" table:formula="of:=[$'Q3-b3'.F9]/[$'Q3-b1'.F9]" office:value-type="float" office:value="0.502415458937198" calcext:value-type="float">
            <text:p>0,50</text:p>
          </table:table-cell>
          <table:table-cell table:style-name="ce78" table:formula="of:=[$'Q3-b3'.G9]/[$'Q3-b1'.G9]" office:value-type="float" office:value="0.524324324324324" calcext:value-type="float">
            <text:p>0,52</text:p>
          </table:table-cell>
          <table:table-cell/>
          <table:table-cell table:style-name="ce78" table:formula="of:=1-[.C9]" office:value-type="float" office:value="0.495238095238095" calcext:value-type="float">
            <text:p>0,50</text:p>
          </table:table-cell>
          <table:table-cell table:style-name="ce78" table:formula="of:=1-[.D9]" office:value-type="float" office:value="0.386946386946387" calcext:value-type="float">
            <text:p>0,39</text:p>
          </table:table-cell>
          <table:table-cell table:style-name="ce78" table:formula="of:=1-[.E9]" office:value-type="float" office:value="0.573979591836735" calcext:value-type="float">
            <text:p>0,57</text:p>
          </table:table-cell>
          <table:table-cell table:style-name="ce78" table:formula="of:=1-[.F9]" office:value-type="float" office:value="0.497584541062802" calcext:value-type="float">
            <text:p>0,50</text:p>
          </table:table-cell>
          <table:table-cell table:style-name="ce78" table:formula="of:=1-[.G9]" office:value-type="float" office:value="0.475675675675676" calcext:value-type="float">
            <text:p>0,48</text:p>
          </table:table-cell>
        </table:table-row>
        <table:table-row table:style-name="ro2">
          <table:table-cell table:style-name="ce74" office:value-type="string" calcext:value-type="string" table:number-columns-spanned="1" table:number-rows-spanned="7">
            <text:p>Winter</text:p>
          </table:table-cell>
          <table:table-cell table:style-name="ce59" office:value-type="float" office:value="1992" calcext:value-type="float">
            <text:p>1992</text:p>
          </table:table-cell>
          <table:table-cell table:style-name="ce77" table:formula="of:=[$'Q3-b3'.C10]/[$'Q3-b1'.C10]" office:value-type="float" office:value="0.318181818181818" calcext:value-type="float">
            <text:p>0,32</text:p>
          </table:table-cell>
          <table:table-cell table:style-name="ce77" table:formula="of:=[$'Q3-b3'.D10]/[$'Q3-b1'.D10]" office:value-type="float" office:value="0.625" calcext:value-type="float">
            <text:p>0,63</text:p>
          </table:table-cell>
          <table:table-cell table:style-name="ce77" table:formula="of:=[$'Q3-b3'.E10]/[$'Q3-b1'.E10]" office:value-type="float" office:value="0.275229357798165" calcext:value-type="float">
            <text:p>0,28</text:p>
          </table:table-cell>
          <table:table-cell table:style-name="ce77" table:formula="of:=[$'Q3-b3'.F10]/[$'Q3-b1'.F10]" office:value-type="float" office:value="0.173913043478261" calcext:value-type="float">
            <text:p>0,17</text:p>
          </table:table-cell>
          <table:table-cell table:style-name="ce77" table:formula="of:=[$'Q3-b3'.G10]/[$'Q3-b1'.G10]" office:value-type="float" office:value="0.337837837837838" calcext:value-type="float">
            <text:p>0,34</text:p>
          </table:table-cell>
          <table:table-cell/>
          <table:table-cell table:style-name="ce77" table:formula="of:=1-[.C10]" office:value-type="float" office:value="0.681818181818182" calcext:value-type="float">
            <text:p>0,68</text:p>
          </table:table-cell>
          <table:table-cell table:style-name="ce77" table:formula="of:=1-[.D10]" office:value-type="float" office:value="0.375" calcext:value-type="float">
            <text:p>0,38</text:p>
          </table:table-cell>
          <table:table-cell table:style-name="ce77" table:formula="of:=1-[.E10]" office:value-type="float" office:value="0.724770642201835" calcext:value-type="float">
            <text:p>0,72</text:p>
          </table:table-cell>
          <table:table-cell table:style-name="ce77" table:formula="of:=1-[.F10]" office:value-type="float" office:value="0.826086956521739" calcext:value-type="float">
            <text:p>0,83</text:p>
          </table:table-cell>
          <table:table-cell table:style-name="ce77" table:formula="of:=1-[.G10]" office:value-type="float" office:value="0.662162162162162" calcext:value-type="float">
            <text:p>0,66</text:p>
          </table:table-cell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9" office:value-type="float" office:value="1994" calcext:value-type="float">
            <text:p>1994</text:p>
          </table:table-cell>
          <table:table-cell table:style-name="ce77" table:formula="of:=[$'Q3-b3'.C11]/[$'Q3-b1'.C11]" office:value-type="float" office:value="0.28" calcext:value-type="float">
            <text:p>0,28</text:p>
          </table:table-cell>
          <table:table-cell table:style-name="ce77" table:formula="of:=[$'Q3-b3'.D11]/[$'Q3-b1'.D11]" office:value-type="float" office:value="0.708333333333333" calcext:value-type="float">
            <text:p>0,71</text:p>
          </table:table-cell>
          <table:table-cell table:style-name="ce77" table:formula="of:=[$'Q3-b3'.E11]/[$'Q3-b1'.E11]" office:value-type="float" office:value="0.306122448979592" calcext:value-type="float">
            <text:p>0,31</text:p>
          </table:table-cell>
          <table:table-cell table:style-name="ce77" table:formula="of:=[$'Q3-b3'.F11]/[$'Q3-b1'.F11]" office:value-type="float" office:value="0.476190476190476" calcext:value-type="float">
            <text:p>0,48</text:p>
          </table:table-cell>
          <table:table-cell table:style-name="ce77" table:formula="of:=[$'Q3-b3'.G11]/[$'Q3-b1'.G11]" office:value-type="float" office:value="0.351351351351351" calcext:value-type="float">
            <text:p>0,35</text:p>
          </table:table-cell>
          <table:table-cell/>
          <table:table-cell table:style-name="ce77" table:formula="of:=1-[.C11]" office:value-type="float" office:value="0.72" calcext:value-type="float">
            <text:p>0,72</text:p>
          </table:table-cell>
          <table:table-cell table:style-name="ce77" table:formula="of:=1-[.D11]" office:value-type="float" office:value="0.291666666666667" calcext:value-type="float">
            <text:p>0,29</text:p>
          </table:table-cell>
          <table:table-cell table:style-name="ce77" table:formula="of:=1-[.E11]" office:value-type="float" office:value="0.693877551020408" calcext:value-type="float">
            <text:p>0,69</text:p>
          </table:table-cell>
          <table:table-cell table:style-name="ce77" table:formula="of:=1-[.F11]" office:value-type="float" office:value="0.523809523809524" calcext:value-type="float">
            <text:p>0,52</text:p>
          </table:table-cell>
          <table:table-cell table:style-name="ce77" table:formula="of:=1-[.G11]" office:value-type="float" office:value="0.648648648648649" calcext:value-type="float">
            <text:p>0,65</text:p>
          </table:table-cell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9" office:value-type="float" office:value="1998" calcext:value-type="float">
            <text:p>1998</text:p>
          </table:table-cell>
          <table:table-cell table:style-name="ce77" table:formula="of:=[$'Q3-b3'.C12]/[$'Q3-b1'.C12]" office:value-type="float" office:value="0.347826086956522" calcext:value-type="float">
            <text:p>0,35</text:p>
          </table:table-cell>
          <table:table-cell table:style-name="ce77" table:formula="of:=[$'Q3-b3'.D12]/[$'Q3-b1'.D12]" office:value-type="float" office:value="0.736842105263158" calcext:value-type="float">
            <text:p>0,74</text:p>
          </table:table-cell>
          <table:table-cell table:style-name="ce77" table:formula="of:=[$'Q3-b3'.E12]/[$'Q3-b1'.E12]" office:value-type="float" office:value="0.292452830188679" calcext:value-type="float">
            <text:p>0,29</text:p>
          </table:table-cell>
          <table:table-cell table:style-name="ce77" table:formula="of:=[$'Q3-b3'.F12]/[$'Q3-b1'.F12]" office:value-type="float" office:value="0.297297297297297" calcext:value-type="float">
            <text:p>0,30</text:p>
          </table:table-cell>
          <table:table-cell table:style-name="ce77" table:formula="of:=[$'Q3-b3'.G12]/[$'Q3-b1'.G12]" office:value-type="float" office:value="0.435483870967742" calcext:value-type="float">
            <text:p>0,44</text:p>
          </table:table-cell>
          <table:table-cell/>
          <table:table-cell table:style-name="ce77" table:formula="of:=1-[.C12]" office:value-type="float" office:value="0.652173913043478" calcext:value-type="float">
            <text:p>0,65</text:p>
          </table:table-cell>
          <table:table-cell table:style-name="ce77" table:formula="of:=1-[.D12]" office:value-type="float" office:value="0.263157894736842" calcext:value-type="float">
            <text:p>0,26</text:p>
          </table:table-cell>
          <table:table-cell table:style-name="ce77" table:formula="of:=1-[.E12]" office:value-type="float" office:value="0.707547169811321" calcext:value-type="float">
            <text:p>0,71</text:p>
          </table:table-cell>
          <table:table-cell table:style-name="ce77" table:formula="of:=1-[.F12]" office:value-type="float" office:value="0.702702702702703" calcext:value-type="float">
            <text:p>0,70</text:p>
          </table:table-cell>
          <table:table-cell table:style-name="ce77" table:formula="of:=1-[.G12]" office:value-type="float" office:value="0.564516129032258" calcext:value-type="float">
            <text:p>0,56</text:p>
          </table:table-cell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9" office:value-type="float" office:value="2002" calcext:value-type="float">
            <text:p>2002</text:p>
          </table:table-cell>
          <table:table-cell table:style-name="ce77" table:formula="of:=[$'Q3-b3'.C13]/[$'Q3-b1'.C13]" office:value-type="float" office:value="0.48" calcext:value-type="float">
            <text:p>0,48</text:p>
          </table:table-cell>
          <table:table-cell table:style-name="ce77" table:formula="of:=[$'Q3-b3'.D13]/[$'Q3-b1'.D13]" office:value-type="float" office:value="0.691176470588235" calcext:value-type="float">
            <text:p>0,69</text:p>
          </table:table-cell>
          <table:table-cell table:style-name="ce77" table:formula="of:=[$'Q3-b3'.E13]/[$'Q3-b1'.E13]" office:value-type="float" office:value="0.236842105263158" calcext:value-type="float">
            <text:p>0,24</text:p>
          </table:table-cell>
          <table:table-cell table:style-name="ce77" table:formula="of:=[$'Q3-b3'.F13]/[$'Q3-b1'.F13]" office:value-type="float" office:value="0.326086956521739" calcext:value-type="float">
            <text:p>0,33</text:p>
          </table:table-cell>
          <table:table-cell table:style-name="ce77" table:formula="of:=[$'Q3-b3'.G13]/[$'Q3-b1'.G13]" office:value-type="float" office:value="0.430693069306931" calcext:value-type="float">
            <text:p>0,43</text:p>
          </table:table-cell>
          <table:table-cell/>
          <table:table-cell table:style-name="ce77" table:formula="of:=1-[.C13]" office:value-type="float" office:value="0.52" calcext:value-type="float">
            <text:p>0,52</text:p>
          </table:table-cell>
          <table:table-cell table:style-name="ce77" table:formula="of:=1-[.D13]" office:value-type="float" office:value="0.308823529411765" calcext:value-type="float">
            <text:p>0,31</text:p>
          </table:table-cell>
          <table:table-cell table:style-name="ce77" table:formula="of:=1-[.E13]" office:value-type="float" office:value="0.763157894736842" calcext:value-type="float">
            <text:p>0,76</text:p>
          </table:table-cell>
          <table:table-cell table:style-name="ce77" table:formula="of:=1-[.F13]" office:value-type="float" office:value="0.673913043478261" calcext:value-type="float">
            <text:p>0,67</text:p>
          </table:table-cell>
          <table:table-cell table:style-name="ce77" table:formula="of:=1-[.G13]" office:value-type="float" office:value="0.569306930693069" calcext:value-type="float">
            <text:p>0,57</text:p>
          </table:table-cell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9" office:value-type="float" office:value="2006" calcext:value-type="float">
            <text:p>2006</text:p>
          </table:table-cell>
          <table:table-cell table:style-name="ce77" table:formula="of:=[$'Q3-b3'.C14]/[$'Q3-b1'.C14]" office:value-type="float" office:value="0.425" calcext:value-type="float">
            <text:p>0,43</text:p>
          </table:table-cell>
          <table:table-cell table:style-name="ce77" table:formula="of:=[$'Q3-b3'.D14]/[$'Q3-b1'.D14]" office:value-type="float" office:value="0.527027027027027" calcext:value-type="float">
            <text:p>0,53</text:p>
          </table:table-cell>
          <table:table-cell table:style-name="ce77" table:formula="of:=[$'Q3-b3'.E14]/[$'Q3-b1'.E14]" office:value-type="float" office:value="0.390243902439024" calcext:value-type="float">
            <text:p>0,39</text:p>
          </table:table-cell>
          <table:table-cell table:style-name="ce77" table:formula="of:=[$'Q3-b3'.F14]/[$'Q3-b1'.F14]" office:value-type="float" office:value="0.35" calcext:value-type="float">
            <text:p>0,35</text:p>
          </table:table-cell>
          <table:table-cell table:style-name="ce77" table:formula="of:=[$'Q3-b3'.G14]/[$'Q3-b1'.G14]" office:value-type="float" office:value="0.426470588235294" calcext:value-type="float">
            <text:p>0,43</text:p>
          </table:table-cell>
          <table:table-cell/>
          <table:table-cell table:style-name="ce77" table:formula="of:=1-[.C14]" office:value-type="float" office:value="0.575" calcext:value-type="float">
            <text:p>0,58</text:p>
          </table:table-cell>
          <table:table-cell table:style-name="ce77" table:formula="of:=1-[.D14]" office:value-type="float" office:value="0.472972972972973" calcext:value-type="float">
            <text:p>0,47</text:p>
          </table:table-cell>
          <table:table-cell table:style-name="ce77" table:formula="of:=1-[.E14]" office:value-type="float" office:value="0.609756097560976" calcext:value-type="float">
            <text:p>0,61</text:p>
          </table:table-cell>
          <table:table-cell table:style-name="ce77" table:formula="of:=1-[.F14]" office:value-type="float" office:value="0.65" calcext:value-type="float">
            <text:p>0,65</text:p>
          </table:table-cell>
          <table:table-cell table:style-name="ce77" table:formula="of:=1-[.G14]" office:value-type="float" office:value="0.573529411764706" calcext:value-type="float">
            <text:p>0,57</text:p>
          </table:table-cell>
        </table:table-row>
        <table:table-row table:style-name="ro2">
          <table:covered-table-cell table:style-name="ce59" office:value-type="string" calcext:value-type="string">
            <text:p>Winter</text:p>
          </table:covered-table-cell>
          <table:table-cell table:style-name="ce59" office:value-type="float" office:value="2010" calcext:value-type="float">
            <text:p>2010</text:p>
          </table:table-cell>
          <table:table-cell table:style-name="ce77" table:formula="of:=[$'Q3-b3'.C15]/[$'Q3-b1'.C15]" office:value-type="float" office:value="0.5" calcext:value-type="float">
            <text:p>0,50</text:p>
          </table:table-cell>
          <table:table-cell table:style-name="ce77" table:formula="of:=[$'Q3-b3'.D15]/[$'Q3-b1'.D15]" office:value-type="float" office:value="0.655172413793103" calcext:value-type="float">
            <text:p>0,66</text:p>
          </table:table-cell>
          <table:table-cell table:style-name="ce77" table:formula="of:=[$'Q3-b3'.E15]/[$'Q3-b1'.E15]" office:value-type="float" office:value="0.355769230769231" calcext:value-type="float">
            <text:p>0,36</text:p>
          </table:table-cell>
          <table:table-cell table:style-name="ce77" table:formula="of:=[$'Q3-b3'.F15]/[$'Q3-b1'.F15]" office:value-type="float" office:value="0.4" calcext:value-type="float">
            <text:p>0,40</text:p>
          </table:table-cell>
          <table:table-cell table:style-name="ce77" table:formula="of:=[$'Q3-b3'.G15]/[$'Q3-b1'.G15]" office:value-type="float" office:value="0.433962264150943" calcext:value-type="float">
            <text:p>0,43</text:p>
          </table:table-cell>
          <table:table-cell/>
          <table:table-cell table:style-name="ce77" table:formula="of:=1-[.C15]" office:value-type="float" office:value="0.5" calcext:value-type="float">
            <text:p>0,50</text:p>
          </table:table-cell>
          <table:table-cell table:style-name="ce77" table:formula="of:=1-[.D15]" office:value-type="float" office:value="0.344827586206897" calcext:value-type="float">
            <text:p>0,34</text:p>
          </table:table-cell>
          <table:table-cell table:style-name="ce77" table:formula="of:=1-[.E15]" office:value-type="float" office:value="0.644230769230769" calcext:value-type="float">
            <text:p>0,64</text:p>
          </table:table-cell>
          <table:table-cell table:style-name="ce77" table:formula="of:=1-[.F15]" office:value-type="float" office:value="0.6" calcext:value-type="float">
            <text:p>0,60</text:p>
          </table:table-cell>
          <table:table-cell table:style-name="ce77" table:formula="of:=1-[.G15]" office:value-type="float" office:value="0.566037735849057" calcext:value-type="float">
            <text:p>0,57</text:p>
          </table:table-cell>
        </table:table-row>
        <table:table-row table:style-name="ro2">
          <table:covered-table-cell table:style-name="ce60" office:value-type="string" calcext:value-type="string">
            <text:p>Winter</text:p>
          </table:covered-table-cell>
          <table:table-cell table:style-name="ce60" office:value-type="float" office:value="2014" calcext:value-type="float">
            <text:p>2014</text:p>
          </table:table-cell>
          <table:table-cell table:style-name="ce78" table:formula="of:=[$'Q3-b3'.C16]/[$'Q3-b1'.C16]" office:value-type="float" office:value="0.516666666666667" calcext:value-type="float">
            <text:p>0,52</text:p>
          </table:table-cell>
          <table:table-cell table:style-name="ce78" table:formula="of:=[$'Q3-b3'.D16]/[$'Q3-b1'.D16]" office:value-type="float" office:value="0.571428571428571" calcext:value-type="float">
            <text:p>0,57</text:p>
          </table:table-cell>
          <table:table-cell table:style-name="ce78" table:formula="of:=[$'Q3-b3'.E16]/[$'Q3-b1'.E16]" office:value-type="float" office:value="0.364485981308411" calcext:value-type="float">
            <text:p>0,36</text:p>
          </table:table-cell>
          <table:table-cell table:style-name="ce78" table:formula="of:=[$'Q3-b3'.F16]/[$'Q3-b1'.F16]" office:value-type="float" office:value="0.422535211267606" calcext:value-type="float">
            <text:p>0,42</text:p>
          </table:table-cell>
          <table:table-cell table:style-name="ce78" table:formula="of:=[$'Q3-b3'.G16]/[$'Q3-b1'.G16]" office:value-type="float" office:value="0.45045045045045" calcext:value-type="float">
            <text:p>0,45</text:p>
          </table:table-cell>
          <table:table-cell/>
          <table:table-cell table:style-name="ce78" table:formula="of:=1-[.C16]" office:value-type="float" office:value="0.483333333333333" calcext:value-type="float">
            <text:p>0,48</text:p>
          </table:table-cell>
          <table:table-cell table:style-name="ce78" table:formula="of:=1-[.D16]" office:value-type="float" office:value="0.428571428571429" calcext:value-type="float">
            <text:p>0,43</text:p>
          </table:table-cell>
          <table:table-cell table:style-name="ce78" table:formula="of:=1-[.E16]" office:value-type="float" office:value="0.635514018691589" calcext:value-type="float">
            <text:p>0,64</text:p>
          </table:table-cell>
          <table:table-cell table:style-name="ce78" table:formula="of:=1-[.F16]" office:value-type="float" office:value="0.577464788732394" calcext:value-type="float">
            <text:p>0,58</text:p>
          </table:table-cell>
          <table:table-cell table:style-name="ce78" table:formula="of:=1-[.G16]" office:value-type="float" office:value="0.54954954954955" calcext:value-type="float">
            <text:p>0,55</text:p>
          </table:table-cell>
        </table:table-row>
        <table:table-row table:style-name="ro2">
          <table:table-cell>
            <draw:frame draw:z-index="0" draw:style-name="gr1" draw:text-style-name="P1" svg:width="11.859cm" svg:height="8.355cm" svg:x="0.112cm" svg:y="0.234cm">
              <draw:object draw:notify-on-update-of-ranges="'Q3-b4'.B3:'Q3-b4'.B9 'Q3-b4'.C2:'Q3-b4'.C2 'Q3-b4'.C3:'Q3-b4'.C9 'Q3-b4'.D2:'Q3-b4'.D2 'Q3-b4'.D3:'Q3-b4'.D9 'Q3-b4'.E2:'Q3-b4'.E2 'Q3-b4'.E3:'Q3-b4'.E9 'Q3-b4'.F2:'Q3-b4'.F2 'Q3-b4'.F3:'Q3-b4'.F9 'Q3-b4'.G2:'Q3-b4'.G2 'Q3-b4'.G3:'Q3-b4'.G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2"/>
        </table:table-row>
        <table:table-row table:style-name="ro2" table:number-rows-repeated="19">
          <table:table-cell table:number-columns-repeated="13"/>
        </table:table-row>
        <table:table-row table:style-name="ro2">
          <table:table-cell>
            <draw:frame draw:z-index="1" draw:style-name="gr1" draw:text-style-name="P1" svg:width="11.681cm" svg:height="8.265cm" svg:x="0.088cm" svg:y="0.156cm">
              <draw:object draw:notify-on-update-of-ranges="'Q3-b4'.B10:'Q3-b4'.B16 'Q3-b4'.C2:'Q3-b4'.C2 'Q3-b4'.C10:'Q3-b4'.C16 'Q3-b4'.D2:'Q3-b4'.D2 'Q3-b4'.D10:'Q3-b4'.D16 'Q3-b4'.E2:'Q3-b4'.E2 'Q3-b4'.E10:'Q3-b4'.E16 'Q3-b4'.F2:'Q3-b4'.F2 'Q3-b4'.F10:'Q3-b4'.F16 'Q3-b4'.G2:'Q3-b4'.G2 'Q3-b4'.G10:'Q3-b4'.G16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2"/>
        </table:table-row>
      </table:table>
      <table:table table:name="Q3-b5" table:style-name="ta1">
        <table:table-column table:style-name="co4" table:number-columns-repeated="2" table:default-cell-style-name="ce59"/>
        <table:table-column table:style-name="co4" table:number-columns-repeated="5" table:default-cell-style-name="ce8"/>
        <table:table-column table:style-name="co4" table:default-cell-style-name="Default"/>
        <table:table-column table:style-name="co4" table:number-columns-repeated="5" table:default-cell-style-name="ce77"/>
        <table:table-row table:style-name="ro4">
          <table:table-cell table:style-name="Default" table:number-columns-repeated="2"/>
          <table:table-cell table:style-name="ce75" office:value-type="string" calcext:value-type="string" table:number-columns-spanned="5" table:number-rows-spanned="1">
            <text:p>Nombre de femmes médaillées</text:p>
          </table:table-cell>
          <table:covered-table-cell table:number-columns-repeated="4" table:style-name="ce7"/>
          <table:table-cell/>
          <table:table-cell table:style-name="ce75" office:value-type="string" calcext:value-type="string" table:number-columns-spanned="5" table:number-rows-spanned="1">
            <text:p>Proportion de médaillées parmi les femmes</text:p>
          </table:table-cell>
          <table:covered-table-cell table:number-columns-repeated="4" table:style-name="ce7"/>
        </table:table-row>
        <table:table-row table:style-name="ro2">
          <table:table-cell table:style-name="ce57"/>
          <table:table-cell table:style-name="ce13"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  <table:table-cell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</table:table-row>
        <table:table-row table:style-name="ro2">
          <table:table-cell table:style-name="ce73" office:value-type="string" calcext:value-type="string" table:number-columns-spanned="1" table:number-rows-spanned="7">
            <text:p>Summer</text:p>
          </table:table-cell>
          <table:table-cell office:value-type="float" office:value="1992" calcext:value-type="float">
            <text:p>19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7" calcext:value-type="float">
            <text:p>87</text:p>
          </table:table-cell>
          <table:table-cell/>
          <table:table-cell table:style-name="ce76" table:formula="of:=[.C3]/[$'Q3-b3'.C3]" office:value-type="float" office:value="0.347826086956522" calcext:value-type="float">
            <text:p>0,35</text:p>
          </table:table-cell>
          <table:table-cell table:style-name="ce76" table:formula="of:=[.D3]/[$'Q3-b3'.D3]" office:value-type="float" office:value="0.437956204379562" calcext:value-type="float">
            <text:p>0,44</text:p>
          </table:table-cell>
          <table:table-cell table:style-name="ce76" table:formula="of:=[.E3]/[$'Q3-b3'.E3]" office:value-type="float" office:value="0.153061224489796" calcext:value-type="float">
            <text:p>0,15</text:p>
          </table:table-cell>
          <table:table-cell table:style-name="ce76" table:formula="of:=[.F3]/[$'Q3-b3'.F3]" office:value-type="float" office:value="0.458333333333333" calcext:value-type="float">
            <text:p>0,46</text:p>
          </table:table-cell>
          <table:table-cell table:style-name="ce76" table:formula="of:=[.G3]/[$'Q3-b3'.G3]" office:value-type="float" office:value="0.457894736842105" calcext:value-type="float">
            <text:p>0,46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1996" calcext:value-type="float">
            <text:p>1996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C4]/[$'Q3-b3'.C4]" office:value-type="float" office:value="0.467065868263473" calcext:value-type="float">
            <text:p>0,47</text:p>
          </table:table-cell>
          <table:table-cell table:formula="of:=[.D4]/[$'Q3-b3'.D4]" office:value-type="float" office:value="0.4375" calcext:value-type="float">
            <text:p>0,44</text:p>
          </table:table-cell>
          <table:table-cell table:formula="of:=[.E4]/[$'Q3-b3'.E4]" office:value-type="float" office:value="0.205882352941176" calcext:value-type="float">
            <text:p>0,21</text:p>
          </table:table-cell>
          <table:table-cell table:formula="of:=[.F4]/[$'Q3-b3'.F4]" office:value-type="float" office:value="0.407079646017699" calcext:value-type="float">
            <text:p>0,41</text:p>
          </table:table-cell>
          <table:table-cell table:formula="of:=[.G4]/[$'Q3-b3'.G4]" office:value-type="float" office:value="0.468864468864469" calcext:value-type="float">
            <text:p>0,47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0" calcext:value-type="float">
            <text:p>2000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C5]/[$'Q3-b3'.C5]" office:value-type="float" office:value="0.344202898550725" calcext:value-type="float">
            <text:p>0,34</text:p>
          </table:table-cell>
          <table:table-cell table:formula="of:=[.D5]/[$'Q3-b3'.D5]" office:value-type="float" office:value="0.401041666666667" calcext:value-type="float">
            <text:p>0,40</text:p>
          </table:table-cell>
          <table:table-cell table:formula="of:=[.E5]/[$'Q3-b3'.E5]" office:value-type="float" office:value="0.192" calcext:value-type="float">
            <text:p>0,19</text:p>
          </table:table-cell>
          <table:table-cell table:formula="of:=[.F5]/[$'Q3-b3'.F5]" office:value-type="float" office:value="0.264150943396226" calcext:value-type="float">
            <text:p>0,26</text:p>
          </table:table-cell>
          <table:table-cell table:formula="of:=[.G5]/[$'Q3-b3'.G5]" office:value-type="float" office:value="0.553359683794466" calcext:value-type="float">
            <text:p>0,55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4" calcext:value-type="float">
            <text:p>2004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C6]/[$'Q3-b3'.C6]" office:value-type="float" office:value="0.386138613861386" calcext:value-type="float">
            <text:p>0,39</text:p>
          </table:table-cell>
          <table:table-cell table:formula="of:=[.D6]/[$'Q3-b3'.D6]" office:value-type="float" office:value="0.369811320754717" calcext:value-type="float">
            <text:p>0,37</text:p>
          </table:table-cell>
          <table:table-cell table:formula="of:=[.E6]/[$'Q3-b3'.E6]" office:value-type="float" office:value="0.238938053097345" calcext:value-type="float">
            <text:p>0,24</text:p>
          </table:table-cell>
          <table:table-cell table:formula="of:=[.F6]/[$'Q3-b3'.F6]" office:value-type="float" office:value="0.243697478991597" calcext:value-type="float">
            <text:p>0,24</text:p>
          </table:table-cell>
          <table:table-cell table:formula="of:=[.G6]/[$'Q3-b3'.G6]" office:value-type="float" office:value="0.622047244094488" calcext:value-type="float">
            <text:p>0,62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8" calcext:value-type="float">
            <text:p>2008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C7]/[$'Q3-b3'.C7]" office:value-type="float" office:value="0.457286432160804" calcext:value-type="float">
            <text:p>0,46</text:p>
          </table:table-cell>
          <table:table-cell table:formula="of:=[.D7]/[$'Q3-b3'.D7]" office:value-type="float" office:value="0.42156862745098" calcext:value-type="float">
            <text:p>0,42</text:p>
          </table:table-cell>
          <table:table-cell table:formula="of:=[.E7]/[$'Q3-b3'.E7]" office:value-type="float" office:value="0.247933884297521" calcext:value-type="float">
            <text:p>0,25</text:p>
          </table:table-cell>
          <table:table-cell table:formula="of:=[.F7]/[$'Q3-b3'.F7]" office:value-type="float" office:value="0.292452830188679" calcext:value-type="float">
            <text:p>0,29</text:p>
          </table:table-cell>
          <table:table-cell table:formula="of:=[.G7]/[$'Q3-b3'.G7]" office:value-type="float" office:value="0.570921985815603" calcext:value-type="float">
            <text:p>0,57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12" calcext:value-type="float">
            <text:p>2012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C8]/[$'Q3-b3'.C8]" office:value-type="float" office:value="0.385869565217391" calcext:value-type="float">
            <text:p>0,39</text:p>
          </table:table-cell>
          <table:table-cell table:formula="of:=[.D8]/[$'Q3-b3'.D8]" office:value-type="float" office:value="0.408510638297872" calcext:value-type="float">
            <text:p>0,41</text:p>
          </table:table-cell>
          <table:table-cell table:formula="of:=[.E8]/[$'Q3-b3'.E8]" office:value-type="float" office:value="0.330985915492958" calcext:value-type="float">
            <text:p>0,33</text:p>
          </table:table-cell>
          <table:table-cell table:formula="of:=[.F8]/[$'Q3-b3'.F8]" office:value-type="float" office:value="0.226086956521739" calcext:value-type="float">
            <text:p>0,23</text:p>
          </table:table-cell>
          <table:table-cell table:formula="of:=[.G8]/[$'Q3-b3'.G8]" office:value-type="float" office:value="0.57089552238806" calcext:value-type="float">
            <text:p>0,57</text:p>
          </table:table-cell>
        </table:table-row>
        <table:table-row table:style-name="ro2">
          <table:covered-table-cell table:style-name="ce60" office:value-type="string" calcext:value-type="string">
            <text:p>Summer</text:p>
          </table:covered-table-cell>
          <table:table-cell table:style-name="ce60" office:value-type="float" office:value="2016" calcext:value-type="float">
            <text:p>2016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37" calcext:value-type="float">
            <text:p>137</text:p>
          </table:table-cell>
          <table:table-cell/>
          <table:table-cell table:style-name="ce78" table:formula="of:=[.C9]/[$'Q3-b3'.C9]" office:value-type="float" office:value="0.245283018867925" calcext:value-type="float">
            <text:p>0,25</text:p>
          </table:table-cell>
          <table:table-cell table:style-name="ce78" table:formula="of:=[.D9]/[$'Q3-b3'.D9]" office:value-type="float" office:value="0.330798479087452" calcext:value-type="float">
            <text:p>0,33</text:p>
          </table:table-cell>
          <table:table-cell table:style-name="ce78" table:formula="of:=[.E9]/[$'Q3-b3'.E9]" office:value-type="float" office:value="0.227544910179641" calcext:value-type="float">
            <text:p>0,23</text:p>
          </table:table-cell>
          <table:table-cell table:style-name="ce78" table:formula="of:=[.F9]/[$'Q3-b3'.F9]" office:value-type="float" office:value="0.201923076923077" calcext:value-type="float">
            <text:p>0,20</text:p>
          </table:table-cell>
          <table:table-cell table:style-name="ce78" table:formula="of:=[.G9]/[$'Q3-b3'.G9]" office:value-type="float" office:value="0.470790378006873" calcext:value-type="float">
            <text:p>0,47</text:p>
          </table:table-cell>
        </table:table-row>
        <table:table-row table:style-name="ro2">
          <table:table-cell table:style-name="ce74" office:value-type="string" calcext:value-type="string" table:number-columns-spanned="1" table:number-rows-spanned="7">
            <text:p>Winter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10]/[$'Q3-b3'.C10]" office:value-type="float" office:value="0.142857142857143" calcext:value-type="float">
            <text:p>0,14</text:p>
          </table:table-cell>
          <table:table-cell table:formula="of:=[.D10]/[$'Q3-b3'.D10]" office:value-type="float" office:value="0.2" calcext:value-type="float">
            <text:p>0,20</text:p>
          </table:table-cell>
          <table:table-cell table:formula="of:=[.E10]/[$'Q3-b3'.E10]" office:value-type="float" office:value="0.233333333333333" calcext:value-type="float">
            <text:p>0,23</text:p>
          </table:table-cell>
          <table:table-cell table:formula="of:=[.F10]/[$'Q3-b3'.F10]" office:value-type="float" office:value="0.5" calcext:value-type="float">
            <text:p>0,50</text:p>
          </table:table-cell>
          <table:table-cell table:formula="of:=[.G10]/[$'Q3-b3'.G10]" office:value-type="float" office:value="0.22" calcext:value-type="float">
            <text:p>0,22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11]/[$'Q3-b3'.C11]" office:value-type="float" office:value="0.142857142857143" calcext:value-type="float">
            <text:p>0,14</text:p>
          </table:table-cell>
          <table:table-cell table:formula="of:=[.D11]/[$'Q3-b3'.D11]" office:value-type="float" office:value="0.235294117647059" calcext:value-type="float">
            <text:p>0,24</text:p>
          </table:table-cell>
          <table:table-cell table:formula="of:=[.E11]/[$'Q3-b3'.E11]" office:value-type="float" office:value="0.2" calcext:value-type="float">
            <text:p>0,20</text:p>
          </table:table-cell>
          <table:table-cell table:formula="of:=[.F11]/[$'Q3-b3'.F11]" office:value-type="float" office:value="0.4" calcext:value-type="float">
            <text:p>0,40</text:p>
          </table:table-cell>
          <table:table-cell table:formula="of:=[.G11]/[$'Q3-b3'.G11]" office:value-type="float" office:value="0.25" calcext:value-type="float">
            <text:p>0,25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C12]/[$'Q3-b3'.C12]" office:value-type="float" office:value="0.125" calcext:value-type="float">
            <text:p>0,13</text:p>
          </table:table-cell>
          <table:table-cell table:formula="of:=[.D12]/[$'Q3-b3'.D12]" office:value-type="float" office:value="0.19047619047619" calcext:value-type="float">
            <text:p>0,19</text:p>
          </table:table-cell>
          <table:table-cell table:formula="of:=[.E12]/[$'Q3-b3'.E12]" office:value-type="float" office:value="0.32258064516129" calcext:value-type="float">
            <text:p>0,32</text:p>
          </table:table-cell>
          <table:table-cell table:formula="of:=[.F12]/[$'Q3-b3'.F12]" office:value-type="float" office:value="0.454545454545455" calcext:value-type="float">
            <text:p>0,45</text:p>
          </table:table-cell>
          <table:table-cell table:formula="of:=[.G12]/[$'Q3-b3'.G12]" office:value-type="float" office:value="0.395061728395062" calcext:value-type="float">
            <text:p>0,40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C13]/[$'Q3-b3'.C13]" office:value-type="float" office:value="0.25" calcext:value-type="float">
            <text:p>0,25</text:p>
          </table:table-cell>
          <table:table-cell table:formula="of:=[.D13]/[$'Q3-b3'.D13]" office:value-type="float" office:value="0.234042553191489" calcext:value-type="float">
            <text:p>0,23</text:p>
          </table:table-cell>
          <table:table-cell table:formula="of:=[.E13]/[$'Q3-b3'.E13]" office:value-type="float" office:value="0.444444444444444" calcext:value-type="float">
            <text:p>0,44</text:p>
          </table:table-cell>
          <table:table-cell table:formula="of:=[.F13]/[$'Q3-b3'.F13]" office:value-type="float" office:value="0.333333333333333" calcext:value-type="float">
            <text:p>0,33</text:p>
          </table:table-cell>
          <table:table-cell table:formula="of:=[.G13]/[$'Q3-b3'.G13]" office:value-type="float" office:value="0.425287356321839" calcext:value-type="float">
            <text:p>0,43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C14]/[$'Q3-b3'.C14]" office:value-type="float" office:value="0.176470588235294" calcext:value-type="float">
            <text:p>0,18</text:p>
          </table:table-cell>
          <table:table-cell table:formula="of:=[.D14]/[$'Q3-b3'.D14]" office:value-type="float" office:value="0.282051282051282" calcext:value-type="float">
            <text:p>0,28</text:p>
          </table:table-cell>
          <table:table-cell table:formula="of:=[.E14]/[$'Q3-b3'.E14]" office:value-type="float" office:value="0.375" calcext:value-type="float">
            <text:p>0,38</text:p>
          </table:table-cell>
          <table:table-cell table:formula="of:=[.F14]/[$'Q3-b3'.F14]" office:value-type="float" office:value="0.428571428571429" calcext:value-type="float">
            <text:p>0,43</text:p>
          </table:table-cell>
          <table:table-cell table:formula="of:=[.G14]/[$'Q3-b3'.G14]" office:value-type="float" office:value="0.448275862068966" calcext:value-type="float">
            <text:p>0,45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C15]/[$'Q3-b3'.C15]" office:value-type="float" office:value="0.1" calcext:value-type="float">
            <text:p>0,10</text:p>
          </table:table-cell>
          <table:table-cell table:formula="of:=[.D15]/[$'Q3-b3'.D15]" office:value-type="float" office:value="0.280701754385965" calcext:value-type="float">
            <text:p>0,28</text:p>
          </table:table-cell>
          <table:table-cell table:formula="of:=[.E15]/[$'Q3-b3'.E15]" office:value-type="float" office:value="0.162162162162162" calcext:value-type="float">
            <text:p>0,16</text:p>
          </table:table-cell>
          <table:table-cell table:formula="of:=[.F15]/[$'Q3-b3'.F15]" office:value-type="float" office:value="0.277777777777778" calcext:value-type="float">
            <text:p>0,28</text:p>
          </table:table-cell>
          <table:table-cell table:formula="of:=[.G15]/[$'Q3-b3'.G15]" office:value-type="float" office:value="0.456521739130435" calcext:value-type="float">
            <text:p>0,46</text:p>
          </table:table-cell>
        </table:table-row>
        <table:table-row table:style-name="ro2">
          <table:covered-table-cell table:style-name="ce60" office:value-type="string" calcext:value-type="string">
            <text:p>Winter</text:p>
          </table:covered-table-cell>
          <table:table-cell table:style-name="ce60" office:value-type="float" office:value="2014" calcext:value-type="float">
            <text:p>201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41" calcext:value-type="float">
            <text:p>41</text:p>
          </table:table-cell>
          <table:table-cell/>
          <table:table-cell table:style-name="ce78" table:formula="of:=[.C16]/[$'Q3-b3'.C16]" office:value-type="float" office:value="0.0645161290322581" calcext:value-type="float">
            <text:p>0,06</text:p>
          </table:table-cell>
          <table:table-cell table:style-name="ce78" table:formula="of:=[.D16]/[$'Q3-b3'.D16]" office:value-type="float" office:value="0.333333333333333" calcext:value-type="float">
            <text:p>0,33</text:p>
          </table:table-cell>
          <table:table-cell table:style-name="ce78" table:formula="of:=[.E16]/[$'Q3-b3'.E16]" office:value-type="float" office:value="0.17948717948718" calcext:value-type="float">
            <text:p>0,18</text:p>
          </table:table-cell>
          <table:table-cell table:style-name="ce78" table:formula="of:=[.F16]/[$'Q3-b3'.F16]" office:value-type="float" office:value="0.233333333333333" calcext:value-type="float">
            <text:p>0,23</text:p>
          </table:table-cell>
          <table:table-cell table:style-name="ce78" table:formula="of:=[.G16]/[$'Q3-b3'.G16]" office:value-type="float" office:value="0.41" calcext:value-type="float">
            <text:p>0,41</text:p>
          </table:table-cell>
        </table:table-row>
        <table:table-row table:style-name="ro2">
          <table:table-cell table:style-name="Default"/>
          <table:table-cell table:style-name="Default">
            <draw:frame draw:z-index="0" draw:style-name="gr1" draw:text-style-name="P1" svg:width="11.76cm" svg:height="8.479cm" svg:x="0.627cm" svg:y="0.272cm">
              <draw:object draw:notify-on-update-of-ranges="'Q3-b5'.B3:'Q3-b5'.B9 'Q3-b5'.I2:'Q3-b5'.I2 'Q3-b5'.I3:'Q3-b5'.I9 'Q3-b5'.J2:'Q3-b5'.J2 'Q3-b5'.J3:'Q3-b5'.J9 'Q3-b5'.K2:'Q3-b5'.K2 'Q3-b5'.K3:'Q3-b5'.K9 'Q3-b5'.L2:'Q3-b5'.L2 'Q3-b5'.L3:'Q3-b5'.L9 'Q3-b5'.M2:'Q3-b5'.M2 'Q3-b5'.M3:'Q3-b5'.M9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style-name="Default" table:number-columns-repeated="4"/>
          <table:table-cell table:style-name="Default">
            <draw:frame draw:z-index="1" draw:style-name="gr1" draw:text-style-name="P1" svg:width="11.75cm" svg:height="8.263cm" svg:x="1.827cm" svg:y="0.27cm">
              <draw:object draw:notify-on-update-of-ranges="'Q3-b5'.B10:'Q3-b5'.B16 'Q3-b5'.I2:'Q3-b5'.I2 'Q3-b5'.I10:'Q3-b5'.I16 'Q3-b5'.J2:'Q3-b5'.J2 'Q3-b5'.J10:'Q3-b5'.J16 'Q3-b5'.K2:'Q3-b5'.K2 'Q3-b5'.K10:'Q3-b5'.K16 'Q3-b5'.L2:'Q3-b5'.L2 'Q3-b5'.L10:'Q3-b5'.L16 'Q3-b5'.M2:'Q3-b5'.M2 'Q3-b5'.M10:'Q3-b5'.M16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/>
          <table:table-cell table:style-name="Default" table:number-columns-repeated="5"/>
        </table:table-row>
      </table:table>
      <table:table table:name="Q3-b6" table:style-name="ta1">
        <table:table-column table:style-name="co4" table:number-columns-repeated="2" table:default-cell-style-name="ce59"/>
        <table:table-column table:style-name="co4" table:number-columns-repeated="5" table:default-cell-style-name="ce77"/>
        <table:table-row table:style-name="ro4">
          <table:table-cell table:style-name="Default" table:number-columns-repeated="2"/>
          <table:table-cell table:style-name="ce75" office:value-type="string" calcext:value-type="string" table:number-columns-spanned="5" table:number-rows-spanned="1">
            <text:p>Proportion de femmes parmi les médaillées</text:p>
          </table:table-cell>
          <table:covered-table-cell table:number-columns-repeated="4" table:style-name="ce7"/>
        </table:table-row>
        <table:table-row table:style-name="ro2">
          <table:table-cell table:style-name="ce57"/>
          <table:table-cell table:style-name="ce13"/>
          <table:table-cell table:style-name="ce69" office:value-type="string" calcext:value-type="string">
            <text:p>Australia</text:p>
          </table:table-cell>
          <table:table-cell table:style-name="ce69" office:value-type="string" calcext:value-type="string">
            <text:p>China</text:p>
          </table:table-cell>
          <table:table-cell table:style-name="ce69" office:value-type="string" calcext:value-type="string">
            <text:p>France</text:p>
          </table:table-cell>
          <table:table-cell table:style-name="ce69" office:value-type="string" calcext:value-type="string">
            <text:p>South Korea</text:p>
          </table:table-cell>
          <table:table-cell table:style-name="ce69" office:value-type="string" calcext:value-type="string">
            <text:p>USA</text:p>
          </table:table-cell>
        </table:table-row>
        <table:table-row table:style-name="ro2">
          <table:table-cell table:style-name="ce73" office:value-type="string" calcext:value-type="string" table:number-columns-spanned="1" table:number-rows-spanned="7">
            <text:p>Summer</text:p>
          </table:table-cell>
          <table:table-cell office:value-type="float" office:value="1992" calcext:value-type="float">
            <text:p>1992</text:p>
          </table:table-cell>
          <table:table-cell table:style-name="ce76" table:formula="of:=[$'Q3-b5'.C3]/[$'Q3-b2'.C3]" office:value-type="float" office:value="0.347826086956522" calcext:value-type="float">
            <text:p>0,35</text:p>
          </table:table-cell>
          <table:table-cell table:style-name="ce76" table:formula="of:=[$'Q3-b5'.D3]/[$'Q3-b2'.D3]" office:value-type="float" office:value="0.714285714285714" calcext:value-type="float">
            <text:p>0,71</text:p>
          </table:table-cell>
          <table:table-cell table:style-name="ce76" table:formula="of:=[$'Q3-b5'.E3]/[$'Q3-b2'.E3]" office:value-type="float" office:value="0.164835164835165" calcext:value-type="float">
            <text:p>0,16</text:p>
          </table:table-cell>
          <table:table-cell table:style-name="ce76" table:formula="of:=[$'Q3-b5'.F3]/[$'Q3-b2'.F3]" office:value-type="float" office:value="0.507692307692308" calcext:value-type="float">
            <text:p>0,51</text:p>
          </table:table-cell>
          <table:table-cell table:style-name="ce76" table:formula="of:=[$'Q3-b5'.G3]/[$'Q3-b2'.G3]" office:value-type="float" office:value="0.376623376623377" calcext:value-type="float">
            <text:p>0,38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1996" calcext:value-type="float">
            <text:p>1996</text:p>
          </table:table-cell>
          <table:table-cell table:formula="of:=[$'Q3-b5'.C4]/[$'Q3-b2'.C4]" office:value-type="float" office:value="0.5" calcext:value-type="float">
            <text:p>0,50</text:p>
          </table:table-cell>
          <table:table-cell table:formula="of:=[$'Q3-b5'.D4]/[$'Q3-b2'.D4]" office:value-type="float" office:value="0.736842105263158" calcext:value-type="float">
            <text:p>0,74</text:p>
          </table:table-cell>
          <table:table-cell table:formula="of:=[$'Q3-b5'.E4]/[$'Q3-b2'.E4]" office:value-type="float" office:value="0.28" calcext:value-type="float">
            <text:p>0,28</text:p>
          </table:table-cell>
          <table:table-cell table:formula="of:=[$'Q3-b5'.F4]/[$'Q3-b2'.F4]" office:value-type="float" office:value="0.547619047619048" calcext:value-type="float">
            <text:p>0,55</text:p>
          </table:table-cell>
          <table:table-cell table:formula="of:=[$'Q3-b5'.G4]/[$'Q3-b2'.G4]" office:value-type="float" office:value="0.457142857142857" calcext:value-type="float">
            <text:p>0,46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0" calcext:value-type="float">
            <text:p>2000</text:p>
          </table:table-cell>
          <table:table-cell table:formula="of:=[$'Q3-b5'.C5]/[$'Q3-b2'.C5]" office:value-type="float" office:value="0.47029702970297" calcext:value-type="float">
            <text:p>0,47</text:p>
          </table:table-cell>
          <table:table-cell table:formula="of:=[$'Q3-b5'.D5]/[$'Q3-b2'.D5]" office:value-type="float" office:value="0.712962962962963" calcext:value-type="float">
            <text:p>0,71</text:p>
          </table:table-cell>
          <table:table-cell table:formula="of:=[$'Q3-b5'.E5]/[$'Q3-b2'.E5]" office:value-type="float" office:value="0.224299065420561" calcext:value-type="float">
            <text:p>0,22</text:p>
          </table:table-cell>
          <table:table-cell table:formula="of:=[$'Q3-b5'.F5]/[$'Q3-b2'.F5]" office:value-type="float" office:value="0.285714285714286" calcext:value-type="float">
            <text:p>0,29</text:p>
          </table:table-cell>
          <table:table-cell table:formula="of:=[$'Q3-b5'.G5]/[$'Q3-b2'.G5]" office:value-type="float" office:value="0.501792114695341" calcext:value-type="float">
            <text:p>0,50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4" calcext:value-type="float">
            <text:p>2004</text:p>
          </table:table-cell>
          <table:table-cell table:formula="of:=[$'Q3-b5'.C6]/[$'Q3-b2'.C6]" office:value-type="float" office:value="0.393939393939394" calcext:value-type="float">
            <text:p>0,39</text:p>
          </table:table-cell>
          <table:table-cell table:formula="of:=[$'Q3-b5'.D6]/[$'Q3-b2'.D6]" office:value-type="float" office:value="0.680555555555556" calcext:value-type="float">
            <text:p>0,68</text:p>
          </table:table-cell>
          <table:table-cell table:formula="of:=[$'Q3-b5'.E6]/[$'Q3-b2'.E6]" office:value-type="float" office:value="0.287234042553192" calcext:value-type="float">
            <text:p>0,29</text:p>
          </table:table-cell>
          <table:table-cell table:formula="of:=[$'Q3-b5'.F6]/[$'Q3-b2'.F6]" office:value-type="float" office:value="0.420289855072464" calcext:value-type="float">
            <text:p>0,42</text:p>
          </table:table-cell>
          <table:table-cell table:formula="of:=[$'Q3-b5'.G6]/[$'Q3-b2'.G6]" office:value-type="float" office:value="0.554385964912281" calcext:value-type="float">
            <text:p>0,55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08" calcext:value-type="float">
            <text:p>2008</text:p>
          </table:table-cell>
          <table:table-cell table:formula="of:=[$'Q3-b5'.C7]/[$'Q3-b2'.C7]" office:value-type="float" office:value="0.517045454545455" calcext:value-type="float">
            <text:p>0,52</text:p>
          </table:table-cell>
          <table:table-cell table:formula="of:=[$'Q3-b5'.D7]/[$'Q3-b2'.D7]" office:value-type="float" office:value="0.693548387096774" calcext:value-type="float">
            <text:p>0,69</text:p>
          </table:table-cell>
          <table:table-cell table:formula="of:=[$'Q3-b5'.E7]/[$'Q3-b2'.E7]" office:value-type="float" office:value="0.275229357798165" calcext:value-type="float">
            <text:p>0,28</text:p>
          </table:table-cell>
          <table:table-cell table:formula="of:=[$'Q3-b5'.F7]/[$'Q3-b2'.F7]" office:value-type="float" office:value="0.33695652173913" calcext:value-type="float">
            <text:p>0,34</text:p>
          </table:table-cell>
          <table:table-cell table:formula="of:=[$'Q3-b5'.G7]/[$'Q3-b2'.G7]" office:value-type="float" office:value="0.514376996805112" calcext:value-type="float">
            <text:p>0,51</text:p>
          </table:table-cell>
        </table:table-row>
        <table:table-row table:style-name="ro2">
          <table:covered-table-cell office:value-type="string" calcext:value-type="string">
            <text:p>Summer</text:p>
          </table:covered-table-cell>
          <table:table-cell office:value-type="float" office:value="2012" calcext:value-type="float">
            <text:p>2012</text:p>
          </table:table-cell>
          <table:table-cell table:formula="of:=[$'Q3-b5'.C8]/[$'Q3-b2'.C8]" office:value-type="float" office:value="0.482993197278912" calcext:value-type="float">
            <text:p>0,48</text:p>
          </table:table-cell>
          <table:table-cell table:formula="of:=[$'Q3-b5'.D8]/[$'Q3-b2'.D8]" office:value-type="float" office:value="0.631578947368421" calcext:value-type="float">
            <text:p>0,63</text:p>
          </table:table-cell>
          <table:table-cell table:formula="of:=[$'Q3-b5'.E8]/[$'Q3-b2'.E8]" office:value-type="float" office:value="0.388429752066116" calcext:value-type="float">
            <text:p>0,39</text:p>
          </table:table-cell>
          <table:table-cell table:formula="of:=[$'Q3-b5'.F8]/[$'Q3-b2'.F8]" office:value-type="float" office:value="0.346666666666667" calcext:value-type="float">
            <text:p>0,35</text:p>
          </table:table-cell>
          <table:table-cell table:formula="of:=[$'Q3-b5'.G8]/[$'Q3-b2'.G8]" office:value-type="float" office:value="0.57089552238806" calcext:value-type="float">
            <text:p>0,57</text:p>
          </table:table-cell>
        </table:table-row>
        <table:table-row table:style-name="ro2">
          <table:covered-table-cell table:style-name="ce60" office:value-type="string" calcext:value-type="string">
            <text:p>Summer</text:p>
          </table:covered-table-cell>
          <table:table-cell table:style-name="ce60" office:value-type="float" office:value="2016" calcext:value-type="float">
            <text:p>2016</text:p>
          </table:table-cell>
          <table:table-cell table:style-name="ce78" table:formula="of:=[$'Q3-b5'.C9]/[$'Q3-b2'.C9]" office:value-type="float" office:value="0.472727272727273" calcext:value-type="float">
            <text:p>0,47</text:p>
          </table:table-cell>
          <table:table-cell table:style-name="ce78" table:formula="of:=[$'Q3-b5'.D9]/[$'Q3-b2'.D9]" office:value-type="float" office:value="0.6796875" calcext:value-type="float">
            <text:p>0,68</text:p>
          </table:table-cell>
          <table:table-cell table:style-name="ce78" table:formula="of:=[$'Q3-b5'.E9]/[$'Q3-b2'.E9]" office:value-type="float" office:value="0.336283185840708" calcext:value-type="float">
            <text:p>0,34</text:p>
          </table:table-cell>
          <table:table-cell table:style-name="ce78" table:formula="of:=[$'Q3-b5'.F9]/[$'Q3-b2'.F9]" office:value-type="float" office:value="0.525" calcext:value-type="float">
            <text:p>0,53</text:p>
          </table:table-cell>
          <table:table-cell table:style-name="ce78" table:formula="of:=[$'Q3-b5'.G9]/[$'Q3-b2'.G9]" office:value-type="float" office:value="0.550200803212851" calcext:value-type="float">
            <text:p>0,55</text:p>
          </table:table-cell>
        </table:table-row>
        <table:table-row table:style-name="ro2">
          <table:table-cell table:style-name="ce74" office:value-type="string" calcext:value-type="string" table:number-columns-spanned="1" table:number-rows-spanned="7">
            <text:p>Winter</text:p>
          </table:table-cell>
          <table:table-cell office:value-type="float" office:value="1992" calcext:value-type="float">
            <text:p>1992</text:p>
          </table:table-cell>
          <table:table-cell table:formula="of:=[$'Q3-b5'.C10]/[$'Q3-b2'.C10]" office:value-type="float" office:value="0.25" calcext:value-type="float">
            <text:p>0,25</text:p>
          </table:table-cell>
          <table:table-cell table:formula="of:=[$'Q3-b5'.D10]/[$'Q3-b2'.D10]" office:value-type="float" office:value="1" calcext:value-type="float">
            <text:p>1,00</text:p>
          </table:table-cell>
          <table:table-cell table:formula="of:=[$'Q3-b5'.E10]/[$'Q3-b2'.E10]" office:value-type="float" office:value="0.388888888888889" calcext:value-type="float">
            <text:p>0,39</text:p>
          </table:table-cell>
          <table:table-cell table:formula="of:=[$'Q3-b5'.F10]/[$'Q3-b2'.F10]" office:value-type="float" office:value="0.285714285714286" calcext:value-type="float">
            <text:p>0,29</text:p>
          </table:table-cell>
          <table:table-cell table:formula="of:=[$'Q3-b5'.G10]/[$'Q3-b2'.G10]" office:value-type="float" office:value="0.478260869565217" calcext:value-type="float">
            <text:p>0,48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4" calcext:value-type="float">
            <text:p>1994</text:p>
          </table:table-cell>
          <table:table-cell table:formula="of:=[$'Q3-b5'.C11]/[$'Q3-b2'.C11]" office:value-type="float" office:value="0.2" calcext:value-type="float">
            <text:p>0,20</text:p>
          </table:table-cell>
          <table:table-cell table:formula="of:=[$'Q3-b5'.D11]/[$'Q3-b2'.D11]" office:value-type="float" office:value="0.8" calcext:value-type="float">
            <text:p>0,80</text:p>
          </table:table-cell>
          <table:table-cell table:formula="of:=[$'Q3-b5'.E11]/[$'Q3-b2'.E11]" office:value-type="float" office:value="0.272727272727273" calcext:value-type="float">
            <text:p>0,27</text:p>
          </table:table-cell>
          <table:table-cell table:formula="of:=[$'Q3-b5'.F11]/[$'Q3-b2'.F11]" office:value-type="float" office:value="0.5" calcext:value-type="float">
            <text:p>0,50</text:p>
          </table:table-cell>
          <table:table-cell table:formula="of:=[$'Q3-b5'.G11]/[$'Q3-b2'.G11]" office:value-type="float" office:value="0.448275862068966" calcext:value-type="float">
            <text:p>0,45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1998" calcext:value-type="float">
            <text:p>1998</text:p>
          </table:table-cell>
          <table:table-cell table:formula="of:=[$'Q3-b5'.C12]/[$'Q3-b2'.C12]" office:value-type="float" office:value="0.25" calcext:value-type="float">
            <text:p>0,25</text:p>
          </table:table-cell>
          <table:table-cell table:formula="of:=[$'Q3-b5'.D12]/[$'Q3-b2'.D12]" office:value-type="float" office:value="0.615384615384615" calcext:value-type="float">
            <text:p>0,62</text:p>
          </table:table-cell>
          <table:table-cell table:formula="of:=[$'Q3-b5'.E12]/[$'Q3-b2'.E12]" office:value-type="float" office:value="0.344827586206897" calcext:value-type="float">
            <text:p>0,34</text:p>
          </table:table-cell>
          <table:table-cell table:formula="of:=[$'Q3-b5'.F12]/[$'Q3-b2'.F12]" office:value-type="float" office:value="0.5" calcext:value-type="float">
            <text:p>0,50</text:p>
          </table:table-cell>
          <table:table-cell table:formula="of:=[$'Q3-b5'.G12]/[$'Q3-b2'.G12]" office:value-type="float" office:value="0.492307692307692" calcext:value-type="float">
            <text:p>0,49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2" calcext:value-type="float">
            <text:p>2002</text:p>
          </table:table-cell>
          <table:table-cell table:formula="of:=[$'Q3-b5'.C13]/[$'Q3-b2'.C13]" office:value-type="float" office:value="0.75" calcext:value-type="float">
            <text:p>0,75</text:p>
          </table:table-cell>
          <table:table-cell table:formula="of:=[$'Q3-b5'.D13]/[$'Q3-b2'.D13]" office:value-type="float" office:value="0.55" calcext:value-type="float">
            <text:p>0,55</text:p>
          </table:table-cell>
          <table:table-cell table:formula="of:=[$'Q3-b5'.E13]/[$'Q3-b2'.E13]" office:value-type="float" office:value="0.413793103448276" calcext:value-type="float">
            <text:p>0,41</text:p>
          </table:table-cell>
          <table:table-cell table:formula="of:=[$'Q3-b5'.F13]/[$'Q3-b2'.F13]" office:value-type="float" office:value="0.625" calcext:value-type="float">
            <text:p>0,63</text:p>
          </table:table-cell>
          <table:table-cell table:formula="of:=[$'Q3-b5'.G13]/[$'Q3-b2'.G13]" office:value-type="float" office:value="0.397849462365591" calcext:value-type="float">
            <text:p>0,40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06" calcext:value-type="float">
            <text:p>2006</text:p>
          </table:table-cell>
          <table:table-cell table:formula="of:=[$'Q3-b5'.C14]/[$'Q3-b2'.C14]" office:value-type="float" office:value="0.75" calcext:value-type="float">
            <text:p>0,75</text:p>
          </table:table-cell>
          <table:table-cell table:formula="of:=[$'Q3-b5'.D14]/[$'Q3-b2'.D14]" office:value-type="float" office:value="0.611111111111111" calcext:value-type="float">
            <text:p>0,61</text:p>
          </table:table-cell>
          <table:table-cell table:formula="of:=[$'Q3-b5'.E14]/[$'Q3-b2'.E14]" office:value-type="float" office:value="0.444444444444444" calcext:value-type="float">
            <text:p>0,44</text:p>
          </table:table-cell>
          <table:table-cell table:formula="of:=[$'Q3-b5'.F14]/[$'Q3-b2'.F14]" office:value-type="float" office:value="0.5" calcext:value-type="float">
            <text:p>0,50</text:p>
          </table:table-cell>
          <table:table-cell table:formula="of:=[$'Q3-b5'.G14]/[$'Q3-b2'.G14]" office:value-type="float" office:value="0.464285714285714" calcext:value-type="float">
            <text:p>0,46</text:p>
          </table:table-cell>
        </table:table-row>
        <table:table-row table:style-name="ro2">
          <table:covered-table-cell office:value-type="string" calcext:value-type="string">
            <text:p>Winter</text:p>
          </table:covered-table-cell>
          <table:table-cell office:value-type="float" office:value="2010" calcext:value-type="float">
            <text:p>2010</text:p>
          </table:table-cell>
          <table:table-cell table:formula="of:=[$'Q3-b5'.C15]/[$'Q3-b2'.C15]" office:value-type="float" office:value="0.5" calcext:value-type="float">
            <text:p>0,50</text:p>
          </table:table-cell>
          <table:table-cell table:formula="of:=[$'Q3-b5'.D15]/[$'Q3-b2'.D15]" office:value-type="float" office:value="0.727272727272727" calcext:value-type="float">
            <text:p>0,73</text:p>
          </table:table-cell>
          <table:table-cell table:formula="of:=[$'Q3-b5'.E15]/[$'Q3-b2'.E15]" office:value-type="float" office:value="0.315789473684211" calcext:value-type="float">
            <text:p>0,32</text:p>
          </table:table-cell>
          <table:table-cell table:formula="of:=[$'Q3-b5'.F15]/[$'Q3-b2'.F15]" office:value-type="float" office:value="0.384615384615385" calcext:value-type="float">
            <text:p>0,38</text:p>
          </table:table-cell>
          <table:table-cell table:formula="of:=[$'Q3-b5'.G15]/[$'Q3-b2'.G15]" office:value-type="float" office:value="0.411764705882353" calcext:value-type="float">
            <text:p>0,41</text:p>
          </table:table-cell>
        </table:table-row>
        <table:table-row table:style-name="ro2">
          <table:covered-table-cell table:style-name="ce60" office:value-type="string" calcext:value-type="string">
            <text:p>Winter</text:p>
          </table:covered-table-cell>
          <table:table-cell table:style-name="ce60" office:value-type="float" office:value="2014" calcext:value-type="float">
            <text:p>2014</text:p>
          </table:table-cell>
          <table:table-cell table:style-name="ce78" table:formula="of:=[$'Q3-b5'.C16]/[$'Q3-b2'.C16]" office:value-type="float" office:value="0.5" calcext:value-type="float">
            <text:p>0,50</text:p>
          </table:table-cell>
          <table:table-cell table:style-name="ce78" table:formula="of:=[$'Q3-b5'.D16]/[$'Q3-b2'.D16]" office:value-type="float" office:value="0.6" calcext:value-type="float">
            <text:p>0,60</text:p>
          </table:table-cell>
          <table:table-cell table:style-name="ce78" table:formula="of:=[$'Q3-b5'.E16]/[$'Q3-b2'.E16]" office:value-type="float" office:value="0.304347826086957" calcext:value-type="float">
            <text:p>0,30</text:p>
          </table:table-cell>
          <table:table-cell table:style-name="ce78" table:formula="of:=[$'Q3-b5'.F16]/[$'Q3-b2'.F16]" office:value-type="float" office:value="0.538461538461538" calcext:value-type="float">
            <text:p>0,54</text:p>
          </table:table-cell>
          <table:table-cell table:style-name="ce78" table:formula="of:=[$'Q3-b5'.G16]/[$'Q3-b2'.G16]" office:value-type="float" office:value="0.493975903614458" calcext:value-type="float">
            <text:p>0,49</text:p>
          </table:table-cell>
        </table:table-row>
        <table:table-row table:style-name="ro2">
          <table:table-cell table:style-name="Default">
            <draw:frame draw:z-index="0" draw:style-name="gr1" draw:text-style-name="P1" svg:width="11.859cm" svg:height="8.355cm" svg:x="0.736cm" svg:y="0.274cm">
              <draw:object draw:notify-on-update-of-ranges="'Q3-b6'.B3:'Q3-b6'.B9 'Q3-b6'.C2:'Q3-b6'.C2 'Q3-b6'.C3:'Q3-b6'.C9 'Q3-b6'.D2:'Q3-b6'.D2 'Q3-b6'.D3:'Q3-b6'.D9 'Q3-b6'.E2:'Q3-b6'.E2 'Q3-b6'.E3:'Q3-b6'.E9 'Q3-b6'.F2:'Q3-b6'.F2 'Q3-b6'.F3:'Q3-b6'.F9 'Q3-b6'.G2:'Q3-b6'.G2 'Q3-b6'.G3:'Q3-b6'.G9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style-name="Default" table:number-columns-repeated="4"/>
          <table:table-cell table:style-name="Default">
            <draw:frame draw:z-index="1" draw:style-name="gr1" draw:text-style-name="P1" svg:width="11.681cm" svg:height="8.265cm" svg:x="1.829cm" svg:y="0.165cm">
              <draw:object draw:notify-on-update-of-ranges="'Q3-b6'.B10:'Q3-b6'.B16 'Q3-b6'.C2:'Q3-b6'.C2 'Q3-b6'.C10:'Q3-b6'.C16 'Q3-b6'.D2:'Q3-b6'.D2 'Q3-b6'.D10:'Q3-b6'.D16 'Q3-b6'.E2:'Q3-b6'.E2 'Q3-b6'.E10:'Q3-b6'.E16 'Q3-b6'.F2:'Q3-b6'.F2 'Q3-b6'.F10:'Q3-b6'.F16 'Q3-b6'.G2:'Q3-b6'.G2 'Q3-b6'.G10:'Q3-b6'.G16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6" number:min-decimal-places="16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1T18:51:17.654000000</dc:date>
    <meta:editing-duration>PT34M8S</meta:editing-duration>
    <meta:editing-cycles>7</meta:editing-cycles>
    <meta:generator>LibreOffice/7.5.1.2$Windows_X86_64 LibreOffice_project/fcbaee479e84c6cd81291587d2ee68cba099e129</meta:generator>
    <meta:document-statistic meta:table-count="11" meta:cell-count="1393" meta:object-count="2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17cm" svg:height="9.74cm" xlink:href=".." xlink:type="simple" chart:class="chart:bar" chart:style-name="ch1">
        <chart:legend chart:legend-position="end" svg:x="0.146cm" svg:y="0.149cm" style:legend-expansion="custom" svg:width="4.356cm" svg:height="0.646cm" style:legend-expansion-aspect-ratio="6.74303405572755" chart:style-name="ch2"/>
        <chart:plot-area chart:style-name="ch3" table:cell-range-address="Q1.A3:Q1.A22 Q1.C2:Q1.C22" chart:data-source-has-labels="both" svg:x="0.024cm" svg:y="0.958cm" svg:width="14.551cm" svg:height="8.837cm">
          <chart:coordinate-region svg:x="1.18cm" svg:y="1.153cm" svg:width="13.395cm" svg:height="4.363cm"/>
          <chart:axis chart:dimension="x" chart:name="primary-x" chart:style-name="ch4" chartooo:axis-type="auto">
            <chartooo:date-scale/>
            <chart:categories table:cell-range-address="Q1.A3:Q1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1.C3:Q1.C22" chart:label-cell-address="Q1.C2:Q1.C2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participation</text:p>
                <draw:g>
                  <svg:desc>Q1.C2:Q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an Millar</text:p>
                <draw:g>
                  <svg:desc>Q1.A3:Q1.A22</svg:desc>
                </draw:g>
              </table:table-cell>
              <table:table-cell office:value-type="float" office:value="10">
                <text:p>10</text:p>
                <draw:g>
                  <svg:desc>Q1.C3:Q1.C22</svg:desc>
                </draw:g>
              </table:table-cell>
            </table:table-row>
            <table:table-row>
              <table:table-cell office:value-type="string">
                <text:p>Afanasijs Kuzmin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ubert Raudasch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ul Bert Elvstr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urward Randolph Knowle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osefa Idem-Guerrin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iero D'Inze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imondo D'Inzeo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ajmond Debev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 N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ino Salukvadze (-Machavariani)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sley Allison Thompson-Willi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ksandr Vladimirovich Popo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rancisco Boza Dibo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ess ngel Garca Bragad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iovanni Pelliel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Oksana Aleksandrovna Chusovitin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eander Adrian Paes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lf Schuman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Joo Filipe Gaspar Rodrigue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2cm" svg:height="8.266cm" xlink:href=".." xlink:type="simple" chart:class="chart:line" chart:style-name="ch1">
        <chart:title svg:x="5.096cm" svg:y="0.301cm" chart:style-name="ch2">
          <text:p>Winter</text:p>
        </chart:title>
        <chart:legend chart:legend-position="end" svg:x="8.201cm" svg:y="1.597cm" style:legend-expansion="custom" svg:width="3.092cm" svg:height="2.55cm" style:legend-expansion-aspect-ratio="1.21254901960784" chart:style-name="ch3"/>
        <chart:plot-area chart:style-name="ch4" table:cell-range-address="'Q3-b2'.B10:'Q3-b2'.G16 'Q3-b2'.C2:'Q3-b2'.G2" chart:data-source-has-labels="both" svg:x="0.233cm" svg:y="1.271cm" svg:width="7.914cm" svg:height="6.83cm">
          <chart:coordinate-region svg:x="1.066cm" svg:y="1.271cm" svg:width="6.691cm" svg:height="6.191cm"/>
          <chart:axis chart:dimension="x" chart:name="primary-x" chart:style-name="ch5" chartooo:axis-type="auto">
            <chartooo:date-scale/>
            <chart:categories table:cell-range-address="'Q3-b2'.B10:'Q3-b2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2'.C10:'Q3-b2'.C16" chart:label-cell-address="'Q3-b2'.C2:'Q3-b2'.C2" chart:class="chart:line">
            <chart:data-point chart:repeated="7"/>
          </chart:series>
          <chart:series chart:style-name="ch9" chart:values-cell-range-address="'Q3-b2'.D10:'Q3-b2'.D16" chart:label-cell-address="'Q3-b2'.D2:'Q3-b2'.D2" chart:class="chart:line">
            <chart:data-point chart:repeated="7"/>
          </chart:series>
          <chart:series chart:style-name="ch10" chart:values-cell-range-address="'Q3-b2'.E10:'Q3-b2'.E16" chart:label-cell-address="'Q3-b2'.E2:'Q3-b2'.E2" chart:class="chart:line">
            <chart:data-point chart:repeated="7"/>
          </chart:series>
          <chart:series chart:style-name="ch11" chart:values-cell-range-address="'Q3-b2'.F10:'Q3-b2'.F16" chart:label-cell-address="'Q3-b2'.F2:'Q3-b2'.F2" chart:class="chart:line">
            <chart:data-point chart:repeated="7"/>
          </chart:series>
          <chart:series chart:style-name="ch12" chart:values-cell-range-address="'Q3-b2'.G10:'Q3-b2'.G16" chart:label-cell-address="'Q3-b2'.G2:'Q3-b2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2'.C2:'Q3-b2'.C2</svg:desc>
                </draw:g>
              </table:table-cell>
              <table:table-cell office:value-type="string">
                <text:p>China</text:p>
                <draw:g>
                  <svg:desc>'Q3-b2'.D2:'Q3-b2'.D2</svg:desc>
                </draw:g>
              </table:table-cell>
              <table:table-cell office:value-type="string">
                <text:p>France</text:p>
                <draw:g>
                  <svg:desc>'Q3-b2'.E2:'Q3-b2'.E2</svg:desc>
                </draw:g>
              </table:table-cell>
              <table:table-cell office:value-type="string">
                <text:p>South Korea</text:p>
                <draw:g>
                  <svg:desc>'Q3-b2'.F2:'Q3-b2'.F2</svg:desc>
                </draw:g>
              </table:table-cell>
              <table:table-cell office:value-type="string">
                <text:p>USA</text:p>
                <draw:g>
                  <svg:desc>'Q3-b2'.G2:'Q3-b2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2'.B10:'Q3-b2'.B16</svg:desc>
                </draw:g>
              </table:table-cell>
              <table:table-cell office:value-type="float" office:value="4">
                <text:p>4</text:p>
                <draw:g>
                  <svg:desc>'Q3-b2'.C10:'Q3-b2'.C16</svg:desc>
                </draw:g>
              </table:table-cell>
              <table:table-cell office:value-type="float" office:value="4">
                <text:p>4</text:p>
                <draw:g>
                  <svg:desc>'Q3-b2'.D10:'Q3-b2'.D16</svg:desc>
                </draw:g>
              </table:table-cell>
              <table:table-cell office:value-type="float" office:value="18">
                <text:p>18</text:p>
                <draw:g>
                  <svg:desc>'Q3-b2'.E10:'Q3-b2'.E16</svg:desc>
                </draw:g>
              </table:table-cell>
              <table:table-cell office:value-type="float" office:value="7">
                <text:p>7</text:p>
                <draw:g>
                  <svg:desc>'Q3-b2'.F10:'Q3-b2'.F16</svg:desc>
                </draw:g>
              </table:table-cell>
              <table:table-cell office:value-type="float" office:value="23">
                <text:p>23</text:p>
                <draw:g>
                  <svg:desc>'Q3-b2'.G10:'Q3-b2'.G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0" chart:maximum="3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6cm" svg:height="8.356cm" xlink:href=".." xlink:type="simple" chart:class="chart:line" chart:style-name="ch1">
        <chart:title svg:x="4.982cm" svg:y="0.303cm" chart:style-name="ch2">
          <text:p>Summer</text:p>
        </chart:title>
        <chart:legend chart:legend-position="end" svg:x="8.235cm" svg:y="1.628cm" style:legend-expansion="custom" svg:width="3.092cm" svg:height="2.366cm" style:legend-expansion-aspect-ratio="1.30684699915469" chart:style-name="ch3"/>
        <chart:plot-area chart:style-name="ch4" table:cell-range-address="'Q3-b3'.B3:'Q3-b3'.G9 'Q3-b3'.C2:'Q3-b3'.G2" chart:data-source-has-labels="both" svg:x="0.237cm" svg:y="1.275cm" svg:width="8.084cm" svg:height="6.914cm">
          <chart:coordinate-region svg:x="1.07cm" svg:y="1.275cm" svg:width="6.861cm" svg:height="6.276cm"/>
          <chart:axis chart:dimension="x" chart:name="primary-x" chart:style-name="ch5" chartooo:axis-type="auto">
            <chartooo:date-scale/>
            <chart:categories table:cell-range-address="'Q3-b3'.B3:'Q3-b3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3'.C3:'Q3-b3'.C9" chart:label-cell-address="'Q3-b3'.C2:'Q3-b3'.C2" chart:class="chart:line">
            <chart:data-point chart:repeated="7"/>
          </chart:series>
          <chart:series chart:style-name="ch9" chart:values-cell-range-address="'Q3-b3'.D3:'Q3-b3'.D9" chart:label-cell-address="'Q3-b3'.D2:'Q3-b3'.D2" chart:class="chart:line">
            <chart:data-point chart:repeated="7"/>
          </chart:series>
          <chart:series chart:style-name="ch10" chart:values-cell-range-address="'Q3-b3'.E3:'Q3-b3'.E9" chart:label-cell-address="'Q3-b3'.E2:'Q3-b3'.E2" chart:class="chart:line">
            <chart:data-point chart:repeated="7"/>
          </chart:series>
          <chart:series chart:style-name="ch11" chart:values-cell-range-address="'Q3-b3'.F3:'Q3-b3'.F9" chart:label-cell-address="'Q3-b3'.F2:'Q3-b3'.F2" chart:class="chart:line">
            <chart:data-point chart:repeated="7"/>
          </chart:series>
          <chart:series chart:style-name="ch12" chart:values-cell-range-address="'Q3-b3'.G3:'Q3-b3'.G9" chart:label-cell-address="'Q3-b3'.G2:'Q3-b3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3'.C2:'Q3-b3'.C2</svg:desc>
                </draw:g>
              </table:table-cell>
              <table:table-cell office:value-type="string">
                <text:p>China</text:p>
                <draw:g>
                  <svg:desc>'Q3-b3'.D2:'Q3-b3'.D2</svg:desc>
                </draw:g>
              </table:table-cell>
              <table:table-cell office:value-type="string">
                <text:p>France</text:p>
                <draw:g>
                  <svg:desc>'Q3-b3'.E2:'Q3-b3'.E2</svg:desc>
                </draw:g>
              </table:table-cell>
              <table:table-cell office:value-type="string">
                <text:p>South Korea</text:p>
                <draw:g>
                  <svg:desc>'Q3-b3'.F2:'Q3-b3'.F2</svg:desc>
                </draw:g>
              </table:table-cell>
              <table:table-cell office:value-type="string">
                <text:p>USA</text:p>
                <draw:g>
                  <svg:desc>'Q3-b3'.G2:'Q3-b3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3'.B3:'Q3-b3'.B9</svg:desc>
                </draw:g>
              </table:table-cell>
              <table:table-cell office:value-type="float" office:value="92">
                <text:p>92</text:p>
                <draw:g>
                  <svg:desc>'Q3-b3'.C3:'Q3-b3'.C9</svg:desc>
                </draw:g>
              </table:table-cell>
              <table:table-cell office:value-type="float" office:value="137">
                <text:p>137</text:p>
                <draw:g>
                  <svg:desc>'Q3-b3'.D3:'Q3-b3'.D9</svg:desc>
                </draw:g>
              </table:table-cell>
              <table:table-cell office:value-type="float" office:value="98">
                <text:p>98</text:p>
                <draw:g>
                  <svg:desc>'Q3-b3'.E3:'Q3-b3'.E9</svg:desc>
                </draw:g>
              </table:table-cell>
              <table:table-cell office:value-type="float" office:value="72">
                <text:p>72</text:p>
                <draw:g>
                  <svg:desc>'Q3-b3'.F3:'Q3-b3'.F9</svg:desc>
                </draw:g>
              </table:table-cell>
              <table:table-cell office:value-type="float" office:value="190">
                <text:p>190</text:p>
                <draw:g>
                  <svg:desc>'Q3-b3'.G3:'Q3-b3'.G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7">
                <text:p>167</text:p>
              </table:table-cell>
              <table:table-cell office:value-type="float" office:value="192">
                <text:p>192</text:p>
              </table:table-cell>
              <table:table-cell office:value-type="float" office:value="102">
                <text:p>102</text:p>
              </table:table-cell>
              <table:table-cell office:value-type="float" office:value="113">
                <text:p>11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76">
                <text:p>276</text:p>
              </table:table-cell>
              <table:table-cell office:value-type="float" office:value="192">
                <text:p>192</text:p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02">
                <text:p>202</text:p>
              </table:table-cell>
              <table:table-cell office:value-type="float" office:value="265">
                <text:p>265</text:p>
              </table:table-cell>
              <table:table-cell office:value-type="float" office:value="113">
                <text:p>113</text:p>
              </table:table-cell>
              <table:table-cell office:value-type="float" office:value="119">
                <text:p>11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99">
                <text:p>199</text:p>
              </table:table-cell>
              <table:table-cell office:value-type="float" office:value="306">
                <text:p>306</text:p>
              </table:table-cell>
              <table:table-cell office:value-type="float" office:value="121">
                <text:p>121</text:p>
              </table:table-cell>
              <table:table-cell office:value-type="float" office:value="106">
                <text:p>10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4">
                <text:p>184</text:p>
              </table:table-cell>
              <table:table-cell office:value-type="float" office:value="235">
                <text:p>235</text:p>
              </table:table-cell>
              <table:table-cell office:value-type="float" office:value="142">
                <text:p>142</text:p>
              </table:table-cell>
              <table:table-cell office:value-type="float" office:value="115">
                <text:p>11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12">
                <text:p>212</text:p>
              </table:table-cell>
              <table:table-cell office:value-type="float" office:value="263">
                <text:p>263</text:p>
              </table:table-cell>
              <table:table-cell office:value-type="float" office:value="167">
                <text:p>167</text:p>
              </table:table-cell>
              <table:table-cell office:value-type="float" office:value="104">
                <text:p>104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2cm" svg:height="8.266cm" xlink:href=".." xlink:type="simple" chart:class="chart:line" chart:style-name="ch1">
        <chart:title svg:x="5.096cm" svg:y="0.301cm" chart:style-name="ch2">
          <text:p>Winter</text:p>
        </chart:title>
        <chart:legend chart:legend-position="end" svg:x="8.201cm" svg:y="1.597cm" style:legend-expansion="custom" svg:width="3.092cm" svg:height="2.55cm" style:legend-expansion-aspect-ratio="1.21254901960784" chart:style-name="ch3"/>
        <chart:plot-area chart:style-name="ch4" table:cell-range-address="'Q3-b3'.B10:'Q3-b3'.G16 'Q3-b3'.C2:'Q3-b3'.G2" chart:data-source-has-labels="both" svg:x="0.233cm" svg:y="1.271cm" svg:width="7.914cm" svg:height="6.83cm">
          <chart:coordinate-region svg:x="1.066cm" svg:y="1.271cm" svg:width="6.691cm" svg:height="6.191cm"/>
          <chart:axis chart:dimension="x" chart:name="primary-x" chart:style-name="ch5" chartooo:axis-type="auto">
            <chartooo:date-scale/>
            <chart:categories table:cell-range-address="'Q3-b3'.B10:'Q3-b3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3'.C10:'Q3-b3'.C16" chart:label-cell-address="'Q3-b3'.C2:'Q3-b3'.C2" chart:class="chart:line">
            <chart:data-point chart:repeated="7"/>
          </chart:series>
          <chart:series chart:style-name="ch9" chart:values-cell-range-address="'Q3-b3'.D10:'Q3-b3'.D16" chart:label-cell-address="'Q3-b3'.D2:'Q3-b3'.D2" chart:class="chart:line">
            <chart:data-point chart:repeated="7"/>
          </chart:series>
          <chart:series chart:style-name="ch10" chart:values-cell-range-address="'Q3-b3'.E10:'Q3-b3'.E16" chart:label-cell-address="'Q3-b3'.E2:'Q3-b3'.E2" chart:class="chart:line">
            <chart:data-point chart:repeated="7"/>
          </chart:series>
          <chart:series chart:style-name="ch11" chart:values-cell-range-address="'Q3-b3'.F10:'Q3-b3'.F16" chart:label-cell-address="'Q3-b3'.F2:'Q3-b3'.F2" chart:class="chart:line">
            <chart:data-point chart:repeated="7"/>
          </chart:series>
          <chart:series chart:style-name="ch12" chart:values-cell-range-address="'Q3-b3'.G10:'Q3-b3'.G16" chart:label-cell-address="'Q3-b3'.G2:'Q3-b3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3'.C2:'Q3-b3'.C2</svg:desc>
                </draw:g>
              </table:table-cell>
              <table:table-cell office:value-type="string">
                <text:p>China</text:p>
                <draw:g>
                  <svg:desc>'Q3-b3'.D2:'Q3-b3'.D2</svg:desc>
                </draw:g>
              </table:table-cell>
              <table:table-cell office:value-type="string">
                <text:p>France</text:p>
                <draw:g>
                  <svg:desc>'Q3-b3'.E2:'Q3-b3'.E2</svg:desc>
                </draw:g>
              </table:table-cell>
              <table:table-cell office:value-type="string">
                <text:p>South Korea</text:p>
                <draw:g>
                  <svg:desc>'Q3-b3'.F2:'Q3-b3'.F2</svg:desc>
                </draw:g>
              </table:table-cell>
              <table:table-cell office:value-type="string">
                <text:p>USA</text:p>
                <draw:g>
                  <svg:desc>'Q3-b3'.G2:'Q3-b3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3'.B10:'Q3-b3'.B16</svg:desc>
                </draw:g>
              </table:table-cell>
              <table:table-cell office:value-type="float" office:value="7">
                <text:p>7</text:p>
                <draw:g>
                  <svg:desc>'Q3-b3'.C10:'Q3-b3'.C16</svg:desc>
                </draw:g>
              </table:table-cell>
              <table:table-cell office:value-type="float" office:value="20">
                <text:p>20</text:p>
                <draw:g>
                  <svg:desc>'Q3-b3'.D10:'Q3-b3'.D16</svg:desc>
                </draw:g>
              </table:table-cell>
              <table:table-cell office:value-type="float" office:value="30">
                <text:p>30</text:p>
                <draw:g>
                  <svg:desc>'Q3-b3'.E10:'Q3-b3'.E16</svg:desc>
                </draw:g>
              </table:table-cell>
              <table:table-cell office:value-type="float" office:value="4">
                <text:p>4</text:p>
                <draw:g>
                  <svg:desc>'Q3-b3'.F10:'Q3-b3'.F16</svg:desc>
                </draw:g>
              </table:table-cell>
              <table:table-cell office:value-type="float" office:value="50">
                <text:p>50</text:p>
                <draw:g>
                  <svg:desc>'Q3-b3'.G10:'Q3-b3'.G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5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6cm" svg:height="8.356cm" xlink:href=".." xlink:type="simple" chart:class="chart:line" chart:style-name="ch1">
        <chart:title svg:x="4.109cm" svg:y="0.303cm" chart:style-name="ch2">
          <text:p>Summer femmes</text:p>
        </chart:title>
        <chart:legend chart:legend-position="end" svg:x="8.235cm" svg:y="1.628cm" style:legend-expansion="custom" svg:width="3.092cm" svg:height="2.366cm" style:legend-expansion-aspect-ratio="1.30684699915469" chart:style-name="ch3"/>
        <chart:plot-area chart:style-name="ch4" table:cell-range-address="'Q3-b4'.B3:'Q3-b4'.G9 'Q3-b4'.C2:'Q3-b4'.G2" chart:data-source-has-labels="both" svg:x="0.237cm" svg:y="1.275cm" svg:width="8.084cm" svg:height="6.914cm">
          <chart:coordinate-region svg:x="1.176cm" svg:y="1.47cm" svg:width="6.755cm" svg:height="6.08cm"/>
          <chart:axis chart:dimension="x" chart:name="primary-x" chart:style-name="ch5" chartooo:axis-type="auto">
            <chartooo:date-scale/>
            <chart:categories table:cell-range-address="'Q3-b4'.B3:'Q3-b4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4'.C3:'Q3-b4'.C9" chart:label-cell-address="'Q3-b4'.C2:'Q3-b4'.C2" chart:class="chart:line">
            <chart:data-point chart:repeated="7"/>
          </chart:series>
          <chart:series chart:style-name="ch9" chart:values-cell-range-address="'Q3-b4'.D3:'Q3-b4'.D9" chart:label-cell-address="'Q3-b4'.D2:'Q3-b4'.D2" chart:class="chart:line">
            <chart:data-point chart:repeated="7"/>
          </chart:series>
          <chart:series chart:style-name="ch10" chart:values-cell-range-address="'Q3-b4'.E3:'Q3-b4'.E9" chart:label-cell-address="'Q3-b4'.E2:'Q3-b4'.E2" chart:class="chart:line">
            <chart:data-point chart:repeated="7"/>
          </chart:series>
          <chart:series chart:style-name="ch11" chart:values-cell-range-address="'Q3-b4'.F3:'Q3-b4'.F9" chart:label-cell-address="'Q3-b4'.F2:'Q3-b4'.F2" chart:class="chart:line">
            <chart:data-point chart:repeated="7"/>
          </chart:series>
          <chart:series chart:style-name="ch12" chart:values-cell-range-address="'Q3-b4'.G3:'Q3-b4'.G9" chart:label-cell-address="'Q3-b4'.G2:'Q3-b4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4'.C2:'Q3-b4'.C2</svg:desc>
                </draw:g>
              </table:table-cell>
              <table:table-cell office:value-type="string">
                <text:p>China</text:p>
                <draw:g>
                  <svg:desc>'Q3-b4'.D2:'Q3-b4'.D2</svg:desc>
                </draw:g>
              </table:table-cell>
              <table:table-cell office:value-type="string">
                <text:p>France</text:p>
                <draw:g>
                  <svg:desc>'Q3-b4'.E2:'Q3-b4'.E2</svg:desc>
                </draw:g>
              </table:table-cell>
              <table:table-cell office:value-type="string">
                <text:p>South Korea</text:p>
                <draw:g>
                  <svg:desc>'Q3-b4'.F2:'Q3-b4'.F2</svg:desc>
                </draw:g>
              </table:table-cell>
              <table:table-cell office:value-type="string">
                <text:p>USA</text:p>
                <draw:g>
                  <svg:desc>'Q3-b4'.G2:'Q3-b4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4'.B3:'Q3-b4'.B9</svg:desc>
                </draw:g>
              </table:table-cell>
              <table:table-cell office:value-type="float" office:value="0.329749103942652">
                <text:p>0.329749103942652</text:p>
                <draw:g>
                  <svg:desc>'Q3-b4'.C3:'Q3-b4'.C9</svg:desc>
                </draw:g>
              </table:table-cell>
              <table:table-cell office:value-type="float" office:value="0.485815602836879">
                <text:p>0.485815602836879</text:p>
                <draw:g>
                  <svg:desc>'Q3-b4'.D3:'Q3-b4'.D9</svg:desc>
                </draw:g>
              </table:table-cell>
              <table:table-cell office:value-type="float" office:value="0.289085545722714">
                <text:p>0.289085545722714</text:p>
                <draw:g>
                  <svg:desc>'Q3-b4'.E3:'Q3-b4'.E9</svg:desc>
                </draw:g>
              </table:table-cell>
              <table:table-cell office:value-type="float" office:value="0.31858407079646">
                <text:p>0.31858407079646</text:p>
                <draw:g>
                  <svg:desc>'Q3-b4'.F3:'Q3-b4'.F9</svg:desc>
                </draw:g>
              </table:table-cell>
              <table:table-cell office:value-type="float" office:value="0.348623853211009">
                <text:p>0.348623853211009</text:p>
                <draw:g>
                  <svg:desc>'Q3-b4'.G3:'Q3-b4'.G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400479616306954">
                <text:p>0.400479616306954</text:p>
              </table:table-cell>
              <table:table-cell office:value-type="float" office:value="0.605678233438486">
                <text:p>0.605678233438486</text:p>
              </table:table-cell>
              <table:table-cell office:value-type="float" office:value="0.341137123745819">
                <text:p>0.341137123745819</text:p>
              </table:table-cell>
              <table:table-cell office:value-type="float" office:value="0.372937293729373">
                <text:p>0.372937293729373</text:p>
              </table:table-cell>
              <table:table-cell office:value-type="float" office:value="0.421296296296296">
                <text:p>0.42129629629629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47325769854133">
                <text:p>0.447325769854133</text:p>
              </table:table-cell>
              <table:table-cell office:value-type="float" office:value="0.635761589403974">
                <text:p>0.635761589403974</text:p>
              </table:table-cell>
              <table:table-cell office:value-type="float" office:value="0.37202380952381">
                <text:p>0.37202380952381</text:p>
              </table:table-cell>
              <table:table-cell office:value-type="float" office:value="0.377224199288256">
                <text:p>0.377224199288256</text:p>
              </table:table-cell>
              <table:table-cell office:value-type="float" office:value="0.431740614334471">
                <text:p>0.43174061433447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429787234042553">
                <text:p>0.429787234042553</text:p>
              </table:table-cell>
              <table:table-cell office:value-type="float" office:value="0.63855421686747">
                <text:p>0.63855421686747</text:p>
              </table:table-cell>
              <table:table-cell office:value-type="float" office:value="0.366883116883117">
                <text:p>0.366883116883117</text:p>
              </table:table-cell>
              <table:table-cell office:value-type="float" office:value="0.450757575757576">
                <text:p>0.450757575757576</text:p>
              </table:table-cell>
              <table:table-cell office:value-type="float" office:value="0.476547842401501">
                <text:p>0.47654784240150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460648148148148">
                <text:p>0.460648148148148</text:p>
              </table:table-cell>
              <table:table-cell office:value-type="float" office:value="0.483412322274882">
                <text:p>0.483412322274882</text:p>
              </table:table-cell>
              <table:table-cell office:value-type="float" office:value="0.391585760517799">
                <text:p>0.391585760517799</text:p>
              </table:table-cell>
              <table:table-cell office:value-type="float" office:value="0.4">
                <text:p>0.4</text:p>
              </table:table-cell>
              <table:table-cell office:value-type="float" office:value="0.479591836734694">
                <text:p>0.47959183673469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454320987654321">
                <text:p>0.454320987654321</text:p>
              </table:table-cell>
              <table:table-cell office:value-type="float" office:value="0.564903846153846">
                <text:p>0.564903846153846</text:p>
              </table:table-cell>
              <table:table-cell office:value-type="float" office:value="0.438271604938272">
                <text:p>0.438271604938272</text:p>
              </table:table-cell>
              <table:table-cell office:value-type="float" office:value="0.46">
                <text:p>0.46</text:p>
              </table:table-cell>
              <table:table-cell office:value-type="float" office:value="0.505660377358491">
                <text:p>0.505660377358491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504761904761905">
                <text:p>0.504761904761905</text:p>
              </table:table-cell>
              <table:table-cell office:value-type="float" office:value="0.613053613053613">
                <text:p>0.613053613053613</text:p>
              </table:table-cell>
              <table:table-cell office:value-type="float" office:value="0.426020408163265">
                <text:p>0.426020408163265</text:p>
              </table:table-cell>
              <table:table-cell office:value-type="float" office:value="0.502415458937198">
                <text:p>0.502415458937198</text:p>
              </table:table-cell>
              <table:table-cell office:value-type="float" office:value="0.524324324324324">
                <text:p>0.5243243243243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5" chart:maximum="0.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2cm" svg:height="8.266cm" xlink:href=".." xlink:type="simple" chart:class="chart:line" chart:style-name="ch1">
        <chart:title svg:x="4.223cm" svg:y="0.301cm" chart:style-name="ch2">
          <text:p>Winter femmes</text:p>
        </chart:title>
        <chart:legend chart:legend-position="end" svg:x="8.201cm" svg:y="1.597cm" style:legend-expansion="custom" svg:width="3.092cm" svg:height="2.55cm" style:legend-expansion-aspect-ratio="1.21254901960784" chart:style-name="ch3"/>
        <chart:plot-area chart:style-name="ch4" table:cell-range-address="'Q3-b4'.B10:'Q3-b4'.G16 'Q3-b4'.C2:'Q3-b4'.G2" chart:data-source-has-labels="both" svg:x="0.233cm" svg:y="1.271cm" svg:width="7.914cm" svg:height="6.83cm">
          <chart:coordinate-region svg:x="1.172cm" svg:y="1.467cm" svg:width="6.585cm" svg:height="5.995cm"/>
          <chart:axis chart:dimension="x" chart:name="primary-x" chart:style-name="ch5" chartooo:axis-type="auto">
            <chartooo:date-scale/>
            <chart:categories table:cell-range-address="'Q3-b4'.B10:'Q3-b4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4'.C10:'Q3-b4'.C16" chart:label-cell-address="'Q3-b4'.C2:'Q3-b4'.C2" chart:class="chart:line">
            <chart:data-point chart:repeated="7"/>
          </chart:series>
          <chart:series chart:style-name="ch9" chart:values-cell-range-address="'Q3-b4'.D10:'Q3-b4'.D16" chart:label-cell-address="'Q3-b4'.D2:'Q3-b4'.D2" chart:class="chart:line">
            <chart:data-point chart:repeated="7"/>
          </chart:series>
          <chart:series chart:style-name="ch10" chart:values-cell-range-address="'Q3-b4'.E10:'Q3-b4'.E16" chart:label-cell-address="'Q3-b4'.E2:'Q3-b4'.E2" chart:class="chart:line">
            <chart:data-point chart:repeated="7"/>
          </chart:series>
          <chart:series chart:style-name="ch11" chart:values-cell-range-address="'Q3-b4'.F10:'Q3-b4'.F16" chart:label-cell-address="'Q3-b4'.F2:'Q3-b4'.F2" chart:class="chart:line">
            <chart:data-point chart:repeated="7"/>
          </chart:series>
          <chart:series chart:style-name="ch12" chart:values-cell-range-address="'Q3-b4'.G10:'Q3-b4'.G16" chart:label-cell-address="'Q3-b4'.G2:'Q3-b4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4'.C2:'Q3-b4'.C2</svg:desc>
                </draw:g>
              </table:table-cell>
              <table:table-cell office:value-type="string">
                <text:p>China</text:p>
                <draw:g>
                  <svg:desc>'Q3-b4'.D2:'Q3-b4'.D2</svg:desc>
                </draw:g>
              </table:table-cell>
              <table:table-cell office:value-type="string">
                <text:p>France</text:p>
                <draw:g>
                  <svg:desc>'Q3-b4'.E2:'Q3-b4'.E2</svg:desc>
                </draw:g>
              </table:table-cell>
              <table:table-cell office:value-type="string">
                <text:p>South Korea</text:p>
                <draw:g>
                  <svg:desc>'Q3-b4'.F2:'Q3-b4'.F2</svg:desc>
                </draw:g>
              </table:table-cell>
              <table:table-cell office:value-type="string">
                <text:p>USA</text:p>
                <draw:g>
                  <svg:desc>'Q3-b4'.G2:'Q3-b4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4'.B10:'Q3-b4'.B16</svg:desc>
                </draw:g>
              </table:table-cell>
              <table:table-cell office:value-type="float" office:value="0.318181818181818">
                <text:p>0.318181818181818</text:p>
                <draw:g>
                  <svg:desc>'Q3-b4'.C10:'Q3-b4'.C16</svg:desc>
                </draw:g>
              </table:table-cell>
              <table:table-cell office:value-type="float" office:value="0.625">
                <text:p>0.625</text:p>
                <draw:g>
                  <svg:desc>'Q3-b4'.D10:'Q3-b4'.D16</svg:desc>
                </draw:g>
              </table:table-cell>
              <table:table-cell office:value-type="float" office:value="0.275229357798165">
                <text:p>0.275229357798165</text:p>
                <draw:g>
                  <svg:desc>'Q3-b4'.E10:'Q3-b4'.E16</svg:desc>
                </draw:g>
              </table:table-cell>
              <table:table-cell office:value-type="float" office:value="0.173913043478261">
                <text:p>0.173913043478261</text:p>
                <draw:g>
                  <svg:desc>'Q3-b4'.F10:'Q3-b4'.F16</svg:desc>
                </draw:g>
              </table:table-cell>
              <table:table-cell office:value-type="float" office:value="0.337837837837838">
                <text:p>0.337837837837838</text:p>
                <draw:g>
                  <svg:desc>'Q3-b4'.G10:'Q3-b4'.G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28">
                <text:p>0.28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306122448979592">
                <text:p>0.306122448979592</text:p>
              </table:table-cell>
              <table:table-cell office:value-type="float" office:value="0.476190476190476">
                <text:p>0.476190476190476</text:p>
              </table:table-cell>
              <table:table-cell office:value-type="float" office:value="0.351351351351351">
                <text:p>0.35135135135135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292452830188679">
                <text:p>0.292452830188679</text:p>
              </table:table-cell>
              <table:table-cell office:value-type="float" office:value="0.297297297297297">
                <text:p>0.297297297297297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48">
                <text:p>0.48</text:p>
              </table:table-cell>
              <table:table-cell office:value-type="float" office:value="0.691176470588235">
                <text:p>0.691176470588235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430693069306931">
                <text:p>0.43069306930693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425">
                <text:p>0.425</text:p>
              </table:table-cell>
              <table:table-cell office:value-type="float" office:value="0.527027027027027">
                <text:p>0.527027027027027</text:p>
              </table:table-cell>
              <table:table-cell office:value-type="float" office:value="0.390243902439024">
                <text:p>0.390243902439024</text:p>
              </table:table-cell>
              <table:table-cell office:value-type="float" office:value="0.35">
                <text:p>0.35</text:p>
              </table:table-cell>
              <table:table-cell office:value-type="float" office:value="0.426470588235294">
                <text:p>0.42647058823529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5">
                <text:p>0.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355769230769231">
                <text:p>0.355769230769231</text:p>
              </table:table-cell>
              <table:table-cell office:value-type="float" office:value="0.4">
                <text:p>0.4</text:p>
              </table:table-cell>
              <table:table-cell office:value-type="float" office:value="0.433962264150943">
                <text:p>0.43396226415094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364485981308411">
                <text:p>0.364485981308411</text:p>
              </table:table-cell>
              <table:table-cell office:value-type="float" office:value="0.422535211267606">
                <text:p>0.422535211267606</text:p>
              </table:table-cell>
              <table:table-cell office:value-type="float" office:value="0.45045045045045">
                <text:p>0.4504504504504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35" chart:maximum="0.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61cm" svg:height="8.48cm" xlink:href=".." xlink:type="simple" chart:class="chart:line" chart:style-name="ch1">
        <chart:title svg:x="3.998cm" svg:y="0.305cm" chart:style-name="ch2">
          <text:p>Summer hommes</text:p>
        </chart:title>
        <chart:legend chart:legend-position="end" svg:x="8.387cm" svg:y="1.705cm" style:legend-expansion="custom" svg:width="3.092cm" svg:height="2.55cm" style:legend-expansion-aspect-ratio="1.21254901960784" chart:style-name="ch3"/>
        <chart:plot-area chart:style-name="ch4" table:cell-range-address="'Q3-b4'.B3:'Q3-b4'.B9 'Q3-b4'.I2:'Q3-b4'.M9" chart:data-source-has-labels="both" svg:x="0.235cm" svg:y="1.279cm" svg:width="7.989cm" svg:height="7.032cm">
          <chart:coordinate-region svg:x="1.174cm" svg:y="1.474cm" svg:width="6.66cm" svg:height="6.198cm"/>
          <chart:axis chart:dimension="x" chart:name="primary-x" chart:style-name="ch5" chartooo:axis-type="auto">
            <chartooo:date-scale/>
            <chart:categories table:cell-range-address="'Q3-b4'.B3:'Q3-b4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4'.I3:'Q3-b4'.I9" chart:label-cell-address="'Q3-b4'.I2:'Q3-b4'.I2" chart:class="chart:line">
            <chart:data-point chart:repeated="7"/>
          </chart:series>
          <chart:series chart:style-name="ch9" chart:values-cell-range-address="'Q3-b4'.J3:'Q3-b4'.J9" chart:label-cell-address="'Q3-b4'.J2:'Q3-b4'.J2" chart:class="chart:line">
            <chart:data-point chart:repeated="7"/>
          </chart:series>
          <chart:series chart:style-name="ch10" chart:values-cell-range-address="'Q3-b4'.K3:'Q3-b4'.K9" chart:label-cell-address="'Q3-b4'.K2:'Q3-b4'.K2" chart:class="chart:line">
            <chart:data-point chart:repeated="7"/>
          </chart:series>
          <chart:series chart:style-name="ch11" chart:values-cell-range-address="'Q3-b4'.L3:'Q3-b4'.L9" chart:label-cell-address="'Q3-b4'.L2:'Q3-b4'.L2" chart:class="chart:line">
            <chart:data-point chart:repeated="7"/>
          </chart:series>
          <chart:series chart:style-name="ch12" chart:values-cell-range-address="'Q3-b4'.M3:'Q3-b4'.M9" chart:label-cell-address="'Q3-b4'.M2:'Q3-b4'.M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4'.I2:'Q3-b4'.I2</svg:desc>
                </draw:g>
              </table:table-cell>
              <table:table-cell office:value-type="string">
                <text:p>China</text:p>
                <draw:g>
                  <svg:desc>'Q3-b4'.J2:'Q3-b4'.J2</svg:desc>
                </draw:g>
              </table:table-cell>
              <table:table-cell office:value-type="string">
                <text:p>France</text:p>
                <draw:g>
                  <svg:desc>'Q3-b4'.K2:'Q3-b4'.K2</svg:desc>
                </draw:g>
              </table:table-cell>
              <table:table-cell office:value-type="string">
                <text:p>South Korea</text:p>
                <draw:g>
                  <svg:desc>'Q3-b4'.L2:'Q3-b4'.L2</svg:desc>
                </draw:g>
              </table:table-cell>
              <table:table-cell office:value-type="string">
                <text:p>USA</text:p>
                <draw:g>
                  <svg:desc>'Q3-b4'.M2:'Q3-b4'.M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4'.B3:'Q3-b4'.B9</svg:desc>
                </draw:g>
              </table:table-cell>
              <table:table-cell office:value-type="float" office:value="0.670250896057348">
                <text:p>0.670250896057348</text:p>
                <draw:g>
                  <svg:desc>'Q3-b4'.I3:'Q3-b4'.I9</svg:desc>
                </draw:g>
              </table:table-cell>
              <table:table-cell office:value-type="float" office:value="0.514184397163121">
                <text:p>0.514184397163121</text:p>
                <draw:g>
                  <svg:desc>'Q3-b4'.J3:'Q3-b4'.J9</svg:desc>
                </draw:g>
              </table:table-cell>
              <table:table-cell office:value-type="float" office:value="0.710914454277286">
                <text:p>0.710914454277286</text:p>
                <draw:g>
                  <svg:desc>'Q3-b4'.K3:'Q3-b4'.K9</svg:desc>
                </draw:g>
              </table:table-cell>
              <table:table-cell office:value-type="float" office:value="0.68141592920354">
                <text:p>0.68141592920354</text:p>
                <draw:g>
                  <svg:desc>'Q3-b4'.L3:'Q3-b4'.L9</svg:desc>
                </draw:g>
              </table:table-cell>
              <table:table-cell office:value-type="float" office:value="0.651376146788991">
                <text:p>0.651376146788991</text:p>
                <draw:g>
                  <svg:desc>'Q3-b4'.M3:'Q3-b4'.M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599520383693046">
                <text:p>0.599520383693046</text:p>
              </table:table-cell>
              <table:table-cell office:value-type="float" office:value="0.394321766561514">
                <text:p>0.394321766561514</text:p>
              </table:table-cell>
              <table:table-cell office:value-type="float" office:value="0.658862876254181">
                <text:p>0.658862876254181</text:p>
              </table:table-cell>
              <table:table-cell office:value-type="float" office:value="0.627062706270627">
                <text:p>0.627062706270627</text:p>
              </table:table-cell>
              <table:table-cell office:value-type="float" office:value="0.578703703703704">
                <text:p>0.5787037037037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552674230145867">
                <text:p>0.552674230145867</text:p>
              </table:table-cell>
              <table:table-cell office:value-type="float" office:value="0.364238410596026">
                <text:p>0.364238410596026</text:p>
              </table:table-cell>
              <table:table-cell office:value-type="float" office:value="0.627976190476191">
                <text:p>0.627976190476191</text:p>
              </table:table-cell>
              <table:table-cell office:value-type="float" office:value="0.622775800711744">
                <text:p>0.622775800711744</text:p>
              </table:table-cell>
              <table:table-cell office:value-type="float" office:value="0.568259385665529">
                <text:p>0.56825938566552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570212765957447">
                <text:p>0.570212765957447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633116883116883">
                <text:p>0.633116883116883</text:p>
              </table:table-cell>
              <table:table-cell office:value-type="float" office:value="0.549242424242424">
                <text:p>0.549242424242424</text:p>
              </table:table-cell>
              <table:table-cell office:value-type="float" office:value="0.523452157598499">
                <text:p>0.52345215759849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39351851851852">
                <text:p>0.539351851851852</text:p>
              </table:table-cell>
              <table:table-cell office:value-type="float" office:value="0.516587677725119">
                <text:p>0.516587677725119</text:p>
              </table:table-cell>
              <table:table-cell office:value-type="float" office:value="0.608414239482201">
                <text:p>0.608414239482201</text:p>
              </table:table-cell>
              <table:table-cell office:value-type="float" office:value="0.6">
                <text:p>0.6</text:p>
              </table:table-cell>
              <table:table-cell office:value-type="float" office:value="0.520408163265306">
                <text:p>0.520408163265306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545679012345679">
                <text:p>0.545679012345679</text:p>
              </table:table-cell>
              <table:table-cell office:value-type="float" office:value="0.435096153846154">
                <text:p>0.435096153846154</text:p>
              </table:table-cell>
              <table:table-cell office:value-type="float" office:value="0.561728395061728">
                <text:p>0.561728395061728</text:p>
              </table:table-cell>
              <table:table-cell office:value-type="float" office:value="0.54">
                <text:p>0.54</text:p>
              </table:table-cell>
              <table:table-cell office:value-type="float" office:value="0.494339622641509">
                <text:p>0.494339622641509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495238095238095">
                <text:p>0.495238095238095</text:p>
              </table:table-cell>
              <table:table-cell office:value-type="float" office:value="0.386946386946387">
                <text:p>0.386946386946387</text:p>
              </table:table-cell>
              <table:table-cell office:value-type="float" office:value="0.573979591836735">
                <text:p>0.573979591836735</text:p>
              </table:table-cell>
              <table:table-cell office:value-type="float" office:value="0.497584541062802">
                <text:p>0.497584541062802</text:p>
              </table:table-cell>
              <table:table-cell office:value-type="float" office:value="0.475675675675676">
                <text:p>0.47567567567567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25" chart:maximum="0.8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51cm" svg:height="8.264cm" xlink:href=".." xlink:type="simple" chart:class="chart:line" chart:style-name="ch1">
        <chart:title svg:x="4.195cm" svg:y="0.301cm" chart:style-name="ch2">
          <text:p>Winter hommes</text:p>
        </chart:title>
        <chart:legend chart:legend-position="end" svg:x="8.271cm" svg:y="1.669cm" style:legend-expansion="custom" svg:width="3.092cm" svg:height="2.55cm" style:legend-expansion-aspect-ratio="1.21254901960784" chart:style-name="ch3"/>
        <chart:plot-area chart:style-name="ch4" table:cell-range-address="'Q3-b4'.B10:'Q3-b4'.B16 'Q3-b4'.I2:'Q3-b4'.M2 'Q3-b4'.I10:'Q3-b4'.M16" chart:data-source-has-labels="both" svg:x="0.235cm" svg:y="1.271cm" svg:width="7.979cm" svg:height="6.828cm">
          <chart:coordinate-region svg:x="1.174cm" svg:y="1.467cm" svg:width="6.65cm" svg:height="5.993cm"/>
          <chart:axis chart:dimension="x" chart:name="primary-x" chart:style-name="ch5" chartooo:axis-type="auto">
            <chartooo:date-scale/>
            <chart:categories table:cell-range-address="'Q3-b4'.B10:'Q3-b4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4'.I10:'Q3-b4'.I16" chart:label-cell-address="'Q3-b4'.I2:'Q3-b4'.I2" chart:class="chart:line">
            <chart:data-point chart:repeated="7"/>
          </chart:series>
          <chart:series chart:style-name="ch9" chart:values-cell-range-address="'Q3-b4'.J10:'Q3-b4'.J16" chart:label-cell-address="'Q3-b4'.J2:'Q3-b4'.J2" chart:class="chart:line">
            <chart:data-point chart:repeated="7"/>
          </chart:series>
          <chart:series chart:style-name="ch10" chart:values-cell-range-address="'Q3-b4'.K10:'Q3-b4'.K16" chart:label-cell-address="'Q3-b4'.K2:'Q3-b4'.K2" chart:class="chart:line">
            <chart:data-point chart:repeated="7"/>
          </chart:series>
          <chart:series chart:style-name="ch11" chart:values-cell-range-address="'Q3-b4'.L10:'Q3-b4'.L16" chart:label-cell-address="'Q3-b4'.L2:'Q3-b4'.L2" chart:class="chart:line">
            <chart:data-point chart:repeated="7"/>
          </chart:series>
          <chart:series chart:style-name="ch12" chart:values-cell-range-address="'Q3-b4'.M10:'Q3-b4'.M16" chart:label-cell-address="'Q3-b4'.M2:'Q3-b4'.M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4'.I2:'Q3-b4'.I2</svg:desc>
                </draw:g>
              </table:table-cell>
              <table:table-cell office:value-type="string">
                <text:p>China</text:p>
                <draw:g>
                  <svg:desc>'Q3-b4'.J2:'Q3-b4'.J2</svg:desc>
                </draw:g>
              </table:table-cell>
              <table:table-cell office:value-type="string">
                <text:p>France</text:p>
                <draw:g>
                  <svg:desc>'Q3-b4'.K2:'Q3-b4'.K2</svg:desc>
                </draw:g>
              </table:table-cell>
              <table:table-cell office:value-type="string">
                <text:p>South Korea</text:p>
                <draw:g>
                  <svg:desc>'Q3-b4'.L2:'Q3-b4'.L2</svg:desc>
                </draw:g>
              </table:table-cell>
              <table:table-cell office:value-type="string">
                <text:p>USA</text:p>
                <draw:g>
                  <svg:desc>'Q3-b4'.M2:'Q3-b4'.M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4'.B10:'Q3-b4'.B16</svg:desc>
                </draw:g>
              </table:table-cell>
              <table:table-cell office:value-type="float" office:value="0.681818181818182">
                <text:p>0.681818181818182</text:p>
                <draw:g>
                  <svg:desc>'Q3-b4'.I10:'Q3-b4'.I16</svg:desc>
                </draw:g>
              </table:table-cell>
              <table:table-cell office:value-type="float" office:value="0.375">
                <text:p>0.375</text:p>
                <draw:g>
                  <svg:desc>'Q3-b4'.J10:'Q3-b4'.J16</svg:desc>
                </draw:g>
              </table:table-cell>
              <table:table-cell office:value-type="float" office:value="0.724770642201835">
                <text:p>0.724770642201835</text:p>
                <draw:g>
                  <svg:desc>'Q3-b4'.K10:'Q3-b4'.K16</svg:desc>
                </draw:g>
              </table:table-cell>
              <table:table-cell office:value-type="float" office:value="0.826086956521739">
                <text:p>0.826086956521739</text:p>
                <draw:g>
                  <svg:desc>'Q3-b4'.L10:'Q3-b4'.L16</svg:desc>
                </draw:g>
              </table:table-cell>
              <table:table-cell office:value-type="float" office:value="0.662162162162162">
                <text:p>0.662162162162162</text:p>
                <draw:g>
                  <svg:desc>'Q3-b4'.M10:'Q3-b4'.M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72">
                <text:p>0.72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693877551020408">
                <text:p>0.693877551020408</text:p>
              </table:table-cell>
              <table:table-cell office:value-type="float" office:value="0.523809523809524">
                <text:p>0.523809523809524</text:p>
              </table:table-cell>
              <table:table-cell office:value-type="float" office:value="0.648648648648649">
                <text:p>0.64864864864864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652173913043478">
                <text:p>0.652173913043478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707547169811321">
                <text:p>0.707547169811321</text:p>
              </table:table-cell>
              <table:table-cell office:value-type="float" office:value="0.702702702702703">
                <text:p>0.702702702702703</text:p>
              </table:table-cell>
              <table:table-cell office:value-type="float" office:value="0.564516129032258">
                <text:p>0.56451612903225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52">
                <text:p>0.52</text:p>
              </table:table-cell>
              <table:table-cell office:value-type="float" office:value="0.308823529411765">
                <text:p>0.308823529411765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569306930693069">
                <text:p>0.56930693069306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575">
                <text:p>0.575</text:p>
              </table:table-cell>
              <table:table-cell office:value-type="float" office:value="0.472972972972973">
                <text:p>0.472972972972973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65">
                <text:p>0.65</text:p>
              </table:table-cell>
              <table:table-cell office:value-type="float" office:value="0.573529411764706">
                <text:p>0.57352941176470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5">
                <text:p>0.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644230769230769">
                <text:p>0.644230769230769</text:p>
              </table:table-cell>
              <table:table-cell office:value-type="float" office:value="0.6">
                <text:p>0.6</text:p>
              </table:table-cell>
              <table:table-cell office:value-type="float" office:value="0.566037735849057">
                <text:p>0.56603773584905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635514018691589">
                <text:p>0.63551401869158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54954954954955">
                <text:p>0.549549549549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1" chart:maximum="0.6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61cm" svg:height="8.48cm" xlink:href=".." xlink:type="simple" chart:class="chart:line" chart:style-name="ch1">
        <chart:title svg:x="4.932cm" svg:y="0.305cm" chart:style-name="ch2">
          <text:p>Summer</text:p>
        </chart:title>
        <chart:legend chart:legend-position="end" svg:x="8.387cm" svg:y="1.705cm" style:legend-expansion="custom" svg:width="3.092cm" svg:height="2.55cm" style:legend-expansion-aspect-ratio="1.21254901960784" chart:style-name="ch3"/>
        <chart:plot-area chart:style-name="ch4" table:cell-range-address="'Q3-b5'.B3:'Q3-b5'.B9 'Q3-b5'.I2:'Q3-b5'.M9" chart:data-source-has-labels="both" svg:x="0.235cm" svg:y="1.279cm" svg:width="7.989cm" svg:height="7.032cm">
          <chart:coordinate-region svg:x="1.174cm" svg:y="1.279cm" svg:width="6.66cm" svg:height="6.393cm"/>
          <chart:axis chart:dimension="x" chart:name="primary-x" chart:style-name="ch5" chartooo:axis-type="auto">
            <chartooo:date-scale/>
            <chart:categories table:cell-range-address="'Q3-b5'.B3:'Q3-b5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5'.I3:'Q3-b5'.I9" chart:label-cell-address="'Q3-b5'.I2:'Q3-b5'.I2" chart:class="chart:line">
            <chart:data-point chart:repeated="7"/>
          </chart:series>
          <chart:series chart:style-name="ch9" chart:values-cell-range-address="'Q3-b5'.J3:'Q3-b5'.J9" chart:label-cell-address="'Q3-b5'.J2:'Q3-b5'.J2" chart:class="chart:line">
            <chart:data-point chart:repeated="7"/>
          </chart:series>
          <chart:series chart:style-name="ch10" chart:values-cell-range-address="'Q3-b5'.K3:'Q3-b5'.K9" chart:label-cell-address="'Q3-b5'.K2:'Q3-b5'.K2" chart:class="chart:line">
            <chart:data-point chart:repeated="7"/>
          </chart:series>
          <chart:series chart:style-name="ch11" chart:values-cell-range-address="'Q3-b5'.L3:'Q3-b5'.L9" chart:label-cell-address="'Q3-b5'.L2:'Q3-b5'.L2" chart:class="chart:line">
            <chart:data-point chart:repeated="7"/>
          </chart:series>
          <chart:series chart:style-name="ch12" chart:values-cell-range-address="'Q3-b5'.M3:'Q3-b5'.M9" chart:label-cell-address="'Q3-b5'.M2:'Q3-b5'.M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5'.I2:'Q3-b5'.I2</svg:desc>
                </draw:g>
              </table:table-cell>
              <table:table-cell office:value-type="string">
                <text:p>China</text:p>
                <draw:g>
                  <svg:desc>'Q3-b5'.J2:'Q3-b5'.J2</svg:desc>
                </draw:g>
              </table:table-cell>
              <table:table-cell office:value-type="string">
                <text:p>France</text:p>
                <draw:g>
                  <svg:desc>'Q3-b5'.K2:'Q3-b5'.K2</svg:desc>
                </draw:g>
              </table:table-cell>
              <table:table-cell office:value-type="string">
                <text:p>South Korea</text:p>
                <draw:g>
                  <svg:desc>'Q3-b5'.L2:'Q3-b5'.L2</svg:desc>
                </draw:g>
              </table:table-cell>
              <table:table-cell office:value-type="string">
                <text:p>USA</text:p>
                <draw:g>
                  <svg:desc>'Q3-b5'.M2:'Q3-b5'.M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5'.B3:'Q3-b5'.B9</svg:desc>
                </draw:g>
              </table:table-cell>
              <table:table-cell office:value-type="float" office:value="0.347826086956522">
                <text:p>0.347826086956522</text:p>
                <draw:g>
                  <svg:desc>'Q3-b5'.I3:'Q3-b5'.I9</svg:desc>
                </draw:g>
              </table:table-cell>
              <table:table-cell office:value-type="float" office:value="0.437956204379562">
                <text:p>0.437956204379562</text:p>
                <draw:g>
                  <svg:desc>'Q3-b5'.J3:'Q3-b5'.J9</svg:desc>
                </draw:g>
              </table:table-cell>
              <table:table-cell office:value-type="float" office:value="0.153061224489796">
                <text:p>0.153061224489796</text:p>
                <draw:g>
                  <svg:desc>'Q3-b5'.K3:'Q3-b5'.K9</svg:desc>
                </draw:g>
              </table:table-cell>
              <table:table-cell office:value-type="float" office:value="0.458333333333333">
                <text:p>0.458333333333333</text:p>
                <draw:g>
                  <svg:desc>'Q3-b5'.L3:'Q3-b5'.L9</svg:desc>
                </draw:g>
              </table:table-cell>
              <table:table-cell office:value-type="float" office:value="0.457894736842105">
                <text:p>0.457894736842105</text:p>
                <draw:g>
                  <svg:desc>'Q3-b5'.M3:'Q3-b5'.M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467065868263473">
                <text:p>0.467065868263473</text:p>
              </table:table-cell>
              <table:table-cell office:value-type="float" office:value="0.4375">
                <text:p>0.4375</text:p>
              </table:table-cell>
              <table:table-cell office:value-type="float" office:value="0.205882352941176">
                <text:p>0.205882352941176</text:p>
              </table:table-cell>
              <table:table-cell office:value-type="float" office:value="0.407079646017699">
                <text:p>0.407079646017699</text:p>
              </table:table-cell>
              <table:table-cell office:value-type="float" office:value="0.468864468864469">
                <text:p>0.46886446886446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44202898550725">
                <text:p>0.344202898550725</text:p>
              </table:table-cell>
              <table:table-cell office:value-type="float" office:value="0.401041666666667">
                <text:p>0.401041666666667</text:p>
              </table:table-cell>
              <table:table-cell office:value-type="float" office:value="0.192">
                <text:p>0.192</text:p>
              </table:table-cell>
              <table:table-cell office:value-type="float" office:value="0.264150943396226">
                <text:p>0.264150943396226</text:p>
              </table:table-cell>
              <table:table-cell office:value-type="float" office:value="0.553359683794466">
                <text:p>0.55335968379446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386138613861386">
                <text:p>0.386138613861386</text:p>
              </table:table-cell>
              <table:table-cell office:value-type="float" office:value="0.369811320754717">
                <text:p>0.369811320754717</text:p>
              </table:table-cell>
              <table:table-cell office:value-type="float" office:value="0.238938053097345">
                <text:p>0.238938053097345</text:p>
              </table:table-cell>
              <table:table-cell office:value-type="float" office:value="0.243697478991597">
                <text:p>0.243697478991597</text:p>
              </table:table-cell>
              <table:table-cell office:value-type="float" office:value="0.622047244094488">
                <text:p>0.62204724409448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457286432160804">
                <text:p>0.457286432160804</text:p>
              </table:table-cell>
              <table:table-cell office:value-type="float" office:value="0.42156862745098">
                <text:p>0.42156862745098</text:p>
              </table:table-cell>
              <table:table-cell office:value-type="float" office:value="0.247933884297521">
                <text:p>0.247933884297521</text:p>
              </table:table-cell>
              <table:table-cell office:value-type="float" office:value="0.292452830188679">
                <text:p>0.292452830188679</text:p>
              </table:table-cell>
              <table:table-cell office:value-type="float" office:value="0.570921985815603">
                <text:p>0.57092198581560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85869565217391">
                <text:p>0.385869565217391</text:p>
              </table:table-cell>
              <table:table-cell office:value-type="float" office:value="0.408510638297872">
                <text:p>0.408510638297872</text:p>
              </table:table-cell>
              <table:table-cell office:value-type="float" office:value="0.330985915492958">
                <text:p>0.330985915492958</text:p>
              </table:table-cell>
              <table:table-cell office:value-type="float" office:value="0.226086956521739">
                <text:p>0.226086956521739</text:p>
              </table:table-cell>
              <table:table-cell office:value-type="float" office:value="0.57089552238806">
                <text:p>0.5708955223880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245283018867925">
                <text:p>0.245283018867925</text:p>
              </table:table-cell>
              <table:table-cell office:value-type="float" office:value="0.330798479087452">
                <text:p>0.330798479087452</text:p>
              </table:table-cell>
              <table:table-cell office:value-type="float" office:value="0.227544910179641">
                <text:p>0.227544910179641</text:p>
              </table:table-cell>
              <table:table-cell office:value-type="float" office:value="0.201923076923077">
                <text:p>0.201923076923077</text:p>
              </table:table-cell>
              <table:table-cell office:value-type="float" office:value="0.470790378006873">
                <text:p>0.47079037800687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.05" chart:maximum="0.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51cm" svg:height="8.264cm" xlink:href=".." xlink:type="simple" chart:class="chart:line" chart:style-name="ch1">
        <chart:title svg:x="5.13cm" svg:y="0.301cm" chart:style-name="ch2">
          <text:p>Winter</text:p>
        </chart:title>
        <chart:legend chart:legend-position="end" svg:x="8.271cm" svg:y="1.669cm" style:legend-expansion="custom" svg:width="3.092cm" svg:height="2.55cm" style:legend-expansion-aspect-ratio="1.21254901960784" chart:style-name="ch3"/>
        <chart:plot-area chart:style-name="ch4" table:cell-range-address="'Q3-b5'.B10:'Q3-b5'.B16 'Q3-b5'.I2:'Q3-b5'.M2 'Q3-b5'.I10:'Q3-b5'.M16" chart:data-source-has-labels="both" svg:x="0.235cm" svg:y="1.271cm" svg:width="7.979cm" svg:height="6.828cm">
          <chart:coordinate-region svg:x="1.174cm" svg:y="1.467cm" svg:width="6.65cm" svg:height="5.993cm"/>
          <chart:axis chart:dimension="x" chart:name="primary-x" chart:style-name="ch5" chartooo:axis-type="auto">
            <chartooo:date-scale/>
            <chart:categories table:cell-range-address="'Q3-b5'.B10:'Q3-b5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5'.I10:'Q3-b5'.I16" chart:label-cell-address="'Q3-b5'.I2:'Q3-b5'.I2" chart:class="chart:line">
            <chart:data-point chart:repeated="7"/>
          </chart:series>
          <chart:series chart:style-name="ch9" chart:values-cell-range-address="'Q3-b5'.J10:'Q3-b5'.J16" chart:label-cell-address="'Q3-b5'.J2:'Q3-b5'.J2" chart:class="chart:line">
            <chart:data-point chart:repeated="7"/>
          </chart:series>
          <chart:series chart:style-name="ch10" chart:values-cell-range-address="'Q3-b5'.K10:'Q3-b5'.K16" chart:label-cell-address="'Q3-b5'.K2:'Q3-b5'.K2" chart:class="chart:line">
            <chart:data-point chart:repeated="7"/>
          </chart:series>
          <chart:series chart:style-name="ch11" chart:values-cell-range-address="'Q3-b5'.L10:'Q3-b5'.L16" chart:label-cell-address="'Q3-b5'.L2:'Q3-b5'.L2" chart:class="chart:line">
            <chart:data-point chart:repeated="7"/>
          </chart:series>
          <chart:series chart:style-name="ch12" chart:values-cell-range-address="'Q3-b5'.M10:'Q3-b5'.M16" chart:label-cell-address="'Q3-b5'.M2:'Q3-b5'.M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5'.I2:'Q3-b5'.I2</svg:desc>
                </draw:g>
              </table:table-cell>
              <table:table-cell office:value-type="string">
                <text:p>China</text:p>
                <draw:g>
                  <svg:desc>'Q3-b5'.J2:'Q3-b5'.J2</svg:desc>
                </draw:g>
              </table:table-cell>
              <table:table-cell office:value-type="string">
                <text:p>France</text:p>
                <draw:g>
                  <svg:desc>'Q3-b5'.K2:'Q3-b5'.K2</svg:desc>
                </draw:g>
              </table:table-cell>
              <table:table-cell office:value-type="string">
                <text:p>South Korea</text:p>
                <draw:g>
                  <svg:desc>'Q3-b5'.L2:'Q3-b5'.L2</svg:desc>
                </draw:g>
              </table:table-cell>
              <table:table-cell office:value-type="string">
                <text:p>USA</text:p>
                <draw:g>
                  <svg:desc>'Q3-b5'.M2:'Q3-b5'.M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5'.B10:'Q3-b5'.B16</svg:desc>
                </draw:g>
              </table:table-cell>
              <table:table-cell office:value-type="float" office:value="0.142857142857143">
                <text:p>0.142857142857143</text:p>
                <draw:g>
                  <svg:desc>'Q3-b5'.I10:'Q3-b5'.I16</svg:desc>
                </draw:g>
              </table:table-cell>
              <table:table-cell office:value-type="float" office:value="0.2">
                <text:p>0.2</text:p>
                <draw:g>
                  <svg:desc>'Q3-b5'.J10:'Q3-b5'.J16</svg:desc>
                </draw:g>
              </table:table-cell>
              <table:table-cell office:value-type="float" office:value="0.233333333333333">
                <text:p>0.233333333333333</text:p>
                <draw:g>
                  <svg:desc>'Q3-b5'.K10:'Q3-b5'.K16</svg:desc>
                </draw:g>
              </table:table-cell>
              <table:table-cell office:value-type="float" office:value="0.5">
                <text:p>0.5</text:p>
                <draw:g>
                  <svg:desc>'Q3-b5'.L10:'Q3-b5'.L16</svg:desc>
                </draw:g>
              </table:table-cell>
              <table:table-cell office:value-type="float" office:value="0.22">
                <text:p>0.22</text:p>
                <draw:g>
                  <svg:desc>'Q3-b5'.M10:'Q3-b5'.M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125">
                <text:p>0.125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32258064516129">
                <text:p>0.3225806451612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395061728395062">
                <text:p>0.39506172839506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25">
                <text:p>0.25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25287356321839">
                <text:p>0.42528735632183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82051282051282">
                <text:p>0.282051282051282</text:p>
              </table:table-cell>
              <table:table-cell office:value-type="float" office:value="0.375">
                <text:p>0.37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1">
                <text:p>0.1</text:p>
              </table:table-cell>
              <table:table-cell office:value-type="float" office:value="0.280701754385965">
                <text:p>0.280701754385965</text:p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948717948718">
                <text:p>0.17948717948718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5" chart:maximum="0.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6cm" svg:height="8.356cm" xlink:href=".." xlink:type="simple" chart:class="chart:line" chart:style-name="ch1">
        <chart:title svg:x="4.982cm" svg:y="0.303cm" chart:style-name="ch2">
          <text:p>Summer</text:p>
        </chart:title>
        <chart:legend chart:legend-position="end" svg:x="8.235cm" svg:y="1.628cm" style:legend-expansion="custom" svg:width="3.092cm" svg:height="2.366cm" style:legend-expansion-aspect-ratio="1.30684699915469" chart:style-name="ch3"/>
        <chart:plot-area chart:style-name="ch4" table:cell-range-address="'Q3-b6'.B3:'Q3-b6'.G9 'Q3-b6'.C2:'Q3-b6'.G2" chart:data-source-has-labels="both" svg:x="0.237cm" svg:y="1.275cm" svg:width="8.084cm" svg:height="6.914cm">
          <chart:coordinate-region svg:x="1.176cm" svg:y="1.471cm" svg:width="6.755cm" svg:height="6.079cm"/>
          <chart:axis chart:dimension="x" chart:name="primary-x" chart:style-name="ch5" chartooo:axis-type="auto">
            <chartooo:date-scale/>
            <chart:categories table:cell-range-address="'Q3-b6'.B3:'Q3-b6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6'.C3:'Q3-b6'.C9" chart:label-cell-address="'Q3-b6'.C2:'Q3-b6'.C2" chart:class="chart:line">
            <chart:data-point chart:repeated="7"/>
          </chart:series>
          <chart:series chart:style-name="ch9" chart:values-cell-range-address="'Q3-b6'.D3:'Q3-b6'.D9" chart:label-cell-address="'Q3-b6'.D2:'Q3-b6'.D2" chart:class="chart:line">
            <chart:data-point chart:repeated="7"/>
          </chart:series>
          <chart:series chart:style-name="ch10" chart:values-cell-range-address="'Q3-b6'.E3:'Q3-b6'.E9" chart:label-cell-address="'Q3-b6'.E2:'Q3-b6'.E2" chart:class="chart:line">
            <chart:data-point chart:repeated="7"/>
          </chart:series>
          <chart:series chart:style-name="ch11" chart:values-cell-range-address="'Q3-b6'.F3:'Q3-b6'.F9" chart:label-cell-address="'Q3-b6'.F2:'Q3-b6'.F2" chart:class="chart:line">
            <chart:data-point chart:repeated="7"/>
          </chart:series>
          <chart:series chart:style-name="ch12" chart:values-cell-range-address="'Q3-b6'.G3:'Q3-b6'.G9" chart:label-cell-address="'Q3-b6'.G2:'Q3-b6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6'.C2:'Q3-b6'.C2</svg:desc>
                </draw:g>
              </table:table-cell>
              <table:table-cell office:value-type="string">
                <text:p>China</text:p>
                <draw:g>
                  <svg:desc>'Q3-b6'.D2:'Q3-b6'.D2</svg:desc>
                </draw:g>
              </table:table-cell>
              <table:table-cell office:value-type="string">
                <text:p>France</text:p>
                <draw:g>
                  <svg:desc>'Q3-b6'.E2:'Q3-b6'.E2</svg:desc>
                </draw:g>
              </table:table-cell>
              <table:table-cell office:value-type="string">
                <text:p>South Korea</text:p>
                <draw:g>
                  <svg:desc>'Q3-b6'.F2:'Q3-b6'.F2</svg:desc>
                </draw:g>
              </table:table-cell>
              <table:table-cell office:value-type="string">
                <text:p>USA</text:p>
                <draw:g>
                  <svg:desc>'Q3-b6'.G2:'Q3-b6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6'.B3:'Q3-b6'.B9</svg:desc>
                </draw:g>
              </table:table-cell>
              <table:table-cell office:value-type="float" office:value="0.347826086956522">
                <text:p>0.347826086956522</text:p>
                <draw:g>
                  <svg:desc>'Q3-b6'.C3:'Q3-b6'.C9</svg:desc>
                </draw:g>
              </table:table-cell>
              <table:table-cell office:value-type="float" office:value="0.714285714285714">
                <text:p>0.714285714285714</text:p>
                <draw:g>
                  <svg:desc>'Q3-b6'.D3:'Q3-b6'.D9</svg:desc>
                </draw:g>
              </table:table-cell>
              <table:table-cell office:value-type="float" office:value="0.164835164835165">
                <text:p>0.164835164835165</text:p>
                <draw:g>
                  <svg:desc>'Q3-b6'.E3:'Q3-b6'.E9</svg:desc>
                </draw:g>
              </table:table-cell>
              <table:table-cell office:value-type="float" office:value="0.507692307692308">
                <text:p>0.507692307692308</text:p>
                <draw:g>
                  <svg:desc>'Q3-b6'.F3:'Q3-b6'.F9</svg:desc>
                </draw:g>
              </table:table-cell>
              <table:table-cell office:value-type="float" office:value="0.376623376623377">
                <text:p>0.376623376623377</text:p>
                <draw:g>
                  <svg:desc>'Q3-b6'.G3:'Q3-b6'.G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5">
                <text:p>0.5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28">
                <text:p>0.28</text:p>
              </table:table-cell>
              <table:table-cell office:value-type="float" office:value="0.547619047619048">
                <text:p>0.547619047619048</text:p>
              </table:table-cell>
              <table:table-cell office:value-type="float" office:value="0.457142857142857">
                <text:p>0.4571428571428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47029702970297">
                <text:p>0.47029702970297</text:p>
              </table:table-cell>
              <table:table-cell office:value-type="float" office:value="0.712962962962963">
                <text:p>0.712962962962963</text:p>
              </table:table-cell>
              <table:table-cell office:value-type="float" office:value="0.224299065420561">
                <text:p>0.22429906542056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01792114695341">
                <text:p>0.50179211469534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393939393939394">
                <text:p>0.393939393939394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0.287234042553192">
                <text:p>0.287234042553192</text:p>
              </table:table-cell>
              <table:table-cell office:value-type="float" office:value="0.420289855072464">
                <text:p>0.420289855072464</text:p>
              </table:table-cell>
              <table:table-cell office:value-type="float" office:value="0.554385964912281">
                <text:p>0.554385964912281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17045454545455">
                <text:p>0.517045454545455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0.275229357798165">
                <text:p>0.275229357798165</text:p>
              </table:table-cell>
              <table:table-cell office:value-type="float" office:value="0.33695652173913">
                <text:p>0.33695652173913</text:p>
              </table:table-cell>
              <table:table-cell office:value-type="float" office:value="0.514376996805112">
                <text:p>0.514376996805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482993197278912">
                <text:p>0.482993197278912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388429752066116">
                <text:p>0.388429752066116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57089552238806">
                <text:p>0.5708955223880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472727272727273">
                <text:p>0.472727272727273</text:p>
              </table:table-cell>
              <table:table-cell office:value-type="float" office:value="0.6796875">
                <text:p>0.6796875</text:p>
              </table:table-cell>
              <table:table-cell office:value-type="float" office:value="0.336283185840708">
                <text:p>0.336283185840708</text:p>
              </table:table-cell>
              <table:table-cell office:value-type="float" office:value="0.525">
                <text:p>0.525</text:p>
              </table:table-cell>
              <table:table-cell office:value-type="float" office:value="0.550200803212851">
                <text:p>0.55020080321285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 draw:opacity-name="ChartTransparencyGradient_20_1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5" style:family="chart" style:data-style-name="N0">
      <style:chart-properties chart:display-label="true" chart:logarithmic="false" chart:min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57cm" svg:height="9cm" xlink:href=".." xlink:type="simple" chart:class="chart:line" chart:column-mapping="1 0 2" chart:style-name="ch1">
        <chart:legend chart:legend-position="end" svg:x="15.166cm" svg:y="0.526cm" style:legend-expansion="custom" svg:width="2.655cm" svg:height="1.594cm" style:legend-expansion-aspect-ratio="1.66562107904642" chart:style-name="ch2"/>
        <chart:plot-area chart:style-name="ch3" table:cell-range-address="'Q2-a'.A3:'Q2-a'.B66 'Q2-a'.D2:'Q2-a'.E66 'Q2-a'.B2:'Q2-a'.B2" chart:data-source-has-labels="both" svg:x="0.522cm" svg:y="0.183cm" svg:width="26.707cm" svg:height="8.852cm">
          <chart:coordinate-region svg:x="1.172cm" svg:y="0.378cm" svg:width="25.958cm" svg:height="6.973cm"/>
          <chart:axis chart:dimension="x" chart:name="primary-x" chart:style-name="ch4" chartooo:axis-type="auto">
            <chartooo:date-scale/>
            <chart:categories table:cell-range-address="'Q2-a'.A3:'Q2-a'.A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2-a'.D3:'Q2-a'.D66" chart:label-cell-address="'Q2-a'.D2:'Q2-a'.D2" chart:class="chart:line">
            <chart:data-point chart:repeated="64"/>
          </chart:series>
          <chart:series chart:style-name="ch8" chart:values-cell-range-address="'Q2-a'.B3:'Q2-a'.B66" chart:label-cell-address="'Q2-a'.B2:'Q2-a'.B2" chart:class="chart:line">
            <chart:data-point chart:repeated="64"/>
          </chart:series>
          <chart:series chart:style-name="ch9" chart:values-cell-range-address="'Q2-a'.E3:'Q2-a'.E66" chart:label-cell-address="'Q2-a'.E2:'Q2-a'.E2" chart:class="chart:line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âge</text:p>
                <draw:g>
                  <svg:desc>'Q2-a'.D2:'Q2-a'.D2</svg:desc>
                </draw:g>
              </table:table-cell>
              <table:table-cell office:value-type="string">
                <text:p>Moy âge</text:p>
                <draw:g>
                  <svg:desc>'Q2-a'.B2:'Q2-a'.B2</svg:desc>
                </draw:g>
              </table:table-cell>
              <table:table-cell office:value-type="string">
                <text:p>Max âge</text:p>
                <draw:g>
                  <svg:desc>'Q2-a'.E2:'Q2-a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ria</text:p>
                <draw:g>
                  <svg:desc>'Q2-a'.A3:'Q2-a'.A66</svg:desc>
                </draw:g>
              </table:table-cell>
              <table:table-cell office:value-type="float" office:value="17">
                <text:p>17</text:p>
                <draw:g>
                  <svg:desc>'Q2-a'.D3:'Q2-a'.D66</svg:desc>
                </draw:g>
              </table:table-cell>
              <table:table-cell office:value-type="float" office:value="20">
                <text:p>20</text:p>
                <draw:g>
                  <svg:desc>'Q2-a'.B3:'Q2-a'.B66</svg:desc>
                </draw:g>
              </table:table-cell>
              <table:table-cell office:value-type="float" office:value="23">
                <text:p>23</text:p>
                <draw:g>
                  <svg:desc>'Q2-a'.E3:'Q2-a'.E66</svg:desc>
                </draw:g>
              </table:table-cell>
            </table:table-row>
            <table:table-row>
              <table:table-cell office:value-type="string">
                <text:p>Andorra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Argentina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Bermuda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Boliva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uracao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yprus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Czech Republic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Honduras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Jamaica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ebanon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iechtenstei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aco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Mongolia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Morocco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ew Zealand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orth Korea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Philippines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uerto Rico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San Marino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enegal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Swaziland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aiwan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Virgin Islands, US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15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2cm" svg:height="8.266cm" xlink:href=".." xlink:type="simple" chart:class="chart:line" chart:style-name="ch1">
        <chart:title svg:x="5.096cm" svg:y="0.301cm" chart:style-name="ch2">
          <text:p>Winter</text:p>
        </chart:title>
        <chart:legend chart:legend-position="end" svg:x="8.201cm" svg:y="1.597cm" style:legend-expansion="custom" svg:width="3.092cm" svg:height="2.55cm" style:legend-expansion-aspect-ratio="1.21254901960784" chart:style-name="ch3"/>
        <chart:plot-area chart:style-name="ch4" table:cell-range-address="'Q3-b6'.B10:'Q3-b6'.G16 'Q3-b6'.C2:'Q3-b6'.G2" chart:data-source-has-labels="both" svg:x="0.233cm" svg:y="1.271cm" svg:width="7.914cm" svg:height="6.83cm">
          <chart:coordinate-region svg:x="1.172cm" svg:y="1.271cm" svg:width="6.585cm" svg:height="6.191cm"/>
          <chart:axis chart:dimension="x" chart:name="primary-x" chart:style-name="ch5" chartooo:axis-type="auto">
            <chartooo:date-scale/>
            <chart:categories table:cell-range-address="'Q3-b6'.B10:'Q3-b6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6'.C10:'Q3-b6'.C16" chart:label-cell-address="'Q3-b6'.C2:'Q3-b6'.C2" chart:class="chart:line">
            <chart:data-point chart:repeated="7"/>
          </chart:series>
          <chart:series chart:style-name="ch9" chart:values-cell-range-address="'Q3-b6'.D10:'Q3-b6'.D16" chart:label-cell-address="'Q3-b6'.D2:'Q3-b6'.D2" chart:class="chart:line">
            <chart:data-point chart:repeated="7"/>
          </chart:series>
          <chart:series chart:style-name="ch10" chart:values-cell-range-address="'Q3-b6'.E10:'Q3-b6'.E16" chart:label-cell-address="'Q3-b6'.E2:'Q3-b6'.E2" chart:class="chart:line">
            <chart:data-point chart:repeated="7"/>
          </chart:series>
          <chart:series chart:style-name="ch11" chart:values-cell-range-address="'Q3-b6'.F10:'Q3-b6'.F16" chart:label-cell-address="'Q3-b6'.F2:'Q3-b6'.F2" chart:class="chart:line">
            <chart:data-point chart:repeated="7"/>
          </chart:series>
          <chart:series chart:style-name="ch12" chart:values-cell-range-address="'Q3-b6'.G10:'Q3-b6'.G16" chart:label-cell-address="'Q3-b6'.G2:'Q3-b6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6'.C2:'Q3-b6'.C2</svg:desc>
                </draw:g>
              </table:table-cell>
              <table:table-cell office:value-type="string">
                <text:p>China</text:p>
                <draw:g>
                  <svg:desc>'Q3-b6'.D2:'Q3-b6'.D2</svg:desc>
                </draw:g>
              </table:table-cell>
              <table:table-cell office:value-type="string">
                <text:p>France</text:p>
                <draw:g>
                  <svg:desc>'Q3-b6'.E2:'Q3-b6'.E2</svg:desc>
                </draw:g>
              </table:table-cell>
              <table:table-cell office:value-type="string">
                <text:p>South Korea</text:p>
                <draw:g>
                  <svg:desc>'Q3-b6'.F2:'Q3-b6'.F2</svg:desc>
                </draw:g>
              </table:table-cell>
              <table:table-cell office:value-type="string">
                <text:p>USA</text:p>
                <draw:g>
                  <svg:desc>'Q3-b6'.G2:'Q3-b6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6'.B10:'Q3-b6'.B16</svg:desc>
                </draw:g>
              </table:table-cell>
              <table:table-cell office:value-type="float" office:value="0.25">
                <text:p>0.25</text:p>
                <draw:g>
                  <svg:desc>'Q3-b6'.C10:'Q3-b6'.C16</svg:desc>
                </draw:g>
              </table:table-cell>
              <table:table-cell office:value-type="float" office:value="1">
                <text:p>1</text:p>
                <draw:g>
                  <svg:desc>'Q3-b6'.D10:'Q3-b6'.D16</svg:desc>
                </draw:g>
              </table:table-cell>
              <table:table-cell office:value-type="float" office:value="0.388888888888889">
                <text:p>0.388888888888889</text:p>
                <draw:g>
                  <svg:desc>'Q3-b6'.E10:'Q3-b6'.E16</svg:desc>
                </draw:g>
              </table:table-cell>
              <table:table-cell office:value-type="float" office:value="0.285714285714286">
                <text:p>0.285714285714286</text:p>
                <draw:g>
                  <svg:desc>'Q3-b6'.F10:'Q3-b6'.F16</svg:desc>
                </draw:g>
              </table:table-cell>
              <table:table-cell office:value-type="float" office:value="0.478260869565217">
                <text:p>0.478260869565217</text:p>
                <draw:g>
                  <svg:desc>'Q3-b6'.G10:'Q3-b6'.G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5">
                <text:p>0.5</text:p>
              </table:table-cell>
              <table:table-cell office:value-type="float" office:value="0.448275862068966">
                <text:p>0.44827586206896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25">
                <text:p>0.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344827586206897">
                <text:p>0.344827586206897</text:p>
              </table:table-cell>
              <table:table-cell office:value-type="float" office:value="0.5">
                <text:p>0.5</text:p>
              </table:table-cell>
              <table:table-cell office:value-type="float" office:value="0.492307692307692">
                <text:p>0.49230769230769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413793103448276">
                <text:p>0.413793103448276</text:p>
              </table:table-cell>
              <table:table-cell office:value-type="float" office:value="0.625">
                <text:p>0.625</text:p>
              </table:table-cell>
              <table:table-cell office:value-type="float" office:value="0.397849462365591">
                <text:p>0.3978494623655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75">
                <text:p>0.75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5">
                <text:p>0.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493975903614458">
                <text:p>0.49397590361445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83cm" svg:height="8.795cm" xlink:href=".." xlink:type="simple" chart:class="chart:bar" chart:style-name="ch1">
        <chart:legend chart:legend-position="end" svg:x="0.168cm" svg:y="0.327cm" style:legend-expansion="custom" svg:width="3.802cm" svg:height="0.519cm" style:legend-expansion-aspect-ratio="7.32562620423892" chart:style-name="ch2"/>
        <chart:plot-area chart:style-name="ch3" table:cell-range-address="'Q2-b'.A2:'Q2-b'.B3" chart:data-source-has-labels="both" svg:x="0.092cm" svg:y="0.913cm" svg:width="9.417cm" svg:height="7.708cm">
          <chart:coordinate-region svg:x="1.031cm" svg:y="1.109cm" svg:width="8.478cm" svg:height="6.873cm"/>
          <chart:axis chart:dimension="x" chart:name="primary-x" chart:style-name="ch4" chartooo:axis-type="auto">
            <chartooo:date-scale/>
            <chart:categories table:cell-range-address="'Q2-b'.A2:'Q2-b'.B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2-b'.A3:'Q2-b'.B3" loext:label-string="&quot;Moy âge participant&quot;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 âge participant</text:p>
              </table:table-cell>
            </table:table-row>
          </table:table-header-rows>
          <table:table-rows>
            <table:table-row>
              <table:table-cell office:value-type="string">
                <text:p>Non médaillé</text:p>
                <draw:g>
                  <svg:desc>'Q2-b'.A2:'Q2-b'.B2</svg:desc>
                </draw:g>
              </table:table-cell>
              <table:table-cell office:value-type="float" office:value="24">
                <text:p>24</text:p>
                <draw:g>
                  <svg:desc>'Q2-b'.A3:'Q2-b'.B3</svg:desc>
                </draw:g>
              </table:table-cell>
            </table:table-row>
            <table:table-row>
              <table:table-cell office:value-type="string">
                <text:p>Médaillé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7cm" svg:height="9.013cm" xlink:href=".." xlink:type="simple" chart:class="chart:bar" chart:style-name="ch1">
        <chart:legend chart:legend-position="end" svg:x="0.055cm" svg:y="0.299cm" style:legend-expansion="custom" svg:width="3.863cm" svg:height="0.59cm" style:legend-expansion-aspect-ratio="6.54745762711864" chart:style-name="ch2"/>
        <chart:plot-area chart:style-name="ch3" table:cell-range-address="'Q2-c'.A2:'Q2-c'.B3" chart:data-source-has-labels="both" svg:x="0.241cm" svg:y="1.101cm" svg:width="8.836cm" svg:height="7.739cm">
          <chart:coordinate-region svg:x="1.18cm" svg:y="1.296cm" svg:width="7.897cm" svg:height="6.905cm"/>
          <chart:axis chart:dimension="x" chart:name="primary-x" chart:style-name="ch4" chartooo:axis-type="auto">
            <chartooo:date-scale/>
            <chart:categories table:cell-range-address="'Q2-c'.A2:'Q2-c'.B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2-c'.A3:'Q2-c'.B3" loext:label-string="&quot;Moy poids hommes&quot;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 poids hommes</text:p>
              </table:table-cell>
            </table:table-row>
          </table:table-header-rows>
          <table:table-rows>
            <table:table-row>
              <table:table-cell office:value-type="string">
                <text:p>Non médaillé</text:p>
                <draw:g>
                  <svg:desc>'Q2-c'.A2:'Q2-c'.B2</svg:desc>
                </draw:g>
              </table:table-cell>
              <table:table-cell office:value-type="float" office:value="77">
                <text:p>77</text:p>
                <draw:g>
                  <svg:desc>'Q2-c'.A3:'Q2-c'.B3</svg:desc>
                </draw:g>
              </table:table-cell>
            </table:table-row>
            <table:table-row>
              <table:table-cell office:value-type="string">
                <text:p>Médaillé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3cm" svg:height="9.138cm" xlink:href=".." xlink:type="simple" chart:class="chart:bar" chart:style-name="ch1">
        <chart:legend chart:legend-position="end" svg:x="0.068cm" svg:y="0.137cm" style:legend-expansion="custom" svg:width="3.816cm" svg:height="0.554cm" style:legend-expansion-aspect-ratio="6.88808664259928" chart:style-name="ch2"/>
        <chart:plot-area chart:style-name="ch3" table:cell-range-address="'Q2-c'.E2:'Q2-c'.F3" chart:data-source-has-labels="both" svg:x="0.296cm" svg:y="0.837cm" svg:width="7.971cm" svg:height="8.253cm">
          <chart:coordinate-region svg:x="1.235cm" svg:y="1.032cm" svg:width="7.032cm" svg:height="7.419cm"/>
          <chart:axis chart:dimension="x" chart:name="primary-x" chart:style-name="ch4" chartooo:axis-type="auto">
            <chartooo:date-scale/>
            <chart:categories table:cell-range-address="'Q2-c'.E2:'Q2-c'.F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2-c'.E3:'Q2-c'.F3" loext:label-string="&quot;Moy poids femmes&quot;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 poids femmes</text:p>
              </table:table-cell>
            </table:table-row>
          </table:table-header-rows>
          <table:table-rows>
            <table:table-row>
              <table:table-cell office:value-type="string">
                <text:p>Non médaillé</text:p>
                <draw:g>
                  <svg:desc>'Q2-c'.E2:'Q2-c'.F2</svg:desc>
                </draw:g>
              </table:table-cell>
              <table:table-cell office:value-type="float" office:value="61">
                <text:p>61</text:p>
                <draw:g>
                  <svg:desc>'Q2-c'.E3:'Q2-c'.F3</svg:desc>
                </draw:g>
              </table:table-cell>
            </table:table-row>
            <table:table-row>
              <table:table-cell office:value-type="string">
                <text:p>Médaillé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69cm" svg:height="9.013cm" xlink:href=".." xlink:type="simple" chart:class="chart:bar" chart:style-name="ch1">
        <chart:legend chart:legend-position="end" svg:x="0.191cm" svg:y="0.299cm" style:legend-expansion="custom" svg:width="2.757cm" svg:height="0.59cm" style:legend-expansion-aspect-ratio="4.6728813559322" chart:style-name="ch2"/>
        <chart:plot-area chart:style-name="ch3" table:cell-range-address="'Q3-a'.A3:'Q3-a'.B17 'Q3-a'.B2:'Q3-a'.B2" chart:data-source-has-labels="both" svg:x="0.178cm" svg:y="0.978cm" svg:width="10.986cm" svg:height="7.846cm">
          <chart:coordinate-region svg:x="1.205cm" svg:y="1.173cm" svg:width="9.959cm" svg:height="5.742cm"/>
          <chart:axis chart:dimension="x" chart:name="primary-x" chart:style-name="ch4" chartooo:axis-type="auto">
            <chartooo:date-scale/>
            <chart:categories table:cell-range-address="'Q3-a'.A3:'Q3-a'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Q3-a'.B3:'Q3-a'.B17" chart:label-cell-address="'Q3-a'.B2:'Q3-a'.B2" chart:class="chart:b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médaille</text:p>
                <draw:g>
                  <svg:desc>'Q3-a'.B2:'Q3-a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A</text:p>
                <draw:g>
                  <svg:desc>'Q3-a'.A3:'Q3-a'.A17</svg:desc>
                </draw:g>
              </table:table-cell>
              <table:table-cell office:value-type="float" office:value="4667">
                <text:p>4667</text:p>
                <draw:g>
                  <svg:desc>'Q3-a'.B3:'Q3-a'.B17</svg:desc>
                </draw:g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3234">
                <text:p>3234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893">
                <text:p>8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00" chart:maximum="6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6cm" svg:height="8.356cm" xlink:href=".." xlink:type="simple" chart:class="chart:line" chart:style-name="ch1">
        <chart:title svg:x="4.982cm" svg:y="0.303cm" chart:style-name="ch2">
          <text:p>Summer</text:p>
        </chart:title>
        <chart:legend chart:legend-position="end" svg:x="8.235cm" svg:y="1.628cm" style:legend-expansion="custom" svg:width="3.092cm" svg:height="2.366cm" style:legend-expansion-aspect-ratio="1.30684699915469" chart:style-name="ch3"/>
        <chart:plot-area chart:style-name="ch4" table:cell-range-address="'Q3-b1'.B3:'Q3-b1'.G9 'Q3-b1'.C2:'Q3-b1'.G2" chart:data-source-has-labels="both" svg:x="0.237cm" svg:y="1.275cm" svg:width="8.084cm" svg:height="6.914cm">
          <chart:coordinate-region svg:x="1.07cm" svg:y="1.47cm" svg:width="6.861cm" svg:height="6.08cm"/>
          <chart:axis chart:dimension="x" chart:name="primary-x" chart:style-name="ch5" chartooo:axis-type="auto">
            <chartooo:date-scale/>
            <chart:categories table:cell-range-address="'Q3-b1'.B3:'Q3-b1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1'.C3:'Q3-b1'.C9" chart:label-cell-address="'Q3-b1'.C2:'Q3-b1'.C2" chart:class="chart:line">
            <chart:data-point chart:repeated="7"/>
          </chart:series>
          <chart:series chart:style-name="ch9" chart:values-cell-range-address="'Q3-b1'.D3:'Q3-b1'.D9" chart:label-cell-address="'Q3-b1'.D2:'Q3-b1'.D2" chart:class="chart:line">
            <chart:data-point chart:repeated="7"/>
          </chart:series>
          <chart:series chart:style-name="ch10" chart:values-cell-range-address="'Q3-b1'.E3:'Q3-b1'.E9" chart:label-cell-address="'Q3-b1'.E2:'Q3-b1'.E2" chart:class="chart:line">
            <chart:data-point chart:repeated="7"/>
          </chart:series>
          <chart:series chart:style-name="ch11" chart:values-cell-range-address="'Q3-b1'.F3:'Q3-b1'.F9" chart:label-cell-address="'Q3-b1'.F2:'Q3-b1'.F2" chart:class="chart:line">
            <chart:data-point chart:repeated="7"/>
          </chart:series>
          <chart:series chart:style-name="ch12" chart:values-cell-range-address="'Q3-b1'.G3:'Q3-b1'.G9" chart:label-cell-address="'Q3-b1'.G2:'Q3-b1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1'.C2:'Q3-b1'.C2</svg:desc>
                </draw:g>
              </table:table-cell>
              <table:table-cell office:value-type="string">
                <text:p>China</text:p>
                <draw:g>
                  <svg:desc>'Q3-b1'.D2:'Q3-b1'.D2</svg:desc>
                </draw:g>
              </table:table-cell>
              <table:table-cell office:value-type="string">
                <text:p>France</text:p>
                <draw:g>
                  <svg:desc>'Q3-b1'.E2:'Q3-b1'.E2</svg:desc>
                </draw:g>
              </table:table-cell>
              <table:table-cell office:value-type="string">
                <text:p>South Korea</text:p>
                <draw:g>
                  <svg:desc>'Q3-b1'.F2:'Q3-b1'.F2</svg:desc>
                </draw:g>
              </table:table-cell>
              <table:table-cell office:value-type="string">
                <text:p>USA</text:p>
                <draw:g>
                  <svg:desc>'Q3-b1'.G2:'Q3-b1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1'.B3:'Q3-b1'.B9</svg:desc>
                </draw:g>
              </table:table-cell>
              <table:table-cell office:value-type="float" office:value="279">
                <text:p>279</text:p>
                <draw:g>
                  <svg:desc>'Q3-b1'.C3:'Q3-b1'.C9</svg:desc>
                </draw:g>
              </table:table-cell>
              <table:table-cell office:value-type="float" office:value="282">
                <text:p>282</text:p>
                <draw:g>
                  <svg:desc>'Q3-b1'.D3:'Q3-b1'.D9</svg:desc>
                </draw:g>
              </table:table-cell>
              <table:table-cell office:value-type="float" office:value="339">
                <text:p>339</text:p>
                <draw:g>
                  <svg:desc>'Q3-b1'.E3:'Q3-b1'.E9</svg:desc>
                </draw:g>
              </table:table-cell>
              <table:table-cell office:value-type="float" office:value="226">
                <text:p>226</text:p>
                <draw:g>
                  <svg:desc>'Q3-b1'.F3:'Q3-b1'.F9</svg:desc>
                </draw:g>
              </table:table-cell>
              <table:table-cell office:value-type="float" office:value="545">
                <text:p>545</text:p>
                <draw:g>
                  <svg:desc>'Q3-b1'.G3:'Q3-b1'.G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17">
                <text:p>417</text:p>
              </table:table-cell>
              <table:table-cell office:value-type="float" office:value="317">
                <text:p>317</text:p>
              </table:table-cell>
              <table:table-cell office:value-type="float" office:value="299">
                <text:p>299</text:p>
              </table:table-cell>
              <table:table-cell office:value-type="float" office:value="303">
                <text:p>303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17">
                <text:p>617</text:p>
              </table:table-cell>
              <table:table-cell office:value-type="float" office:value="302">
                <text:p>302</text:p>
              </table:table-cell>
              <table:table-cell office:value-type="float" office:value="336">
                <text:p>336</text:p>
              </table:table-cell>
              <table:table-cell office:value-type="float" office:value="281">
                <text:p>281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70">
                <text:p>470</text:p>
              </table:table-cell>
              <table:table-cell office:value-type="float" office:value="415">
                <text:p>415</text:p>
              </table:table-cell>
              <table:table-cell office:value-type="float" office:value="308">
                <text:p>308</text:p>
              </table:table-cell>
              <table:table-cell office:value-type="float" office:value="264">
                <text:p>26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32">
                <text:p>432</text:p>
              </table:table-cell>
              <table:table-cell office:value-type="float" office:value="633">
                <text:p>633</text:p>
              </table:table-cell>
              <table:table-cell office:value-type="float" office:value="309">
                <text:p>309</text:p>
              </table:table-cell>
              <table:table-cell office:value-type="float" office:value="265">
                <text:p>265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05">
                <text:p>405</text:p>
              </table:table-cell>
              <table:table-cell office:value-type="float" office:value="416">
                <text:p>416</text:p>
              </table:table-cell>
              <table:table-cell office:value-type="float" office:value="324">
                <text:p>324</text:p>
              </table:table-cell>
              <table:table-cell office:value-type="float" office:value="250">
                <text:p>2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420">
                <text:p>420</text:p>
              </table:table-cell>
              <table:table-cell office:value-type="float" office:value="429">
                <text:p>429</text:p>
              </table:table-cell>
              <table:table-cell office:value-type="float" office:value="392">
                <text:p>392</text:p>
              </table:table-cell>
              <table:table-cell office:value-type="float" office:value="207">
                <text:p>207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0" chart:maximum="2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82cm" svg:height="8.266cm" xlink:href=".." xlink:type="simple" chart:class="chart:line" chart:style-name="ch1">
        <chart:title svg:x="5.096cm" svg:y="0.301cm" chart:style-name="ch2">
          <text:p>Winter</text:p>
        </chart:title>
        <chart:legend chart:legend-position="end" svg:x="8.201cm" svg:y="1.597cm" style:legend-expansion="custom" svg:width="3.092cm" svg:height="2.55cm" style:legend-expansion-aspect-ratio="1.21254901960784" chart:style-name="ch3"/>
        <chart:plot-area chart:style-name="ch4" table:cell-range-address="'Q3-b1'.B10:'Q3-b1'.G16 'Q3-b1'.C2:'Q3-b1'.G2" chart:data-source-has-labels="both" svg:x="0.233cm" svg:y="1.271cm" svg:width="7.914cm" svg:height="6.83cm">
          <chart:coordinate-region svg:x="1.066cm" svg:y="1.271cm" svg:width="6.691cm" svg:height="6.191cm"/>
          <chart:axis chart:dimension="x" chart:name="primary-x" chart:style-name="ch5" chartooo:axis-type="auto">
            <chartooo:date-scale/>
            <chart:categories table:cell-range-address="'Q3-b1'.B10:'Q3-b1'.B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1'.C10:'Q3-b1'.C16" chart:label-cell-address="'Q3-b1'.C2:'Q3-b1'.C2" chart:class="chart:line">
            <chart:data-point chart:repeated="7"/>
          </chart:series>
          <chart:series chart:style-name="ch9" chart:values-cell-range-address="'Q3-b1'.D10:'Q3-b1'.D16" chart:label-cell-address="'Q3-b1'.D2:'Q3-b1'.D2" chart:class="chart:line">
            <chart:data-point chart:repeated="7"/>
          </chart:series>
          <chart:series chart:style-name="ch10" chart:values-cell-range-address="'Q3-b1'.E10:'Q3-b1'.E16" chart:label-cell-address="'Q3-b1'.E2:'Q3-b1'.E2" chart:class="chart:line">
            <chart:data-point chart:repeated="7"/>
          </chart:series>
          <chart:series chart:style-name="ch11" chart:values-cell-range-address="'Q3-b1'.F10:'Q3-b1'.F16" chart:label-cell-address="'Q3-b1'.F2:'Q3-b1'.F2" chart:class="chart:line">
            <chart:data-point chart:repeated="7"/>
          </chart:series>
          <chart:series chart:style-name="ch12" chart:values-cell-range-address="'Q3-b1'.G10:'Q3-b1'.G16" chart:label-cell-address="'Q3-b1'.G2:'Q3-b1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1'.C2:'Q3-b1'.C2</svg:desc>
                </draw:g>
              </table:table-cell>
              <table:table-cell office:value-type="string">
                <text:p>China</text:p>
                <draw:g>
                  <svg:desc>'Q3-b1'.D2:'Q3-b1'.D2</svg:desc>
                </draw:g>
              </table:table-cell>
              <table:table-cell office:value-type="string">
                <text:p>France</text:p>
                <draw:g>
                  <svg:desc>'Q3-b1'.E2:'Q3-b1'.E2</svg:desc>
                </draw:g>
              </table:table-cell>
              <table:table-cell office:value-type="string">
                <text:p>South Korea</text:p>
                <draw:g>
                  <svg:desc>'Q3-b1'.F2:'Q3-b1'.F2</svg:desc>
                </draw:g>
              </table:table-cell>
              <table:table-cell office:value-type="string">
                <text:p>USA</text:p>
                <draw:g>
                  <svg:desc>'Q3-b1'.G2:'Q3-b1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1'.B10:'Q3-b1'.B16</svg:desc>
                </draw:g>
              </table:table-cell>
              <table:table-cell office:value-type="float" office:value="22">
                <text:p>22</text:p>
                <draw:g>
                  <svg:desc>'Q3-b1'.C10:'Q3-b1'.C16</svg:desc>
                </draw:g>
              </table:table-cell>
              <table:table-cell office:value-type="float" office:value="32">
                <text:p>32</text:p>
                <draw:g>
                  <svg:desc>'Q3-b1'.D10:'Q3-b1'.D16</svg:desc>
                </draw:g>
              </table:table-cell>
              <table:table-cell office:value-type="float" office:value="109">
                <text:p>109</text:p>
                <draw:g>
                  <svg:desc>'Q3-b1'.E10:'Q3-b1'.E16</svg:desc>
                </draw:g>
              </table:table-cell>
              <table:table-cell office:value-type="float" office:value="23">
                <text:p>23</text:p>
                <draw:g>
                  <svg:desc>'Q3-b1'.F10:'Q3-b1'.F16</svg:desc>
                </draw:g>
              </table:table-cell>
              <table:table-cell office:value-type="float" office:value="148">
                <text:p>148</text:p>
                <draw:g>
                  <svg:desc>'Q3-b1'.G10:'Q3-b1'.G16</svg:desc>
                </draw:g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8">
                <text:p>98</text:p>
              </table:table-cell>
              <table:table-cell office:value-type="float" office:value="21">
                <text:p>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06">
                <text:p>106</text:p>
              </table:table-cell>
              <table:table-cell office:value-type="float" office:value="37">
                <text:p>3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0">
                <text:p>40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0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07">
                <text:p>107</text:p>
              </table:table-cell>
              <table:table-cell office:value-type="float" office:value="71">
                <text:p>71</text:p>
              </table:table-cell>
              <table:table-cell office:value-type="float" office:value="222">
                <text:p>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5" chart:maximum="3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86cm" svg:height="8.356cm" xlink:href=".." xlink:type="simple" chart:class="chart:line" chart:style-name="ch1">
        <chart:title svg:x="4.982cm" svg:y="0.303cm" chart:style-name="ch2">
          <text:p>Summer</text:p>
        </chart:title>
        <chart:legend chart:legend-position="end" svg:x="8.235cm" svg:y="1.628cm" style:legend-expansion="custom" svg:width="3.092cm" svg:height="2.366cm" style:legend-expansion-aspect-ratio="1.30684699915469" chart:style-name="ch3"/>
        <chart:plot-area chart:style-name="ch4" table:cell-range-address="'Q3-b2'.B3:'Q3-b2'.G9 'Q3-b2'.C2:'Q3-b2'.G2" chart:data-source-has-labels="both" svg:x="0.237cm" svg:y="1.275cm" svg:width="8.084cm" svg:height="6.914cm">
          <chart:coordinate-region svg:x="1.07cm" svg:y="1.471cm" svg:width="6.861cm" svg:height="6.079cm"/>
          <chart:axis chart:dimension="x" chart:name="primary-x" chart:style-name="ch5" chartooo:axis-type="auto">
            <chartooo:date-scale/>
            <chart:categories table:cell-range-address="'Q3-b2'.B3:'Q3-b2'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Q3-b2'.C3:'Q3-b2'.C9" chart:label-cell-address="'Q3-b2'.C2:'Q3-b2'.C2" chart:class="chart:line">
            <chart:data-point chart:repeated="7"/>
          </chart:series>
          <chart:series chart:style-name="ch9" chart:values-cell-range-address="'Q3-b2'.D3:'Q3-b2'.D9" chart:label-cell-address="'Q3-b2'.D2:'Q3-b2'.D2" chart:class="chart:line">
            <chart:data-point chart:repeated="7"/>
          </chart:series>
          <chart:series chart:style-name="ch10" chart:values-cell-range-address="'Q3-b2'.E3:'Q3-b2'.E9" chart:label-cell-address="'Q3-b2'.E2:'Q3-b2'.E2" chart:class="chart:line">
            <chart:data-point chart:repeated="7"/>
          </chart:series>
          <chart:series chart:style-name="ch11" chart:values-cell-range-address="'Q3-b2'.F3:'Q3-b2'.F9" chart:label-cell-address="'Q3-b2'.F2:'Q3-b2'.F2" chart:class="chart:line">
            <chart:data-point chart:repeated="7"/>
          </chart:series>
          <chart:series chart:style-name="ch12" chart:values-cell-range-address="'Q3-b2'.G3:'Q3-b2'.G9" chart:label-cell-address="'Q3-b2'.G2:'Q3-b2'.G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alia</text:p>
                <draw:g>
                  <svg:desc>'Q3-b2'.C2:'Q3-b2'.C2</svg:desc>
                </draw:g>
              </table:table-cell>
              <table:table-cell office:value-type="string">
                <text:p>China</text:p>
                <draw:g>
                  <svg:desc>'Q3-b2'.D2:'Q3-b2'.D2</svg:desc>
                </draw:g>
              </table:table-cell>
              <table:table-cell office:value-type="string">
                <text:p>France</text:p>
                <draw:g>
                  <svg:desc>'Q3-b2'.E2:'Q3-b2'.E2</svg:desc>
                </draw:g>
              </table:table-cell>
              <table:table-cell office:value-type="string">
                <text:p>South Korea</text:p>
                <draw:g>
                  <svg:desc>'Q3-b2'.F2:'Q3-b2'.F2</svg:desc>
                </draw:g>
              </table:table-cell>
              <table:table-cell office:value-type="string">
                <text:p>USA</text:p>
                <draw:g>
                  <svg:desc>'Q3-b2'.G2:'Q3-b2'.G2</svg:desc>
                </draw:g>
              </table:table-cell>
            </table:table-row>
          </table:table-header-rows>
          <table:table-rows>
            <table:table-row>
              <table:table-cell office:value-type="float" office:value="1992">
                <text:p>1992</text:p>
                <draw:g>
                  <svg:desc>'Q3-b2'.B3:'Q3-b2'.B9</svg:desc>
                </draw:g>
              </table:table-cell>
              <table:table-cell office:value-type="float" office:value="92">
                <text:p>92</text:p>
                <draw:g>
                  <svg:desc>'Q3-b2'.C3:'Q3-b2'.C9</svg:desc>
                </draw:g>
              </table:table-cell>
              <table:table-cell office:value-type="float" office:value="84">
                <text:p>84</text:p>
                <draw:g>
                  <svg:desc>'Q3-b2'.D3:'Q3-b2'.D9</svg:desc>
                </draw:g>
              </table:table-cell>
              <table:table-cell office:value-type="float" office:value="91">
                <text:p>91</text:p>
                <draw:g>
                  <svg:desc>'Q3-b2'.E3:'Q3-b2'.E9</svg:desc>
                </draw:g>
              </table:table-cell>
              <table:table-cell office:value-type="float" office:value="65">
                <text:p>65</text:p>
                <draw:g>
                  <svg:desc>'Q3-b2'.F3:'Q3-b2'.F9</svg:desc>
                </draw:g>
              </table:table-cell>
              <table:table-cell office:value-type="float" office:value="231">
                <text:p>231</text:p>
                <draw:g>
                  <svg:desc>'Q3-b2'.G3:'Q3-b2'.G9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6">
                <text:p>156</text:p>
              </table:table-cell>
              <table:table-cell office:value-type="float" office:value="114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84">
                <text:p>8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2">
                <text:p>202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8">
                <text:p>9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98">
                <text:p>198</text:p>
              </table:table-cell>
              <table:table-cell office:value-type="float" office:value="144">
                <text:p>144</text:p>
              </table:table-cell>
              <table:table-cell office:value-type="float" office:value="94">
                <text:p>94</text:p>
              </table:table-cell>
              <table:table-cell office:value-type="float" office:value="69">
                <text:p>69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76">
                <text:p>176</text:p>
              </table:table-cell>
              <table:table-cell office:value-type="float" office:value="186">
                <text:p>186</text:p>
              </table:table-cell>
              <table:table-cell office:value-type="float" office:value="109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21">
                <text:p>121</text:p>
              </table:table-cell>
              <table:table-cell office:value-type="float" office:value="75">
                <text:p>7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10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113">
                <text:p>113</text:p>
              </table:table-cell>
              <table:table-cell office:value-type="float" office:value="40">
                <text:p>40</text:p>
              </table:table-cell>
              <table:table-cell office:value-type="float" office:value="249">
                <text:p>2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